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5_05_2014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1015" table:default-cell-style-name="ce5"/>
        <table:table-row table:style-name="ro1">
          <table:table-cell table:style-name="ce1" office:value-type="string">
            <text:p>Amount of simulation for avg:</text:p>
          </table:table-cell>
          <table:table-cell table:number-columns-repeated="2"/>
          <table:table-cell table:style-name="ce7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7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7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>
            <draw:frame table:end-cell-address="25_05_2014.Q25" table:end-x="0.2193in" table:end-y="0.0732in" draw:z-index="0" draw:style-name="gr1" draw:text-style-name="P1" svg:width="6.3in" svg:height="3.535in" svg:x="0.1425in" svg:y="0.0945in">
              <draw:object draw:notify-on-update-of-ranges="25_05_2014.A6:25_05_2014.A27 25_05_2014.B5:25_05_2014.B5 25_05_2014.B6:25_05_2014.B27 25_05_2014.C5:25_05_2014.C5 25_05_2014.C6:25_05_2014.C27 25_05_2014.D5:25_05_2014.D5 25_05_2014.D6:25_05_2014.D27 25_05_2014.E5:25_05_2014.E5 25_05_2014.E6:25_05_2014.E27 25_05_2014.F5:25_05_2014.F5 25_05_2014.F6:25_05_2014.F27 25_05_2014.G5:25_05_2014.G5 25_05_2014.G6:25_05_2014.G27 25_05_2014.H5:25_05_2014.H5 25_05_2014.H6:25_05_2014.H27 25_05_2014.I5:25_05_2014.I5 25_05_2014.I6:25_05_2014.I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float" office:value="0.049080352">
            <text:p>0.049080352</text:p>
          </table:table-cell>
          <table:table-cell table:style-name="ce6" office:value-type="float" office:value="0.025226133">
            <text:p>0.025226133</text:p>
          </table:table-cell>
          <table:table-cell office:value-type="float" office:value="0.016517565">
            <text:p>0.016517565</text:p>
          </table:table-cell>
          <table:table-cell office:value-type="float" office:value="0.01792044">
            <text:p>0.01792044</text:p>
          </table:table-cell>
          <table:table-cell table:style-name="Default" office:value-type="float" office:value="0.012026775">
            <text:p>0.012026775</text:p>
          </table:table-cell>
          <table:table-cell table:style-name="Default" office:value-type="float" office:value="0.011239464">
            <text:p>0.011239464</text:p>
          </table:table-cell>
          <table:table-cell table:style-name="ce5" office:value-type="float" office:value="0.011138153">
            <text:p>0.011138153</text:p>
          </table:table-cell>
          <table:table-cell table:style-name="ce5" office:value-type="float" office:value="0.010791283">
            <text:p>0.01079128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float" office:value="0.040623587">
            <text:p>0.040623587</text:p>
          </table:table-cell>
          <table:table-cell table:style-name="ce6" office:value-type="float" office:value="0.021709237">
            <text:p>0.021709237</text:p>
          </table:table-cell>
          <table:table-cell office:value-type="float" office:value="0.01552156">
            <text:p>0.01552156</text:p>
          </table:table-cell>
          <table:table-cell office:value-type="float" office:value="0.012249155">
            <text:p>0.012249155</text:p>
          </table:table-cell>
          <table:table-cell table:style-name="Default" office:value-type="float" office:value="0.011421131">
            <text:p>0.011421131</text:p>
          </table:table-cell>
          <table:table-cell table:style-name="Default" office:value-type="float" office:value="0.011014561">
            <text:p>0.011014561</text:p>
          </table:table-cell>
          <table:table-cell table:style-name="ce5" office:value-type="float" office:value="0.010292468">
            <text:p>0.010292468</text:p>
          </table:table-cell>
          <table:table-cell table:style-name="ce5" office:value-type="float" office:value="0.00988547">
            <text:p>0.0098854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0.043550321">
            <text:p>0.043550321</text:p>
          </table:table-cell>
          <table:table-cell table:style-name="ce6" office:value-type="float" office:value="0.020574031">
            <text:p>0.020574031</text:p>
          </table:table-cell>
          <table:table-cell office:value-type="float" office:value="0.014866181">
            <text:p>0.014866181</text:p>
          </table:table-cell>
          <table:table-cell office:value-type="float" office:value="0.012211222">
            <text:p>0.012211222</text:p>
          </table:table-cell>
          <table:table-cell table:style-name="Default" office:value-type="float" office:value="0.010968674">
            <text:p>0.010968674</text:p>
          </table:table-cell>
          <table:table-cell table:style-name="Default" office:value-type="float" office:value="0.013347626">
            <text:p>0.013347626</text:p>
          </table:table-cell>
          <table:table-cell table:style-name="ce5" office:value-type="float" office:value="0.011121346">
            <text:p>0.011121346</text:p>
          </table:table-cell>
          <table:table-cell table:style-name="ce5" office:value-type="float" office:value="0.010570999">
            <text:p>0.01057099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float" office:value="0.03961873">
            <text:p>0.03961873</text:p>
          </table:table-cell>
          <table:table-cell table:style-name="ce6" office:value-type="float" office:value="0.022734195">
            <text:p>0.022734195</text:p>
          </table:table-cell>
          <table:table-cell office:value-type="float" office:value="0.017000942">
            <text:p>0.017000942</text:p>
          </table:table-cell>
          <table:table-cell office:value-type="float" office:value="0.01263323">
            <text:p>0.01263323</text:p>
          </table:table-cell>
          <table:table-cell table:style-name="Default" office:value-type="float" office:value="0.011738536">
            <text:p>0.011738536</text:p>
          </table:table-cell>
          <table:table-cell table:style-name="Default" office:value-type="float" office:value="0.011223727">
            <text:p>0.011223727</text:p>
          </table:table-cell>
          <table:table-cell table:style-name="ce5" office:value-type="float" office:value="0.011031026">
            <text:p>0.011031026</text:p>
          </table:table-cell>
          <table:table-cell table:style-name="ce5" office:value-type="float" office:value="0.010626851">
            <text:p>0.01062685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float" office:value="0.040227024">
            <text:p>0.040227024</text:p>
          </table:table-cell>
          <table:table-cell table:style-name="ce6" office:value-type="float" office:value="0.021754954">
            <text:p>0.021754954</text:p>
          </table:table-cell>
          <table:table-cell office:value-type="float" office:value="0.01568424">
            <text:p>0.01568424</text:p>
          </table:table-cell>
          <table:table-cell office:value-type="float" office:value="0.012999644">
            <text:p>0.012999644</text:p>
          </table:table-cell>
          <table:table-cell table:style-name="Default" office:value-type="float" office:value="0.012679802">
            <text:p>0.012679802</text:p>
          </table:table-cell>
          <table:table-cell table:style-name="Default" office:value-type="float" office:value="0.012007445">
            <text:p>0.012007445</text:p>
          </table:table-cell>
          <table:table-cell table:style-name="ce5" office:value-type="float" office:value="0.011392051">
            <text:p>0.011392051</text:p>
          </table:table-cell>
          <table:table-cell table:style-name="ce5" office:value-type="float" office:value="0.013055624">
            <text:p>0.01305562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float" office:value="0.04184116">
            <text:p>0.04184116</text:p>
          </table:table-cell>
          <table:table-cell table:style-name="ce6" office:value-type="float" office:value="0.022116406">
            <text:p>0.022116406</text:p>
          </table:table-cell>
          <table:table-cell office:value-type="float" office:value="0.016069469">
            <text:p>0.016069469</text:p>
          </table:table-cell>
          <table:table-cell office:value-type="float" office:value="0.014269689">
            <text:p>0.014269689</text:p>
          </table:table-cell>
          <table:table-cell table:style-name="Default" office:value-type="float" office:value="0.013356179">
            <text:p>0.013356179</text:p>
          </table:table-cell>
          <table:table-cell table:style-name="Default" office:value-type="float" office:value="0.013109636">
            <text:p>0.013109636</text:p>
          </table:table-cell>
          <table:table-cell table:style-name="ce5" office:value-type="float" office:value="0.011896554">
            <text:p>0.011896554</text:p>
          </table:table-cell>
          <table:table-cell table:style-name="ce5" office:value-type="float" office:value="0.011402144">
            <text:p>0.01140214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float" office:value="0.043495453">
            <text:p>0.043495453</text:p>
          </table:table-cell>
          <table:table-cell table:style-name="ce6" office:value-type="float" office:value="0.025782724">
            <text:p>0.025782724</text:p>
          </table:table-cell>
          <table:table-cell office:value-type="float" office:value="0.016690979">
            <text:p>0.016690979</text:p>
          </table:table-cell>
          <table:table-cell office:value-type="float" office:value="0.013545929">
            <text:p>0.013545929</text:p>
          </table:table-cell>
          <table:table-cell table:style-name="Default" office:value-type="float" office:value="0.013569407">
            <text:p>0.013569407</text:p>
          </table:table-cell>
          <table:table-cell table:style-name="Default" office:value-type="float" office:value="0.012623437">
            <text:p>0.012623437</text:p>
          </table:table-cell>
          <table:table-cell table:style-name="ce5" office:value-type="float" office:value="0.012283281">
            <text:p>0.012283281</text:p>
          </table:table-cell>
          <table:table-cell table:style-name="ce5" office:value-type="float" office:value="0.01301675">
            <text:p>0.0130167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office:value-type="float" office:value="0.043893641">
            <text:p>0.043893641</text:p>
          </table:table-cell>
          <table:table-cell table:style-name="ce6" office:value-type="float" office:value="0.024320533">
            <text:p>0.024320533</text:p>
          </table:table-cell>
          <table:table-cell office:value-type="float" office:value="0.017249452">
            <text:p>0.017249452</text:p>
          </table:table-cell>
          <table:table-cell office:value-type="float" office:value="0.013426913">
            <text:p>0.013426913</text:p>
          </table:table-cell>
          <table:table-cell table:style-name="Default" office:value-type="float" office:value="0.013271717">
            <text:p>0.013271717</text:p>
          </table:table-cell>
          <table:table-cell table:style-name="Default" office:value-type="float" office:value="0.012779231">
            <text:p>0.012779231</text:p>
          </table:table-cell>
          <table:table-cell table:style-name="ce5" office:value-type="float" office:value="0.012475896">
            <text:p>0.012475896</text:p>
          </table:table-cell>
          <table:table-cell table:style-name="ce5" office:value-type="float" office:value="0.011972035">
            <text:p>0.01197203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8">
            <text:p>18</text:p>
          </table:table-cell>
          <table:table-cell office:value-type="float" office:value="0.044213483">
            <text:p>0.044213483</text:p>
          </table:table-cell>
          <table:table-cell table:style-name="ce6" office:value-type="float" office:value="0.02512542">
            <text:p>0.02512542</text:p>
          </table:table-cell>
          <table:table-cell office:value-type="float" office:value="0.017948794">
            <text:p>0.017948794</text:p>
          </table:table-cell>
          <table:table-cell office:value-type="float" office:value="0.014162691">
            <text:p>0.014162691</text:p>
          </table:table-cell>
          <table:table-cell table:style-name="Default" office:value-type="float" office:value="0.013501495">
            <text:p>0.013501495</text:p>
          </table:table-cell>
          <table:table-cell table:style-name="Default" office:value-type="float" office:value="0.013124219">
            <text:p>0.013124219</text:p>
          </table:table-cell>
          <table:table-cell table:style-name="ce5" office:value-type="float" office:value="0.012587001">
            <text:p>0.012587001</text:p>
          </table:table-cell>
          <table:table-cell table:style-name="ce5" office:value-type="float" office:value="0.012812374">
            <text:p>0.01281237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float" office:value="0.046694729">
            <text:p>0.046694729</text:p>
          </table:table-cell>
          <table:table-cell office:value-type="float" office:value="0.024481716">
            <text:p>0.024481716</text:p>
          </table:table-cell>
          <table:table-cell office:value-type="float" office:value="0.018596604">
            <text:p>0.018596604</text:p>
          </table:table-cell>
          <table:table-cell office:value-type="float" office:value="0.01431857">
            <text:p>0.01431857</text:p>
          </table:table-cell>
          <table:table-cell table:style-name="Default" office:value-type="float" office:value="0.01384426">
            <text:p>0.01384426</text:p>
          </table:table-cell>
          <table:table-cell table:style-name="Default" office:value-type="float" office:value="0.013877018">
            <text:p>0.013877018</text:p>
          </table:table-cell>
          <table:table-cell table:style-name="ce5" office:value-type="float" office:value="0.013226643">
            <text:p>0.013226643</text:p>
          </table:table-cell>
          <table:table-cell table:style-name="ce5" office:value-type="float" office:value="0.012758319">
            <text:p>0.01275831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office:value-type="float" office:value="0.047310764">
            <text:p>0.047310764</text:p>
          </table:table-cell>
          <table:table-cell office:value-type="float" office:value="0.025709168">
            <text:p>0.025709168</text:p>
          </table:table-cell>
          <table:table-cell office:value-type="float" office:value="0.01860537">
            <text:p>0.01860537</text:p>
          </table:table-cell>
          <table:table-cell office:value-type="float" office:value="0.014502547">
            <text:p>0.014502547</text:p>
          </table:table-cell>
          <table:table-cell table:style-name="Default" office:value-type="float" office:value="0.014681606">
            <text:p>0.014681606</text:p>
          </table:table-cell>
          <table:table-cell table:style-name="Default" office:value-type="float" office:value="0.014426254">
            <text:p>0.014426254</text:p>
          </table:table-cell>
          <table:table-cell table:style-name="ce5" office:value-type="float" office:value="0.013501068">
            <text:p>0.013501068</text:p>
          </table:table-cell>
          <table:table-cell table:style-name="ce5" office:value-type="float" office:value="0.013221468">
            <text:p>0.01322146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office:value-type="float" office:value="0.049451855">
            <text:p>0.049451855</text:p>
          </table:table-cell>
          <table:table-cell office:value-type="float" office:value="0.026404147">
            <text:p>0.026404147</text:p>
          </table:table-cell>
          <table:table-cell office:value-type="float" office:value="0.019016431">
            <text:p>0.019016431</text:p>
          </table:table-cell>
          <table:table-cell office:value-type="float" office:value="0.015587504">
            <text:p>0.015587504</text:p>
          </table:table-cell>
          <table:table-cell table:style-name="Default" office:value-type="float" office:value="0.014903601">
            <text:p>0.014903601</text:p>
          </table:table-cell>
          <table:table-cell table:style-name="Default" office:value-type="float" office:value="0.014293767">
            <text:p>0.014293767</text:p>
          </table:table-cell>
          <table:table-cell table:style-name="ce5" office:value-type="float" office:value="0.01404252">
            <text:p>0.01404252</text:p>
          </table:table-cell>
          <table:table-cell table:style-name="ce5" office:value-type="float" office:value="0.014556731">
            <text:p>0.01455673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float" office:value="0.05106907">
            <text:p>0.05106907</text:p>
          </table:table-cell>
          <table:table-cell office:value-type="float" office:value="0.027391728">
            <text:p>0.027391728</text:p>
          </table:table-cell>
          <table:table-cell office:value-type="float" office:value="0.019601204">
            <text:p>0.019601204</text:p>
          </table:table-cell>
          <table:table-cell office:value-type="float" office:value="0.015349429">
            <text:p>0.015349429</text:p>
          </table:table-cell>
          <table:table-cell table:style-name="Default" office:value-type="float" office:value="0.015359222">
            <text:p>0.015359222</text:p>
          </table:table-cell>
          <table:table-cell table:style-name="Default" office:value-type="float" office:value="0.014774492">
            <text:p>0.014774492</text:p>
          </table:table-cell>
          <table:table-cell table:style-name="ce5" office:value-type="float" office:value="0.014367708">
            <text:p>0.014367708</text:p>
          </table:table-cell>
          <table:table-cell table:style-name="ce5" office:value-type="float" office:value="0.014259768">
            <text:p>0.01425976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float" office:value="0.05293783">
            <text:p>0.05293783</text:p>
          </table:table-cell>
          <table:table-cell office:value-type="float" office:value="0.029526318">
            <text:p>0.029526318</text:p>
          </table:table-cell>
          <table:table-cell office:value-type="float" office:value="0.021319645">
            <text:p>0.021319645</text:p>
          </table:table-cell>
          <table:table-cell office:value-type="float" office:value="0.016194302">
            <text:p>0.016194302</text:p>
          </table:table-cell>
          <table:table-cell table:style-name="Default" office:value-type="float" office:value="0.016179505">
            <text:p>0.016179505</text:p>
          </table:table-cell>
          <table:table-cell table:style-name="Default" office:value-type="float" office:value="0.015743128">
            <text:p>0.015743128</text:p>
          </table:table-cell>
          <table:table-cell table:style-name="ce5" office:value-type="float" office:value="0.015013037">
            <text:p>0.015013037</text:p>
          </table:table-cell>
          <table:table-cell table:style-name="ce5" office:value-type="float" office:value="0.014700251">
            <text:p>0.01470025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float" office:value="0.053291372">
            <text:p>0.053291372</text:p>
          </table:table-cell>
          <table:table-cell office:value-type="float" office:value="0.028250242">
            <text:p>0.028250242</text:p>
          </table:table-cell>
          <table:table-cell office:value-type="float" office:value="0.021912844">
            <text:p>0.021912844</text:p>
          </table:table-cell>
          <table:table-cell office:value-type="float" office:value="0.015944082">
            <text:p>0.015944082</text:p>
          </table:table-cell>
          <table:table-cell table:style-name="Default" office:value-type="float" office:value="0.016658691">
            <text:p>0.016658691</text:p>
          </table:table-cell>
          <table:table-cell table:style-name="Default" office:value-type="float" office:value="0.016063055">
            <text:p>0.016063055</text:p>
          </table:table-cell>
          <table:table-cell table:style-name="ce5" office:value-type="float" office:value="0.01516464">
            <text:p>0.01516464</text:p>
          </table:table-cell>
          <table:table-cell table:style-name="ce5" office:value-type="float" office:value="0.014477615">
            <text:p>0.01447761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float" office:value="0.053762432">
            <text:p>0.053762432</text:p>
          </table:table-cell>
          <table:table-cell office:value-type="float" office:value="0.029670779">
            <text:p>0.029670779</text:p>
          </table:table-cell>
          <table:table-cell office:value-type="float" office:value="0.021720014">
            <text:p>0.021720014</text:p>
          </table:table-cell>
          <table:table-cell office:value-type="float" office:value="0.016224323">
            <text:p>0.016224323</text:p>
          </table:table-cell>
          <table:table-cell table:style-name="Default" office:value-type="float" office:value="0.016070069">
            <text:p>0.016070069</text:p>
          </table:table-cell>
          <table:table-cell table:style-name="Default" office:value-type="float" office:value="0.015639122">
            <text:p>0.015639122</text:p>
          </table:table-cell>
          <table:table-cell table:style-name="ce5" office:value-type="float" office:value="0.015325053">
            <text:p>0.015325053</text:p>
          </table:table-cell>
          <table:table-cell table:style-name="ce5" office:value-type="float" office:value="0.015002132">
            <text:p>0.015002132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office:value-type="float" office:value="0.055570852">
            <text:p>0.055570852</text:p>
          </table:table-cell>
          <table:table-cell office:value-type="float" office:value="0.029449212">
            <text:p>0.029449212</text:p>
          </table:table-cell>
          <table:table-cell office:value-type="float" office:value="0.022992498">
            <text:p>0.022992498</text:p>
          </table:table-cell>
          <table:table-cell office:value-type="float" office:value="0.016906644">
            <text:p>0.016906644</text:p>
          </table:table-cell>
          <table:table-cell table:style-name="Default" office:value-type="float" office:value="0.016812347">
            <text:p>0.016812347</text:p>
          </table:table-cell>
          <table:table-cell table:style-name="Default" office:value-type="float" office:value="0.016027645">
            <text:p>0.016027645</text:p>
          </table:table-cell>
          <table:table-cell table:style-name="ce5" office:value-type="float" office:value="0.015427818">
            <text:p>0.015427818</text:p>
          </table:table-cell>
          <table:table-cell table:style-name="ce5" office:value-type="float" office:value="0.015204455">
            <text:p>0.01520445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7">
            <text:p>27</text:p>
          </table:table-cell>
          <table:table-cell office:value-type="float" office:value="0.05727612">
            <text:p>0.05727612</text:p>
          </table:table-cell>
          <table:table-cell office:value-type="float" office:value="0.031506996">
            <text:p>0.031506996</text:p>
          </table:table-cell>
          <table:table-cell office:value-type="float" office:value="0.022631558">
            <text:p>0.022631558</text:p>
          </table:table-cell>
          <table:table-cell office:value-type="float" office:value="0.017205917">
            <text:p>0.017205917</text:p>
          </table:table-cell>
          <table:table-cell table:style-name="Default" office:value-type="float" office:value="0.016780658">
            <text:p>0.016780658</text:p>
          </table:table-cell>
          <table:table-cell table:style-name="Default" office:value-type="float" office:value="0.01643011">
            <text:p>0.01643011</text:p>
          </table:table-cell>
          <table:table-cell table:style-name="ce5" office:value-type="float" office:value="0.016532063">
            <text:p>0.016532063</text:p>
          </table:table-cell>
          <table:table-cell table:style-name="ce5" office:value-type="float" office:value="0.015744496">
            <text:p>0.015744496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office:value-type="float" office:value="0.058483386">
            <text:p>0.058483386</text:p>
          </table:table-cell>
          <table:table-cell office:value-type="float" office:value="0.033518251">
            <text:p>0.033518251</text:p>
          </table:table-cell>
          <table:table-cell office:value-type="float" office:value="0.024684125">
            <text:p>0.024684125</text:p>
          </table:table-cell>
          <table:table-cell office:value-type="float" office:value="0.018281722">
            <text:p>0.018281722</text:p>
          </table:table-cell>
          <table:table-cell table:style-name="Default" office:value-type="float" office:value="0.017418033">
            <text:p>0.017418033</text:p>
          </table:table-cell>
          <table:table-cell table:style-name="Default" office:value-type="float" office:value="0.016809311">
            <text:p>0.016809311</text:p>
          </table:table-cell>
          <table:table-cell table:style-name="ce5" office:value-type="float" office:value="0.016523809">
            <text:p>0.016523809</text:p>
          </table:table-cell>
          <table:table-cell table:style-name="ce5" office:value-type="float" office:value="0.016101758">
            <text:p>0.01610175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float" office:value="0.061465843">
            <text:p>0.061465843</text:p>
          </table:table-cell>
          <table:table-cell office:value-type="float" office:value="0.032336772">
            <text:p>0.032336772</text:p>
          </table:table-cell>
          <table:table-cell office:value-type="float" office:value="0.023867221">
            <text:p>0.023867221</text:p>
          </table:table-cell>
          <table:table-cell office:value-type="float" office:value="0.018450004">
            <text:p>0.018450004</text:p>
          </table:table-cell>
          <table:table-cell table:style-name="Default" office:value-type="float" office:value="0.01810694">
            <text:p>0.01810694</text:p>
          </table:table-cell>
          <table:table-cell table:style-name="Default" office:value-type="float" office:value="0.017995536">
            <text:p>0.017995536</text:p>
          </table:table-cell>
          <table:table-cell table:style-name="ce5" office:value-type="float" office:value="0.016861955">
            <text:p>0.016861955</text:p>
          </table:table-cell>
          <table:table-cell table:style-name="ce5" office:value-type="float" office:value="0.016449953">
            <text:p>0.016449953</text:p>
          </table:table-cell>
          <table:table-cell table:style-name="ce8">
            <draw:frame table:end-cell-address="25_05_2014.P40" table:end-x="0.615in" table:end-y="0.0736in" draw:z-index="1" draw:style-name="gr1" draw:text-style-name="P1" svg:width="5.1697in" svg:height="2.5728in" svg:x="0.7791in" svg:y="0.1677in">
              <draw:object draw:notify-on-update-of-ranges="25_05_2014.A29:25_05_2014.A40 25_05_2014.B28:25_05_2014.B28 25_05_2014.B29:25_05_2014.B40 25_05_2014.C28:25_05_2014.C28 25_05_2014.C29:25_05_2014.C40 25_05_2014.D28:25_05_2014.D28 25_05_2014.D29:25_05_2014.D40 25_05_2014.E28:25_05_2014.E28 25_05_2014.E29:25_05_2014.E40 25_05_2014.F28:25_05_2014.F28 25_05_2014.F29:25_05_2014.F40 25_05_2014.G28:25_05_2014.G28 25_05_2014.G29:25_05_2014.G40 25_05_2014.H28:25_05_2014.H28 25_05_2014.H29:25_05_2014.H40 25_05_2014.I28:25_05_2014.I28 25_05_2014.I29:25_05_2014.I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office:value-type="float" office:value="0.062719852">
            <text:p>0.062719852</text:p>
          </table:table-cell>
          <table:table-cell office:value-type="float" office:value="0.035146841">
            <text:p>0.035146841</text:p>
          </table:table-cell>
          <table:table-cell office:value-type="float" office:value="0.02468344">
            <text:p>0.02468344</text:p>
          </table:table-cell>
          <table:table-cell office:value-type="float" office:value="0.019608432">
            <text:p>0.019608432</text:p>
          </table:table-cell>
          <table:table-cell table:style-name="Default" office:value-type="float" office:value="0.019100507">
            <text:p>0.019100507</text:p>
          </table:table-cell>
          <table:table-cell table:style-name="Default" office:value-type="float" office:value="0.017997717">
            <text:p>0.017997717</text:p>
          </table:table-cell>
          <table:table-cell table:style-name="ce5" office:value-type="float" office:value="0.017963377">
            <text:p>0.017963377</text:p>
          </table:table-cell>
          <table:table-cell table:style-name="ce5" office:value-type="float" office:value="0.017737918">
            <text:p>0.0177379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2935303">
            <text:p>0.062935303</text:p>
          </table:table-cell>
          <table:table-cell office:value-type="float" office:value="0.033288558">
            <text:p>0.033288558</text:p>
          </table:table-cell>
          <table:table-cell office:value-type="float" office:value="0.025086546">
            <text:p>0.025086546</text:p>
          </table:table-cell>
          <table:table-cell office:value-type="float" office:value="0.018683802">
            <text:p>0.018683802</text:p>
          </table:table-cell>
          <table:table-cell table:style-name="Default" office:value-type="float" office:value="0.018464715">
            <text:p>0.018464715</text:p>
          </table:table-cell>
          <table:table-cell table:style-name="Default" office:value-type="float" office:value="0.018379569">
            <text:p>0.018379569</text:p>
          </table:table-cell>
          <table:table-cell table:style-name="ce5" office:value-type="float" office:value="0.017571004">
            <text:p>0.017571004</text:p>
          </table:table-cell>
          <table:table-cell table:style-name="ce5" office:value-type="float" office:value="0.019658125">
            <text:p>0.01965812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368652">
            <text:p>0.06368652</text:p>
          </table:table-cell>
          <table:table-cell office:value-type="float" office:value="0.03331178">
            <text:p>0.03331178</text:p>
          </table:table-cell>
          <table:table-cell office:value-type="float" office:value="0.025662211">
            <text:p>0.025662211</text:p>
          </table:table-cell>
          <table:table-cell office:value-type="float" office:value="0.020640061">
            <text:p>0.020640061</text:p>
          </table:table-cell>
          <table:table-cell table:style-name="Default" office:value-type="float" office:value="0.018518257">
            <text:p>0.018518257</text:p>
          </table:table-cell>
          <table:table-cell table:style-name="Default" office:value-type="float" office:value="0.018081238">
            <text:p>0.018081238</text:p>
          </table:table-cell>
          <table:table-cell table:style-name="ce5" office:value-type="float" office:value="0.017541111">
            <text:p>0.017541111</text:p>
          </table:table-cell>
          <table:table-cell table:style-name="ce5" office:value-type="float" office:value="0.017026473">
            <text:p>0.01702647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59">
            <text:p>59</text:p>
          </table:table-cell>
          <table:table-cell office:value-type="float" office:value="0.109337731">
            <text:p>0.109337731</text:p>
          </table:table-cell>
          <table:table-cell office:value-type="float" office:value="0.057715834">
            <text:p>0.057715834</text:p>
          </table:table-cell>
          <table:table-cell office:value-type="float" office:value="0.042204708">
            <text:p>0.042204708</text:p>
          </table:table-cell>
          <table:table-cell office:value-type="float" office:value="0.0375426">
            <text:p>0.0375426</text:p>
          </table:table-cell>
          <table:table-cell table:style-name="Default" office:value-type="float" office:value="0.032082062">
            <text:p>0.032082062</text:p>
          </table:table-cell>
          <table:table-cell table:style-name="Default" office:value-type="float" office:value="0.028369173">
            <text:p>0.028369173</text:p>
          </table:table-cell>
          <table:table-cell table:style-name="ce5" office:value-type="float" office:value="0.028062417">
            <text:p>0.028062417</text:p>
          </table:table-cell>
          <table:table-cell table:style-name="ce5" office:value-type="float" office:value="0.026287569">
            <text:p>0.026287569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90">
            <text:p>90</text:p>
          </table:table-cell>
          <table:table-cell office:value-type="float" office:value="0.141087848">
            <text:p>0.141087848</text:p>
          </table:table-cell>
          <table:table-cell office:value-type="float" office:value="0.076082231">
            <text:p>0.076082231</text:p>
          </table:table-cell>
          <table:table-cell office:value-type="float" office:value="0.056017664">
            <text:p>0.056017664</text:p>
          </table:table-cell>
          <table:table-cell office:value-type="float" office:value="0.04410101">
            <text:p>0.04410101</text:p>
          </table:table-cell>
          <table:table-cell table:style-name="Default" office:value-type="float" office:value="0.040121565">
            <text:p>0.040121565</text:p>
          </table:table-cell>
          <table:table-cell table:style-name="Default" office:value-type="float" office:value="0.039406656">
            <text:p>0.039406656</text:p>
          </table:table-cell>
          <table:table-cell table:style-name="ce5" office:value-type="float" office:value="0.039077106">
            <text:p>0.039077106</text:p>
          </table:table-cell>
          <table:table-cell table:style-name="ce5" office:value-type="float" office:value="0.036709616">
            <text:p>0.03670961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0">
            <text:p>120</text:p>
          </table:table-cell>
          <table:table-cell office:value-type="float" office:value="0.183201338">
            <text:p>0.183201338</text:p>
          </table:table-cell>
          <table:table-cell office:value-type="float" office:value="0.099874526">
            <text:p>0.099874526</text:p>
          </table:table-cell>
          <table:table-cell office:value-type="float" office:value="0.072437211">
            <text:p>0.072437211</text:p>
          </table:table-cell>
          <table:table-cell office:value-type="float" office:value="0.055806018">
            <text:p>0.055806018</text:p>
          </table:table-cell>
          <table:table-cell table:style-name="Default" office:value-type="float" office:value="0.053688277">
            <text:p>0.053688277</text:p>
          </table:table-cell>
          <table:table-cell table:style-name="Default" office:value-type="float" office:value="0.05154569">
            <text:p>0.05154569</text:p>
          </table:table-cell>
          <table:table-cell table:style-name="ce5" office:value-type="float" office:value="0.050120834">
            <text:p>0.050120834</text:p>
          </table:table-cell>
          <table:table-cell table:style-name="ce5" office:value-type="float" office:value="0.047715154">
            <text:p>0.04771515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51">
            <text:p>151</text:p>
          </table:table-cell>
          <table:table-cell office:value-type="float" office:value="0.226426471">
            <text:p>0.226426471</text:p>
          </table:table-cell>
          <table:table-cell office:value-type="float" office:value="0.122806212">
            <text:p>0.122806212</text:p>
          </table:table-cell>
          <table:table-cell office:value-type="float" office:value="0.091886299">
            <text:p>0.091886299</text:p>
          </table:table-cell>
          <table:table-cell office:value-type="float" office:value="0.069731233">
            <text:p>0.069731233</text:p>
          </table:table-cell>
          <table:table-cell table:style-name="Default" office:value-type="float" office:value="0.066502704">
            <text:p>0.066502704</text:p>
          </table:table-cell>
          <table:table-cell table:style-name="Default" office:value-type="float" office:value="0.06365389">
            <text:p>0.06365389</text:p>
          </table:table-cell>
          <table:table-cell table:style-name="ce5" office:value-type="float" office:value="0.061602478">
            <text:p>0.061602478</text:p>
          </table:table-cell>
          <table:table-cell table:style-name="ce5" office:value-type="float" office:value="0.058522517">
            <text:p>0.05852251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1">
            <text:p>181</text:p>
          </table:table-cell>
          <table:table-cell office:value-type="float" office:value="0.271364955">
            <text:p>0.271364955</text:p>
          </table:table-cell>
          <table:table-cell office:value-type="float" office:value="0.147264578">
            <text:p>0.147264578</text:p>
          </table:table-cell>
          <table:table-cell office:value-type="float" office:value="0.109219057">
            <text:p>0.109219057</text:p>
          </table:table-cell>
          <table:table-cell office:value-type="float" office:value="0.084503843">
            <text:p>0.084503843</text:p>
          </table:table-cell>
          <table:table-cell table:style-name="Default" office:value-type="float" office:value="0.080654404">
            <text:p>0.080654404</text:p>
          </table:table-cell>
          <table:table-cell table:style-name="Default" office:value-type="float" office:value="0.074825057">
            <text:p>0.074825057</text:p>
          </table:table-cell>
          <table:table-cell table:style-name="ce5" office:value-type="float" office:value="0.073207971">
            <text:p>0.073207971</text:p>
          </table:table-cell>
          <table:table-cell table:style-name="ce5" office:value-type="float" office:value="0.069336807">
            <text:p>0.06933680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2">
            <text:p>212</text:p>
          </table:table-cell>
          <table:table-cell office:value-type="float" office:value="0.316845148">
            <text:p>0.316845148</text:p>
          </table:table-cell>
          <table:table-cell office:value-type="float" office:value="0.169956264">
            <text:p>0.169956264</text:p>
          </table:table-cell>
          <table:table-cell office:value-type="float" office:value="0.126758929">
            <text:p>0.126758929</text:p>
          </table:table-cell>
          <table:table-cell office:value-type="float" office:value="0.100652043">
            <text:p>0.100652043</text:p>
          </table:table-cell>
          <table:table-cell table:style-name="Default" office:value-type="float" office:value="0.092285856">
            <text:p>0.092285856</text:p>
          </table:table-cell>
          <table:table-cell table:style-name="Default" office:value-type="float" office:value="0.085807416">
            <text:p>0.085807416</text:p>
          </table:table-cell>
          <table:table-cell table:style-name="ce5" office:value-type="float" office:value="0.085403412">
            <text:p>0.085403412</text:p>
          </table:table-cell>
          <table:table-cell table:style-name="ce5" office:value-type="float" office:value="0.079890872">
            <text:p>0.07989087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43">
            <text:p>243</text:p>
          </table:table-cell>
          <table:table-cell office:value-type="float" office:value="0.359112337">
            <text:p>0.359112337</text:p>
          </table:table-cell>
          <table:table-cell office:value-type="float" office:value="0.191045318">
            <text:p>0.191045318</text:p>
          </table:table-cell>
          <table:table-cell office:value-type="float" office:value="0.141125909">
            <text:p>0.141125909</text:p>
          </table:table-cell>
          <table:table-cell office:value-type="float" office:value="0.111300234">
            <text:p>0.111300234</text:p>
          </table:table-cell>
          <table:table-cell table:style-name="Default" office:value-type="float" office:value="0.107170255">
            <text:p>0.107170255</text:p>
          </table:table-cell>
          <table:table-cell table:style-name="Default" office:value-type="float" office:value="0.099297323">
            <text:p>0.099297323</text:p>
          </table:table-cell>
          <table:table-cell table:style-name="ce5" office:value-type="float" office:value="0.096031888">
            <text:p>0.096031888</text:p>
          </table:table-cell>
          <table:table-cell table:style-name="ce5" office:value-type="float" office:value="0.090087801">
            <text:p>0.09008780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73">
            <text:p>273</text:p>
          </table:table-cell>
          <table:table-cell office:value-type="float" office:value="0.400843162">
            <text:p>0.400843162</text:p>
          </table:table-cell>
          <table:table-cell office:value-type="float" office:value="0.211894715">
            <text:p>0.211894715</text:p>
          </table:table-cell>
          <table:table-cell office:value-type="float" office:value="0.163617496">
            <text:p>0.163617496</text:p>
          </table:table-cell>
          <table:table-cell office:value-type="float" office:value="0.130251747">
            <text:p>0.130251747</text:p>
          </table:table-cell>
          <table:table-cell table:style-name="Default" office:value-type="float" office:value="0.118805854">
            <text:p>0.118805854</text:p>
          </table:table-cell>
          <table:table-cell table:style-name="Default" office:value-type="float" office:value="0.109660781">
            <text:p>0.109660781</text:p>
          </table:table-cell>
          <table:table-cell table:style-name="ce5" office:value-type="float" office:value="0.106173608">
            <text:p>0.106173608</text:p>
          </table:table-cell>
          <table:table-cell table:style-name="ce5" office:value-type="float" office:value="0.100285074">
            <text:p>0.10028507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04">
            <text:p>304</text:p>
          </table:table-cell>
          <table:table-cell office:value-type="float" office:value="0.444412941">
            <text:p>0.444412941</text:p>
          </table:table-cell>
          <table:table-cell office:value-type="float" office:value="0.240501963">
            <text:p>0.240501963</text:p>
          </table:table-cell>
          <table:table-cell office:value-type="float" office:value="0.17986316">
            <text:p>0.17986316</text:p>
          </table:table-cell>
          <table:table-cell office:value-type="float" office:value="0.141080749">
            <text:p>0.141080749</text:p>
          </table:table-cell>
          <table:table-cell table:style-name="Default" office:value-type="float" office:value="0.129430481">
            <text:p>0.129430481</text:p>
          </table:table-cell>
          <table:table-cell table:style-name="Default" office:value-type="float" office:value="0.122141082">
            <text:p>0.122141082</text:p>
          </table:table-cell>
          <table:table-cell table:style-name="ce5" office:value-type="float" office:value="0.11953975">
            <text:p>0.11953975</text:p>
          </table:table-cell>
          <table:table-cell table:style-name="ce5" office:value-type="float" office:value="0.110415162">
            <text:p>0.11041516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34">
            <text:p>334</text:p>
          </table:table-cell>
          <table:table-cell office:value-type="float" office:value="0.483814978">
            <text:p>0.483814978</text:p>
          </table:table-cell>
          <table:table-cell office:value-type="float" office:value="0.26070881">
            <text:p>0.26070881</text:p>
          </table:table-cell>
          <table:table-cell office:value-type="float" office:value="0.198672606">
            <text:p>0.198672606</text:p>
          </table:table-cell>
          <table:table-cell office:value-type="float" office:value="0.152525188">
            <text:p>0.152525188</text:p>
          </table:table-cell>
          <table:table-cell table:style-name="Default" office:value-type="float" office:value="0.141766663">
            <text:p>0.141766663</text:p>
          </table:table-cell>
          <table:table-cell table:style-name="Default" office:value-type="float" office:value="0.135469463">
            <text:p>0.135469463</text:p>
          </table:table-cell>
          <table:table-cell table:style-name="ce5" office:value-type="float" office:value="0.129067446">
            <text:p>0.129067446</text:p>
          </table:table-cell>
          <table:table-cell table:style-name="ce5" office:value-type="float" office:value="0.120573903">
            <text:p>0.12057390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office:value-type="float" office:value="0.528797425">
            <text:p>0.528797425</text:p>
          </table:table-cell>
          <table:table-cell office:value-type="float" office:value="0.285984465">
            <text:p>0.285984465</text:p>
          </table:table-cell>
          <table:table-cell office:value-type="float" office:value="0.20800388">
            <text:p>0.20800388</text:p>
          </table:table-cell>
          <table:table-cell office:value-type="float" office:value="0.171899565">
            <text:p>0.171899565</text:p>
          </table:table-cell>
          <table:table-cell table:style-name="Default" office:value-type="float" office:value="0.156771574">
            <text:p>0.156771574</text:p>
          </table:table-cell>
          <table:table-cell table:style-name="Default" office:value-type="float" office:value="0.14312921">
            <text:p>0.14312921</text:p>
          </table:table-cell>
          <table:table-cell table:style-name="ce5" office:value-type="float" office:value="0.141902871">
            <text:p>0.141902871</text:p>
          </table:table-cell>
          <table:table-cell table:style-name="ce5" office:value-type="float" office:value="0.131699697">
            <text:p>0.131699697</text:p>
          </table:table-cell>
          <table:table-cell table:style-name="ce8">
            <draw:frame table:end-cell-address="25_05_2014.Q60" table:end-x="0.5268in" table:end-y="0.1366in" draw:z-index="2" draw:style-name="gr1" draw:text-style-name="P1" svg:width="6.3in" svg:height="3.5354in" svg:x="0.45in" svg:y="0.1571in">
              <draw:object draw:notify-on-update-of-ranges="25_05_2014.A42:25_05_2014.A53 25_05_2014.B41:25_05_2014.B41 25_05_2014.B42:25_05_2014.B53 25_05_2014.C41:25_05_2014.C41 25_05_2014.C42:25_05_2014.C53 25_05_2014.D41:25_05_2014.D41 25_05_2014.D42:25_05_2014.D53 25_05_2014.E41:25_05_2014.E41 25_05_2014.E42:25_05_2014.E53 25_05_2014.F41:25_05_2014.F41 25_05_2014.F42:25_05_2014.F53 25_05_2014.G41:25_05_2014.G41 25_05_2014.G42:25_05_2014.G53 25_05_2014.H41:25_05_2014.H41 25_05_2014.H42:25_05_2014.H53 25_05_2014.I41:25_05_2014.I41 25_05_2014.I42:25_05_2014.I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office:value-type="float" office:value="0.528074092">
            <text:p>0.528074092</text:p>
          </table:table-cell>
          <table:table-cell office:value-type="float" office:value="0.288132014">
            <text:p>0.288132014</text:p>
          </table:table-cell>
          <table:table-cell office:value-type="float" office:value="0.209865969">
            <text:p>0.209865969</text:p>
          </table:table-cell>
          <table:table-cell office:value-type="float" office:value="0.16526345">
            <text:p>0.16526345</text:p>
          </table:table-cell>
          <table:table-cell table:style-name="Default" office:value-type="float" office:value="0.156771831">
            <text:p>0.156771831</text:p>
          </table:table-cell>
          <table:table-cell table:style-name="Default" office:value-type="float" office:value="0.145865936">
            <text:p>0.145865936</text:p>
          </table:table-cell>
          <table:table-cell table:style-name="ce5" office:value-type="float" office:value="0.139792015">
            <text:p>0.139792015</text:p>
          </table:table-cell>
          <table:table-cell table:style-name="ce5" office:value-type="float" office:value="0.132135989">
            <text:p>0.132135989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730">
            <text:p>730</text:p>
          </table:table-cell>
          <table:table-cell office:value-type="float" office:value="1.04619168">
            <text:p>1.04619168</text:p>
          </table:table-cell>
          <table:table-cell office:value-type="float" office:value="0.570402777">
            <text:p>0.570402777</text:p>
          </table:table-cell>
          <table:table-cell office:value-type="float" office:value="0.445313879">
            <text:p>0.445313879</text:p>
          </table:table-cell>
          <table:table-cell office:value-type="float" office:value="0.359680988">
            <text:p>0.359680988</text:p>
          </table:table-cell>
          <table:table-cell table:style-name="Default" office:value-type="float" office:value="0.319230086">
            <text:p>0.319230086</text:p>
          </table:table-cell>
          <table:table-cell table:style-name="Default" office:value-type="float" office:value="0.290014716">
            <text:p>0.290014716</text:p>
          </table:table-cell>
          <table:table-cell table:style-name="ce5" office:value-type="float" office:value="0.275427023">
            <text:p>0.275427023</text:p>
          </table:table-cell>
          <table:table-cell table:style-name="ce5" office:value-type="float" office:value="0.260159831">
            <text:p>0.26015983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096">
            <text:p>1096</text:p>
          </table:table-cell>
          <table:table-cell office:value-type="float" office:value="1.56415279">
            <text:p>1.56415279</text:p>
          </table:table-cell>
          <table:table-cell office:value-type="float" office:value="0.860131906">
            <text:p>0.860131906</text:p>
          </table:table-cell>
          <table:table-cell office:value-type="float" office:value="0.677757949">
            <text:p>0.677757949</text:p>
          </table:table-cell>
          <table:table-cell office:value-type="float" office:value="0.545549687">
            <text:p>0.545549687</text:p>
          </table:table-cell>
          <table:table-cell table:style-name="Default" office:value-type="float" office:value="0.483303847">
            <text:p>0.483303847</text:p>
          </table:table-cell>
          <table:table-cell table:style-name="Default" office:value-type="float" office:value="0.428740932">
            <text:p>0.428740932</text:p>
          </table:table-cell>
          <table:table-cell table:style-name="ce5" office:value-type="float" office:value="0.418504059">
            <text:p>0.418504059</text:p>
          </table:table-cell>
          <table:table-cell table:style-name="ce5" office:value-type="float" office:value="0.388057773">
            <text:p>0.38805777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461">
            <text:p>1461</text:p>
          </table:table-cell>
          <table:table-cell office:value-type="float" office:value="2.092938284">
            <text:p>2.092938284</text:p>
          </table:table-cell>
          <table:table-cell office:value-type="float" office:value="1.169099289">
            <text:p>1.169099289</text:p>
          </table:table-cell>
          <table:table-cell office:value-type="float" office:value="0.919392681">
            <text:p>0.919392681</text:p>
          </table:table-cell>
          <table:table-cell office:value-type="float" office:value="0.736332425">
            <text:p>0.736332425</text:p>
          </table:table-cell>
          <table:table-cell table:style-name="Default" office:value-type="float" office:value="0.631142164">
            <text:p>0.631142164</text:p>
          </table:table-cell>
          <table:table-cell table:style-name="Default" office:value-type="float" office:value="0.583788421">
            <text:p>0.583788421</text:p>
          </table:table-cell>
          <table:table-cell table:style-name="ce5" office:value-type="float" office:value="0.556159389">
            <text:p>0.556159389</text:p>
          </table:table-cell>
          <table:table-cell table:style-name="ce5" office:value-type="float" office:value="0.518368493">
            <text:p>0.51836849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26">
            <text:p>1826</text:p>
          </table:table-cell>
          <table:table-cell office:value-type="float" office:value="2.650008361">
            <text:p>2.650008361</text:p>
          </table:table-cell>
          <table:table-cell office:value-type="float" office:value="1.446224524">
            <text:p>1.446224524</text:p>
          </table:table-cell>
          <table:table-cell office:value-type="float" office:value="1.150269614">
            <text:p>1.150269614</text:p>
          </table:table-cell>
          <table:table-cell office:value-type="float" office:value="0.924034476">
            <text:p>0.924034476</text:p>
          </table:table-cell>
          <table:table-cell table:style-name="Default" office:value-type="float" office:value="0.794385635">
            <text:p>0.794385635</text:p>
          </table:table-cell>
          <table:table-cell table:style-name="Default" office:value-type="float" office:value="0.725045278">
            <text:p>0.725045278</text:p>
          </table:table-cell>
          <table:table-cell table:style-name="ce5" office:value-type="float" office:value="0.699937434">
            <text:p>0.699937434</text:p>
          </table:table-cell>
          <table:table-cell table:style-name="ce5" office:value-type="float" office:value="0.650545066">
            <text:p>0.65054506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91">
            <text:p>2191</text:p>
          </table:table-cell>
          <table:table-cell office:value-type="float" office:value="3.163438823">
            <text:p>3.163438823</text:p>
          </table:table-cell>
          <table:table-cell office:value-type="float" office:value="1.722589605">
            <text:p>1.722589605</text:p>
          </table:table-cell>
          <table:table-cell office:value-type="float" office:value="1.379450987">
            <text:p>1.379450987</text:p>
          </table:table-cell>
          <table:table-cell office:value-type="float" office:value="1.125702325">
            <text:p>1.125702325</text:p>
          </table:table-cell>
          <table:table-cell table:style-name="Default" office:value-type="float" office:value="0.965612415">
            <text:p>0.965612415</text:p>
          </table:table-cell>
          <table:table-cell table:style-name="Default" office:value-type="float" office:value="0.879226383">
            <text:p>0.879226383</text:p>
          </table:table-cell>
          <table:table-cell table:style-name="ce5" office:value-type="float" office:value="0.83807088">
            <text:p>0.83807088</text:p>
          </table:table-cell>
          <table:table-cell table:style-name="ce5" office:value-type="float" office:value="0.788031643">
            <text:p>0.78803164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557">
            <text:p>2557</text:p>
          </table:table-cell>
          <table:table-cell office:value-type="float" office:value="3.712095498">
            <text:p>3.712095498</text:p>
          </table:table-cell>
          <table:table-cell office:value-type="float" office:value="2.233091153">
            <text:p>2.233091153</text:p>
          </table:table-cell>
          <table:table-cell office:value-type="float" office:value="1.754540762">
            <text:p>1.754540762</text:p>
          </table:table-cell>
          <table:table-cell office:value-type="float" office:value="1.374148809">
            <text:p>1.374148809</text:p>
          </table:table-cell>
          <table:table-cell table:style-name="Default" office:value-type="float" office:value="1.192122278">
            <text:p>1.192122278</text:p>
          </table:table-cell>
          <table:table-cell table:style-name="Default" office:value-type="float" office:value="1.111228217">
            <text:p>1.111228217</text:p>
          </table:table-cell>
          <table:table-cell table:style-name="ce5" office:value-type="float" office:value="1.02646868">
            <text:p>1.02646868</text:p>
          </table:table-cell>
          <table:table-cell table:style-name="ce5" office:value-type="float" office:value="0.982542495">
            <text:p>0.98254249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922">
            <text:p>2922</text:p>
          </table:table-cell>
          <table:table-cell office:value-type="float" office:value="4.956108369">
            <text:p>4.956108369</text:p>
          </table:table-cell>
          <table:table-cell office:value-type="float" office:value="2.93400073">
            <text:p>2.93400073</text:p>
          </table:table-cell>
          <table:table-cell office:value-type="float" office:value="2.083447196">
            <text:p>2.083447196</text:p>
          </table:table-cell>
          <table:table-cell office:value-type="float" office:value="1.639778159">
            <text:p>1.639778159</text:p>
          </table:table-cell>
          <table:table-cell table:style-name="Default" office:value-type="float" office:value="1.329312534">
            <text:p>1.329312534</text:p>
          </table:table-cell>
          <table:table-cell table:style-name="Default" office:value-type="float" office:value="1.217432445">
            <text:p>1.217432445</text:p>
          </table:table-cell>
          <table:table-cell table:style-name="ce5" office:value-type="float" office:value="1.167469587">
            <text:p>1.167469587</text:p>
          </table:table-cell>
          <table:table-cell table:style-name="ce5" office:value-type="float" office:value="1.08948032">
            <text:p>1.0894803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287">
            <text:p>3287</text:p>
          </table:table-cell>
          <table:table-cell office:value-type="float" office:value="5.118267353">
            <text:p>5.118267353</text:p>
          </table:table-cell>
          <table:table-cell office:value-type="float" office:value="2.925219376">
            <text:p>2.925219376</text:p>
          </table:table-cell>
          <table:table-cell office:value-type="float" office:value="2.208729394">
            <text:p>2.208729394</text:p>
          </table:table-cell>
          <table:table-cell office:value-type="float" office:value="1.775589146">
            <text:p>1.775589146</text:p>
          </table:table-cell>
          <table:table-cell table:style-name="Default" office:value-type="float" office:value="1.554237">
            <text:p>1.554237</text:p>
          </table:table-cell>
          <table:table-cell table:style-name="Default" office:value-type="float" office:value="1.402450199">
            <text:p>1.402450199</text:p>
          </table:table-cell>
          <table:table-cell table:style-name="ce5" office:value-type="float" office:value="1.354475117">
            <text:p>1.354475117</text:p>
          </table:table-cell>
          <table:table-cell table:style-name="ce5" office:value-type="float" office:value="1.268066676">
            <text:p>1.26806667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2">
            <text:p>3652</text:p>
          </table:table-cell>
          <table:table-cell office:value-type="float" office:value="5.821989051">
            <text:p>5.821989051</text:p>
          </table:table-cell>
          <table:table-cell office:value-type="float" office:value="3.408100187">
            <text:p>3.408100187</text:p>
          </table:table-cell>
          <table:table-cell office:value-type="float" office:value="2.556109567">
            <text:p>2.556109567</text:p>
          </table:table-cell>
          <table:table-cell office:value-type="float" office:value="2.050532408">
            <text:p>2.050532408</text:p>
          </table:table-cell>
          <table:table-cell table:style-name="Default" office:value-type="float" office:value="1.75864799">
            <text:p>1.75864799</text:p>
          </table:table-cell>
          <table:table-cell table:style-name="Default" office:value-type="float" office:value="1.600648366">
            <text:p>1.600648366</text:p>
          </table:table-cell>
          <table:table-cell table:style-name="ce5" office:value-type="float" office:value="1.545924183">
            <text:p>1.545924183</text:p>
          </table:table-cell>
          <table:table-cell table:style-name="ce5" office:value-type="float" office:value="1.433903225">
            <text:p>1.43390322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018">
            <text:p>4018</text:p>
          </table:table-cell>
          <table:table-cell office:value-type="float" office:value="6.65985701">
            <text:p>6.65985701</text:p>
          </table:table-cell>
          <table:table-cell office:value-type="float" office:value="3.796622477">
            <text:p>3.796622477</text:p>
          </table:table-cell>
          <table:table-cell office:value-type="float" office:value="2.866761349">
            <text:p>2.866761349</text:p>
          </table:table-cell>
          <table:table-cell office:value-type="float" office:value="2.314545697">
            <text:p>2.314545697</text:p>
          </table:table-cell>
          <table:table-cell table:style-name="Default" office:value-type="float" office:value="2.009290134">
            <text:p>2.009290134</text:p>
          </table:table-cell>
          <table:table-cell table:style-name="Default" office:value-type="float" office:value="1.810033652">
            <text:p>1.810033652</text:p>
          </table:table-cell>
          <table:table-cell table:style-name="ce5" office:value-type="float" office:value="1.728236429">
            <text:p>1.728236429</text:p>
          </table:table-cell>
          <table:table-cell table:style-name="ce5" office:value-type="float" office:value="1.627861762">
            <text:p>1.62786176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383">
            <text:p>4383</text:p>
          </table:table-cell>
          <table:table-cell office:value-type="float" office:value="7.388777043">
            <text:p>7.388777043</text:p>
          </table:table-cell>
          <table:table-cell office:value-type="float" office:value="4.179021195">
            <text:p>4.179021195</text:p>
          </table:table-cell>
          <table:table-cell office:value-type="float" office:value="3.211138966">
            <text:p>3.211138966</text:p>
          </table:table-cell>
          <table:table-cell office:value-type="float" office:value="2.563780561">
            <text:p>2.563780561</text:p>
          </table:table-cell>
          <table:table-cell table:style-name="Default" office:value-type="float" office:value="2.230293614">
            <text:p>2.230293614</text:p>
          </table:table-cell>
          <table:table-cell table:style-name="Default" office:value-type="float" office:value="2.024921558">
            <text:p>2.024921558</text:p>
          </table:table-cell>
          <table:table-cell table:style-name="ce5" office:value-type="float" office:value="1.938214016">
            <text:p>1.938214016</text:p>
          </table:table-cell>
          <table:table-cell table:style-name="ce5" office:value-type="float" office:value="1.797406708">
            <text:p>1.79740670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number-columns-repeated="1015"/>
        </table:table-row>
        <table:table-row table:style-name="ro1">
          <table:table-cell office:value-type="float" office:value="15340">
            <text:p>15340</text:p>
          </table:table-cell>
          <table:table-cell office:value-type="float" office:value="95.027947506">
            <text:p>95.027947506</text:p>
          </table:table-cell>
          <table:table-cell office:value-type="float" office:value="54.940180496">
            <text:p>54.940180496</text:p>
          </table:table-cell>
          <table:table-cell office:value-type="float" office:value="42.072008873">
            <text:p>42.072008873</text:p>
          </table:table-cell>
          <table:table-cell office:value-type="float" office:value="36.079418528">
            <text:p>36.079418528</text:p>
          </table:table-cell>
          <table:table-cell table:style-name="Default" office:value-type="float" office:value="32.92398474">
            <text:p>32.92398474</text:p>
          </table:table-cell>
          <table:table-cell table:style-name="Default" office:value-type="float" office:value="31.491638132">
            <text:p>31.491638132</text:p>
          </table:table-cell>
          <table:table-cell table:style-name="ce5" office:value-type="float" office:value="31.253169362">
            <text:p>31.253169362</text:p>
          </table:table-cell>
          <table:table-cell table:style-name="ce5" office:value-type="float" office:value="30.978400456">
            <text:p>30.978400456</text:p>
          </table:table-cell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25_05_2014.R81" table:end-x="0.0878in" table:end-y="0.115in" draw:z-index="3" draw:style-name="gr1" draw:text-style-name="P1" svg:width="6.3in" svg:height="3.5457in" svg:x="0.011in" svg:y="0.1256in">
              <draw:object draw:notify-on-update-of-ranges="25_05_2014.B54:25_05_2014.I54 25_05_2014.A55:25_05_2014.A55 25_05_2014.B55:25_05_2014.I5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5">
          <table:table-cell/>
          <table:table-cell table:style-name="Default" table:number-columns-repeated="2"/>
          <table:table-cell table:style-name="ce6"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12">
          <table:table-cell table:number-columns-repeated="2"/>
          <table:table-cell table:style-name="Default"/>
          <table:table-cell table:style-name="ce6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19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 table:number-rows-repeated="13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12">
            <text:p>21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43">
            <text:p>24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73">
            <text:p>27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04">
            <text:p>304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34">
            <text:p>334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730">
            <text:p>73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096">
            <text:p>109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461">
            <text:p>146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826">
            <text:p>182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191">
            <text:p>219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557">
            <text:p>2557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922">
            <text:p>292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287">
            <text:p>3287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2">
            <text:p>365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4018">
            <text:p>4018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4383">
            <text:p>438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5340">
            <text:p>1534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1_05_2014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Amount of simulation for avg:</text:p>
          </table:table-cell>
          <table:table-cell table:number-columns-repeated="2"/>
          <table:table-cell table:style-name="ce7" office:value-type="float" office:value="20">
            <text:p>20</text:p>
          </table:table-cell>
          <table:table-cell table:number-columns-repeated="5"/>
          <table:table-cell>
            <draw:frame table:end-cell-address="31_05_2014.Q21" table:end-x="0.3839in" table:end-y="0.1047in" draw:z-index="0" draw:style-name="gr1" draw:text-style-name="P1" svg:width="6.3in" svg:height="3.535in" svg:x="0.3071in" svg:y="0.1256in">
              <draw:object draw:notify-on-update-of-ranges="31_05_2014.A5:31_05_2014.A5 31_05_2014.A6:31_05_2014.A27 31_05_2014.B5:31_05_2014.B5 31_05_2014.B6:31_05_2014.B27 31_05_2014.C5:31_05_2014.C5 31_05_2014.C6:31_05_2014.C27 31_05_2014.D5:31_05_2014.D5 31_05_2014.D6:31_05_2014.D27 31_05_2014.E5:31_05_2014.E5 31_05_2014.E6:31_05_2014.E27 31_05_2014.F5:31_05_2014.F5 31_05_2014.F6:31_05_2014.F27 31_05_2014.G5:31_05_2014.G5 31_05_2014.G6:31_05_2014.G27 31_05_2014.H5:31_05_2014.H5 31_05_2014.H6:31_05_2014.H27 31_05_2014.I5:31_05_2014.I5 31_05_2014.I6:31_05_2014.I2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7" office:value-type="float" office:value="230">
            <text:p>230</text:p>
          </table:table-cell>
          <table:table-cell table:number-columns-repeated="6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7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Default" office:value-type="float" office:value="0.039775251">
            <text:p>0.039775251</text:p>
          </table:table-cell>
          <table:table-cell table:style-name="ce6" office:value-type="float" office:value="0.02108435">
            <text:p>0.02108435</text:p>
          </table:table-cell>
          <table:table-cell table:style-name="ce6" office:value-type="float" office:value="0.015542151">
            <text:p>0.015542151</text:p>
          </table:table-cell>
          <table:table-cell table:style-name="Default" office:value-type="float" office:value="0.011897794">
            <text:p>0.011897794</text:p>
          </table:table-cell>
          <table:table-cell table:style-name="Default" office:value-type="float" office:value="0.010930613">
            <text:p>0.010930613</text:p>
          </table:table-cell>
          <table:table-cell table:style-name="Default" office:value-type="float" office:value="0.012967612">
            <text:p>0.012967612</text:p>
          </table:table-cell>
          <table:table-cell office:value-type="float" office:value="0.010735581">
            <text:p>0.010735581</text:p>
          </table:table-cell>
          <table:table-cell office:value-type="float" office:value="0.00989103">
            <text:p>0.00989103</text:p>
          </table:table-cell>
          <table:table-cell table:style-name="ce8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Default" office:value-type="float" office:value="0.03823048">
            <text:p>0.03823048</text:p>
          </table:table-cell>
          <table:table-cell table:style-name="ce6" office:value-type="float" office:value="0.020264709">
            <text:p>0.020264709</text:p>
          </table:table-cell>
          <table:table-cell table:style-name="ce6" office:value-type="float" office:value="0.014742418">
            <text:p>0.014742418</text:p>
          </table:table-cell>
          <table:table-cell table:style-name="Default" office:value-type="float" office:value="0.012692717">
            <text:p>0.012692717</text:p>
          </table:table-cell>
          <table:table-cell table:style-name="Default" office:value-type="float" office:value="0.010760086">
            <text:p>0.010760086</text:p>
          </table:table-cell>
          <table:table-cell table:style-name="Default" office:value-type="float" office:value="0.010546815">
            <text:p>0.010546815</text:p>
          </table:table-cell>
          <table:table-cell office:value-type="float" office:value="0.010475867">
            <text:p>0.010475867</text:p>
          </table:table-cell>
          <table:table-cell office:value-type="float" office:value="0.011432165">
            <text:p>0.011432165</text:p>
          </table:table-cell>
          <table:table-cell table:style-name="ce8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Default" office:value-type="float" office:value="0.037518074">
            <text:p>0.037518074</text:p>
          </table:table-cell>
          <table:table-cell table:style-name="ce6" office:value-type="float" office:value="0.021640471">
            <text:p>0.021640471</text:p>
          </table:table-cell>
          <table:table-cell table:style-name="ce6" office:value-type="float" office:value="0.014427216">
            <text:p>0.014427216</text:p>
          </table:table-cell>
          <table:table-cell table:style-name="Default" office:value-type="float" office:value="0.011745485">
            <text:p>0.011745485</text:p>
          </table:table-cell>
          <table:table-cell table:style-name="Default" office:value-type="float" office:value="0.011829669">
            <text:p>0.011829669</text:p>
          </table:table-cell>
          <table:table-cell table:style-name="Default" office:value-type="float" office:value="0.012351171">
            <text:p>0.012351171</text:p>
          </table:table-cell>
          <table:table-cell office:value-type="float" office:value="0.010614192">
            <text:p>0.010614192</text:p>
          </table:table-cell>
          <table:table-cell office:value-type="float" office:value="0.010523187">
            <text:p>0.010523187</text:p>
          </table:table-cell>
          <table:table-cell table:style-name="ce8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Default" office:value-type="float" office:value="0.039017941">
            <text:p>0.039017941</text:p>
          </table:table-cell>
          <table:table-cell table:style-name="ce6" office:value-type="float" office:value="0.02247354">
            <text:p>0.02247354</text:p>
          </table:table-cell>
          <table:table-cell table:style-name="ce6" office:value-type="float" office:value="0.015646349">
            <text:p>0.015646349</text:p>
          </table:table-cell>
          <table:table-cell table:style-name="Default" office:value-type="float" office:value="0.011811472">
            <text:p>0.011811472</text:p>
          </table:table-cell>
          <table:table-cell table:style-name="Default" office:value-type="float" office:value="0.011795884">
            <text:p>0.011795884</text:p>
          </table:table-cell>
          <table:table-cell table:style-name="Default" office:value-type="float" office:value="0.011704644">
            <text:p>0.011704644</text:p>
          </table:table-cell>
          <table:table-cell office:value-type="float" office:value="0.011345159">
            <text:p>0.011345159</text:p>
          </table:table-cell>
          <table:table-cell office:value-type="float" office:value="0.011290847">
            <text:p>0.011290847</text:p>
          </table:table-cell>
          <table:table-cell table:style-name="ce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Default" office:value-type="float" office:value="0.040155328">
            <text:p>0.040155328</text:p>
          </table:table-cell>
          <table:table-cell table:style-name="ce6" office:value-type="float" office:value="0.022365728">
            <text:p>0.022365728</text:p>
          </table:table-cell>
          <table:table-cell table:style-name="ce6" office:value-type="float" office:value="0.016729703">
            <text:p>0.016729703</text:p>
          </table:table-cell>
          <table:table-cell table:style-name="Default" office:value-type="float" office:value="0.012438306">
            <text:p>0.012438306</text:p>
          </table:table-cell>
          <table:table-cell table:style-name="Default" office:value-type="float" office:value="0.012398085">
            <text:p>0.012398085</text:p>
          </table:table-cell>
          <table:table-cell table:style-name="Default" office:value-type="float" office:value="0.012236646">
            <text:p>0.012236646</text:p>
          </table:table-cell>
          <table:table-cell office:value-type="float" office:value="0.011648771">
            <text:p>0.011648771</text:p>
          </table:table-cell>
          <table:table-cell office:value-type="float" office:value="0.012011914">
            <text:p>0.012011914</text:p>
          </table:table-cell>
          <table:table-cell table:style-name="ce8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Default" office:value-type="float" office:value="0.041784261">
            <text:p>0.041784261</text:p>
          </table:table-cell>
          <table:table-cell table:style-name="ce6" office:value-type="float" office:value="0.02449322">
            <text:p>0.02449322</text:p>
          </table:table-cell>
          <table:table-cell table:style-name="ce6" office:value-type="float" office:value="0.016604208">
            <text:p>0.016604208</text:p>
          </table:table-cell>
          <table:table-cell table:style-name="Default" office:value-type="float" office:value="0.012868568">
            <text:p>0.012868568</text:p>
          </table:table-cell>
          <table:table-cell table:style-name="Default" office:value-type="float" office:value="0.013376514">
            <text:p>0.013376514</text:p>
          </table:table-cell>
          <table:table-cell table:style-name="Default" office:value-type="float" office:value="0.012767962">
            <text:p>0.012767962</text:p>
          </table:table-cell>
          <table:table-cell office:value-type="float" office:value="0.012429475">
            <text:p>0.012429475</text:p>
          </table:table-cell>
          <table:table-cell office:value-type="float" office:value="0.011911137">
            <text:p>0.011911137</text:p>
          </table:table-cell>
          <table:table-cell table:style-name="ce8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Default" office:value-type="float" office:value="0.043978295">
            <text:p>0.043978295</text:p>
          </table:table-cell>
          <table:table-cell table:style-name="ce6" office:value-type="float" office:value="0.02367159">
            <text:p>0.02367159</text:p>
          </table:table-cell>
          <table:table-cell table:style-name="ce6" office:value-type="float" office:value="0.017351917">
            <text:p>0.017351917</text:p>
          </table:table-cell>
          <table:table-cell table:style-name="Default" office:value-type="float" office:value="0.013676171">
            <text:p>0.013676171</text:p>
          </table:table-cell>
          <table:table-cell table:style-name="Default" office:value-type="float" office:value="0.013981216">
            <text:p>0.013981216</text:p>
          </table:table-cell>
          <table:table-cell table:style-name="Default" office:value-type="float" office:value="0.013192387">
            <text:p>0.013192387</text:p>
          </table:table-cell>
          <table:table-cell office:value-type="float" office:value="0.013029879">
            <text:p>0.013029879</text:p>
          </table:table-cell>
          <table:table-cell office:value-type="float" office:value="0.012165056">
            <text:p>0.012165056</text:p>
          </table:table-cell>
          <table:table-cell table:style-name="ce8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Default" office:value-type="float" office:value="0.044503261">
            <text:p>0.044503261</text:p>
          </table:table-cell>
          <table:table-cell table:style-name="ce6" office:value-type="float" office:value="0.024575671">
            <text:p>0.024575671</text:p>
          </table:table-cell>
          <table:table-cell table:style-name="ce6" office:value-type="float" office:value="0.017700006">
            <text:p>0.017700006</text:p>
          </table:table-cell>
          <table:table-cell table:style-name="Default" office:value-type="float" office:value="0.013500747">
            <text:p>0.013500747</text:p>
          </table:table-cell>
          <table:table-cell table:style-name="Default" office:value-type="float" office:value="0.013742371">
            <text:p>0.013742371</text:p>
          </table:table-cell>
          <table:table-cell table:style-name="Default" office:value-type="float" office:value="0.013272765">
            <text:p>0.013272765</text:p>
          </table:table-cell>
          <table:table-cell office:value-type="float" office:value="0.012810151">
            <text:p>0.012810151</text:p>
          </table:table-cell>
          <table:table-cell office:value-type="float" office:value="0.012655105">
            <text:p>0.012655105</text:p>
          </table:table-cell>
          <table:table-cell table:style-name="ce8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Default" office:value-type="float" office:value="0.044975626">
            <text:p>0.044975626</text:p>
          </table:table-cell>
          <table:table-cell table:style-name="ce6" office:value-type="float" office:value="0.024613775">
            <text:p>0.024613775</text:p>
          </table:table-cell>
          <table:table-cell table:style-name="ce6" office:value-type="float" office:value="0.01805297">
            <text:p>0.01805297</text:p>
          </table:table-cell>
          <table:table-cell table:style-name="Default" office:value-type="float" office:value="0.014032491">
            <text:p>0.014032491</text:p>
          </table:table-cell>
          <table:table-cell table:style-name="Default" office:value-type="float" office:value="0.013878322">
            <text:p>0.013878322</text:p>
          </table:table-cell>
          <table:table-cell table:style-name="Default" office:value-type="float" office:value="0.013398303">
            <text:p>0.013398303</text:p>
          </table:table-cell>
          <table:table-cell office:value-type="float" office:value="0.013213727">
            <text:p>0.013213727</text:p>
          </table:table-cell>
          <table:table-cell office:value-type="float" office:value="0.012535062">
            <text:p>0.012535062</text:p>
          </table:table-cell>
          <table:table-cell table:style-name="ce8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float" office:value="0.046245265">
            <text:p>0.046245265</text:p>
          </table:table-cell>
          <table:table-cell office:value-type="float" office:value="0.025682182">
            <text:p>0.025682182</text:p>
          </table:table-cell>
          <table:table-cell table:style-name="ce6" office:value-type="float" office:value="0.018459156">
            <text:p>0.018459156</text:p>
          </table:table-cell>
          <table:table-cell office:value-type="float" office:value="0.013984958">
            <text:p>0.013984958</text:p>
          </table:table-cell>
          <table:table-cell office:value-type="float" office:value="0.01408815">
            <text:p>0.01408815</text:p>
          </table:table-cell>
          <table:table-cell table:style-name="Default" office:value-type="float" office:value="0.013829976">
            <text:p>0.013829976</text:p>
          </table:table-cell>
          <table:table-cell office:value-type="float" office:value="0.013311018">
            <text:p>0.013311018</text:p>
          </table:table-cell>
          <table:table-cell table:style-name="ce5" office:value-type="float" office:value="0.012954569">
            <text:p>0.012954569</text:p>
          </table:table-cell>
          <table:table-cell table:style-name="ce8"/>
        </table:table-row>
        <table:table-row table:style-name="ro1">
          <table:table-cell table:style-name="ce4" office:value-type="float" office:value="20">
            <text:p>20</text:p>
          </table:table-cell>
          <table:table-cell office:value-type="float" office:value="0.047531904">
            <text:p>0.047531904</text:p>
          </table:table-cell>
          <table:table-cell office:value-type="float" office:value="0.026481082">
            <text:p>0.026481082</text:p>
          </table:table-cell>
          <table:table-cell table:style-name="ce6" office:value-type="float" office:value="0.018915505">
            <text:p>0.018915505</text:p>
          </table:table-cell>
          <table:table-cell office:value-type="float" office:value="0.014352975">
            <text:p>0.014352975</text:p>
          </table:table-cell>
          <table:table-cell office:value-type="float" office:value="0.014342476">
            <text:p>0.014342476</text:p>
          </table:table-cell>
          <table:table-cell table:style-name="Default" office:value-type="float" office:value="0.014414921">
            <text:p>0.014414921</text:p>
          </table:table-cell>
          <table:table-cell office:value-type="float" office:value="0.01377158">
            <text:p>0.01377158</text:p>
          </table:table-cell>
          <table:table-cell table:style-name="ce5" office:value-type="float" office:value="0.013266543">
            <text:p>0.013266543</text:p>
          </table:table-cell>
          <table:table-cell table:style-name="ce8"/>
        </table:table-row>
        <table:table-row table:style-name="ro1">
          <table:table-cell table:style-name="ce4" office:value-type="float" office:value="21">
            <text:p>21</text:p>
          </table:table-cell>
          <table:table-cell office:value-type="float" office:value="0.050007185">
            <text:p>0.050007185</text:p>
          </table:table-cell>
          <table:table-cell office:value-type="float" office:value="0.027439112">
            <text:p>0.027439112</text:p>
          </table:table-cell>
          <table:table-cell table:style-name="ce6" office:value-type="float" office:value="0.019547705">
            <text:p>0.019547705</text:p>
          </table:table-cell>
          <table:table-cell office:value-type="float" office:value="0.015410306">
            <text:p>0.015410306</text:p>
          </table:table-cell>
          <table:table-cell office:value-type="float" office:value="0.015029908">
            <text:p>0.015029908</text:p>
          </table:table-cell>
          <table:table-cell table:style-name="Default" office:value-type="float" office:value="0.014931077">
            <text:p>0.014931077</text:p>
          </table:table-cell>
          <table:table-cell office:value-type="float" office:value="0.01462894">
            <text:p>0.01462894</text:p>
          </table:table-cell>
          <table:table-cell table:style-name="ce5" office:value-type="float" office:value="0.013751673">
            <text:p>0.013751673</text:p>
          </table:table-cell>
          <table:table-cell table:style-name="ce8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float" office:value="0.051688612">
            <text:p>0.051688612</text:p>
          </table:table-cell>
          <table:table-cell office:value-type="float" office:value="0.028428873">
            <text:p>0.028428873</text:p>
          </table:table-cell>
          <table:table-cell table:style-name="ce6" office:value-type="float" office:value="0.020598407">
            <text:p>0.020598407</text:p>
          </table:table-cell>
          <table:table-cell office:value-type="float" office:value="0.016434836">
            <text:p>0.016434836</text:p>
          </table:table-cell>
          <table:table-cell office:value-type="float" office:value="0.015641474">
            <text:p>0.015641474</text:p>
          </table:table-cell>
          <table:table-cell table:style-name="Default" office:value-type="float" office:value="0.015167356">
            <text:p>0.015167356</text:p>
          </table:table-cell>
          <table:table-cell office:value-type="float" office:value="0.014963793">
            <text:p>0.014963793</text:p>
          </table:table-cell>
          <table:table-cell table:style-name="ce5" office:value-type="float" office:value="0.014159269">
            <text:p>0.014159269</text:p>
          </table:table-cell>
          <table:table-cell table:style-name="ce8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float" office:value="0.05301158">
            <text:p>0.05301158</text:p>
          </table:table-cell>
          <table:table-cell office:value-type="float" office:value="0.029845754">
            <text:p>0.029845754</text:p>
          </table:table-cell>
          <table:table-cell table:style-name="ce6" office:value-type="float" office:value="0.020648999">
            <text:p>0.020648999</text:p>
          </table:table-cell>
          <table:table-cell office:value-type="float" office:value="0.01652274">
            <text:p>0.01652274</text:p>
          </table:table-cell>
          <table:table-cell office:value-type="float" office:value="0.016051402">
            <text:p>0.016051402</text:p>
          </table:table-cell>
          <table:table-cell table:style-name="Default" office:value-type="float" office:value="0.015670512">
            <text:p>0.015670512</text:p>
          </table:table-cell>
          <table:table-cell office:value-type="float" office:value="0.015251005">
            <text:p>0.015251005</text:p>
          </table:table-cell>
          <table:table-cell table:style-name="ce5" office:value-type="float" office:value="0.014545954">
            <text:p>0.014545954</text:p>
          </table:table-cell>
          <table:table-cell table:style-name="ce8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float" office:value="0.053922375">
            <text:p>0.053922375</text:p>
          </table:table-cell>
          <table:table-cell office:value-type="float" office:value="0.030213151">
            <text:p>0.030213151</text:p>
          </table:table-cell>
          <table:table-cell table:style-name="ce6" office:value-type="float" office:value="0.021835032">
            <text:p>0.021835032</text:p>
          </table:table-cell>
          <table:table-cell office:value-type="float" office:value="0.016861527">
            <text:p>0.016861527</text:p>
          </table:table-cell>
          <table:table-cell office:value-type="float" office:value="0.016249341">
            <text:p>0.016249341</text:p>
          </table:table-cell>
          <table:table-cell table:style-name="Default" office:value-type="float" office:value="0.01563585">
            <text:p>0.01563585</text:p>
          </table:table-cell>
          <table:table-cell office:value-type="float" office:value="0.015535138">
            <text:p>0.015535138</text:p>
          </table:table-cell>
          <table:table-cell table:style-name="ce5" office:value-type="float" office:value="0.014697813">
            <text:p>0.014697813</text:p>
          </table:table-cell>
          <table:table-cell table:style-name="ce8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float" office:value="0.054226223">
            <text:p>0.054226223</text:p>
          </table:table-cell>
          <table:table-cell office:value-type="float" office:value="0.030005076">
            <text:p>0.030005076</text:p>
          </table:table-cell>
          <table:table-cell table:style-name="ce6" office:value-type="float" office:value="0.021663778">
            <text:p>0.021663778</text:p>
          </table:table-cell>
          <table:table-cell office:value-type="float" office:value="0.016893879">
            <text:p>0.016893879</text:p>
          </table:table-cell>
          <table:table-cell office:value-type="float" office:value="0.016515769">
            <text:p>0.016515769</text:p>
          </table:table-cell>
          <table:table-cell table:style-name="Default" office:value-type="float" office:value="0.0159957">
            <text:p>0.0159957</text:p>
          </table:table-cell>
          <table:table-cell office:value-type="float" office:value="0.015816962">
            <text:p>0.015816962</text:p>
          </table:table-cell>
          <table:table-cell table:style-name="ce5" office:value-type="float" office:value="0.015020457">
            <text:p>0.015020457</text:p>
          </table:table-cell>
          <table:table-cell table:style-name="ce8"/>
        </table:table-row>
        <table:table-row table:style-name="ro1">
          <table:table-cell table:style-name="ce4" office:value-type="float" office:value="26">
            <text:p>26</text:p>
          </table:table-cell>
          <table:table-cell office:value-type="float" office:value="0.056469694">
            <text:p>0.056469694</text:p>
          </table:table-cell>
          <table:table-cell office:value-type="float" office:value="0.031275764">
            <text:p>0.031275764</text:p>
          </table:table-cell>
          <table:table-cell table:style-name="ce6" office:value-type="float" office:value="0.02210332">
            <text:p>0.02210332</text:p>
          </table:table-cell>
          <table:table-cell office:value-type="float" office:value="0.017368104">
            <text:p>0.017368104</text:p>
          </table:table-cell>
          <table:table-cell office:value-type="float" office:value="0.017023266">
            <text:p>0.017023266</text:p>
          </table:table-cell>
          <table:table-cell table:style-name="Default" office:value-type="float" office:value="0.01645748">
            <text:p>0.01645748</text:p>
          </table:table-cell>
          <table:table-cell office:value-type="float" office:value="0.016233368">
            <text:p>0.016233368</text:p>
          </table:table-cell>
          <table:table-cell table:style-name="ce5" office:value-type="float" office:value="0.015372223">
            <text:p>0.015372223</text:p>
          </table:table-cell>
          <table:table-cell table:style-name="ce8">
            <draw:frame table:end-cell-address="31_05_2014.Q42" table:end-x="0.6035in" table:end-y="0.0528in" draw:z-index="1" draw:style-name="gr1" draw:text-style-name="P1" svg:width="6.3in" svg:height="3.5457in" svg:x="0.5268in" svg:y="0.063in">
              <draw:object draw:notify-on-update-of-ranges="31_05_2014.A28:31_05_2014.A28 31_05_2014.A29:31_05_2014.A40 31_05_2014.B28:31_05_2014.B28 31_05_2014.B29:31_05_2014.B40 31_05_2014.C28:31_05_2014.C28 31_05_2014.C29:31_05_2014.C40 31_05_2014.D28:31_05_2014.D28 31_05_2014.D29:31_05_2014.D40 31_05_2014.E28:31_05_2014.E28 31_05_2014.E29:31_05_2014.E40 31_05_2014.F28:31_05_2014.F28 31_05_2014.F29:31_05_2014.F40 31_05_2014.G28:31_05_2014.G28 31_05_2014.G29:31_05_2014.G40 31_05_2014.H28:31_05_2014.H28 31_05_2014.H29:31_05_2014.H40 31_05_2014.I28:31_05_2014.I28 31_05_2014.I29:31_05_2014.I4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4" office:value-type="float" office:value="27">
            <text:p>27</text:p>
          </table:table-cell>
          <table:table-cell office:value-type="float" office:value="0.057729326">
            <text:p>0.057729326</text:p>
          </table:table-cell>
          <table:table-cell office:value-type="float" office:value="0.032023601">
            <text:p>0.032023601</text:p>
          </table:table-cell>
          <table:table-cell table:style-name="ce6" office:value-type="float" office:value="0.022453098">
            <text:p>0.022453098</text:p>
          </table:table-cell>
          <table:table-cell office:value-type="float" office:value="0.018006933">
            <text:p>0.018006933</text:p>
          </table:table-cell>
          <table:table-cell office:value-type="float" office:value="0.017348389">
            <text:p>0.017348389</text:p>
          </table:table-cell>
          <table:table-cell table:style-name="Default" office:value-type="float" office:value="0.01710653">
            <text:p>0.01710653</text:p>
          </table:table-cell>
          <table:table-cell office:value-type="float" office:value="0.016431543">
            <text:p>0.016431543</text:p>
          </table:table-cell>
          <table:table-cell table:style-name="ce5" office:value-type="float" office:value="0.015670341">
            <text:p>0.015670341</text:p>
          </table:table-cell>
          <table:table-cell table:style-name="ce8"/>
        </table:table-row>
        <table:table-row table:style-name="ro1">
          <table:table-cell table:style-name="ce4" office:value-type="float" office:value="28">
            <text:p>28</text:p>
          </table:table-cell>
          <table:table-cell office:value-type="float" office:value="0.059677417">
            <text:p>0.059677417</text:p>
          </table:table-cell>
          <table:table-cell office:value-type="float" office:value="0.033211366">
            <text:p>0.033211366</text:p>
          </table:table-cell>
          <table:table-cell table:style-name="ce6" office:value-type="float" office:value="0.023324592">
            <text:p>0.023324592</text:p>
          </table:table-cell>
          <table:table-cell office:value-type="float" office:value="0.018693766">
            <text:p>0.018693766</text:p>
          </table:table-cell>
          <table:table-cell office:value-type="float" office:value="0.018057503">
            <text:p>0.018057503</text:p>
          </table:table-cell>
          <table:table-cell table:style-name="Default" office:value-type="float" office:value="0.017457676">
            <text:p>0.017457676</text:p>
          </table:table-cell>
          <table:table-cell office:value-type="float" office:value="0.016880558">
            <text:p>0.016880558</text:p>
          </table:table-cell>
          <table:table-cell table:style-name="ce5" office:value-type="float" office:value="0.016553916">
            <text:p>0.016553916</text:p>
          </table:table-cell>
          <table:table-cell table:style-name="ce8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float" office:value="0.061176963">
            <text:p>0.061176963</text:p>
          </table:table-cell>
          <table:table-cell office:value-type="float" office:value="0.034006845">
            <text:p>0.034006845</text:p>
          </table:table-cell>
          <table:table-cell table:style-name="ce6" office:value-type="float" office:value="0.024031931">
            <text:p>0.024031931</text:p>
          </table:table-cell>
          <table:table-cell office:value-type="float" office:value="0.019141349">
            <text:p>0.019141349</text:p>
          </table:table-cell>
          <table:table-cell office:value-type="float" office:value="0.018719254">
            <text:p>0.018719254</text:p>
          </table:table-cell>
          <table:table-cell table:style-name="Default" office:value-type="float" office:value="0.017892172">
            <text:p>0.017892172</text:p>
          </table:table-cell>
          <table:table-cell office:value-type="float" office:value="0.017578381">
            <text:p>0.017578381</text:p>
          </table:table-cell>
          <table:table-cell table:style-name="ce5" office:value-type="float" office:value="0.01671281">
            <text:p>0.01671281</text:p>
          </table:table-cell>
          <table:table-cell table:style-name="ce8"/>
        </table:table-row>
        <table:table-row table:style-name="ro1">
          <table:table-cell table:style-name="ce4" office:value-type="float" office:value="30">
            <text:p>30</text:p>
          </table:table-cell>
          <table:table-cell office:value-type="float" office:value="0.063038838">
            <text:p>0.063038838</text:p>
          </table:table-cell>
          <table:table-cell office:value-type="float" office:value="0.035110598">
            <text:p>0.035110598</text:p>
          </table:table-cell>
          <table:table-cell table:style-name="ce6" office:value-type="float" office:value="0.025195042">
            <text:p>0.025195042</text:p>
          </table:table-cell>
          <table:table-cell office:value-type="float" office:value="0.019723706">
            <text:p>0.019723706</text:p>
          </table:table-cell>
          <table:table-cell office:value-type="float" office:value="0.01890197">
            <text:p>0.01890197</text:p>
          </table:table-cell>
          <table:table-cell table:style-name="Default" office:value-type="float" office:value="0.01888187">
            <text:p>0.01888187</text:p>
          </table:table-cell>
          <table:table-cell office:value-type="float" office:value="0.017930982">
            <text:p>0.017930982</text:p>
          </table:table-cell>
          <table:table-cell table:style-name="ce5" office:value-type="float" office:value="0.017420299">
            <text:p>0.017420299</text:p>
          </table:table-cell>
          <table:table-cell table:style-name="ce8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3543662">
            <text:p>0.063543662</text:p>
          </table:table-cell>
          <table:table-cell office:value-type="float" office:value="0.035121225">
            <text:p>0.035121225</text:p>
          </table:table-cell>
          <table:table-cell table:style-name="ce6" office:value-type="float" office:value="0.025623765">
            <text:p>0.025623765</text:p>
          </table:table-cell>
          <table:table-cell office:value-type="float" office:value="0.019520977">
            <text:p>0.019520977</text:p>
          </table:table-cell>
          <table:table-cell office:value-type="float" office:value="0.019242446">
            <text:p>0.019242446</text:p>
          </table:table-cell>
          <table:table-cell table:style-name="Default" office:value-type="float" office:value="0.018587109">
            <text:p>0.018587109</text:p>
          </table:table-cell>
          <table:table-cell office:value-type="float" office:value="0.018265322">
            <text:p>0.018265322</text:p>
          </table:table-cell>
          <table:table-cell table:style-name="ce5" office:value-type="float" office:value="0.017544982">
            <text:p>0.017544982</text:p>
          </table:table-cell>
          <table:table-cell table:style-name="ce8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3534617">
            <text:p>0.063534617</text:p>
          </table:table-cell>
          <table:table-cell office:value-type="float" office:value="0.034336481">
            <text:p>0.034336481</text:p>
          </table:table-cell>
          <table:table-cell table:style-name="ce6" office:value-type="float" office:value="0.025804384">
            <text:p>0.025804384</text:p>
          </table:table-cell>
          <table:table-cell office:value-type="float" office:value="0.019316409">
            <text:p>0.019316409</text:p>
          </table:table-cell>
          <table:table-cell office:value-type="float" office:value="0.019182745">
            <text:p>0.019182745</text:p>
          </table:table-cell>
          <table:table-cell table:style-name="Default" office:value-type="float" office:value="0.018609497">
            <text:p>0.018609497</text:p>
          </table:table-cell>
          <table:table-cell office:value-type="float" office:value="0.018159007">
            <text:p>0.018159007</text:p>
          </table:table-cell>
          <table:table-cell table:style-name="ce5" office:value-type="float" office:value="0.017486115">
            <text:p>0.017486115</text:p>
          </table:table-cell>
          <table:table-cell table:style-name="ce8"/>
        </table:table-row>
        <table:table-row table:style-name="ro1">
          <table:table-cell table:style-name="ce4" office:value-type="float" office:value="59">
            <text:p>59</text:p>
          </table:table-cell>
          <table:table-cell office:value-type="float" office:value="0.107406469">
            <text:p>0.107406469</text:p>
          </table:table-cell>
          <table:table-cell office:value-type="float" office:value="0.061588686">
            <text:p>0.061588686</text:p>
          </table:table-cell>
          <table:table-cell table:style-name="ce6" office:value-type="float" office:value="0.042566974">
            <text:p>0.042566974</text:p>
          </table:table-cell>
          <table:table-cell office:value-type="float" office:value="0.03199559">
            <text:p>0.03199559</text:p>
          </table:table-cell>
          <table:table-cell office:value-type="float" office:value="0.030628082">
            <text:p>0.030628082</text:p>
          </table:table-cell>
          <table:table-cell table:style-name="Default" office:value-type="float" office:value="0.029988291">
            <text:p>0.029988291</text:p>
          </table:table-cell>
          <table:table-cell office:value-type="float" office:value="0.029045956">
            <text:p>0.029045956</text:p>
          </table:table-cell>
          <table:table-cell table:style-name="ce5" office:value-type="float" office:value="0.027386639">
            <text:p>0.027386639</text:p>
          </table:table-cell>
          <table:table-cell table:style-name="ce8"/>
        </table:table-row>
        <table:table-row table:style-name="ro1">
          <table:table-cell table:style-name="ce4" office:value-type="float" office:value="90">
            <text:p>90</text:p>
          </table:table-cell>
          <table:table-cell office:value-type="float" office:value="0.143431882">
            <text:p>0.143431882</text:p>
          </table:table-cell>
          <table:table-cell office:value-type="float" office:value="0.079201857">
            <text:p>0.079201857</text:p>
          </table:table-cell>
          <table:table-cell table:style-name="ce6" office:value-type="float" office:value="0.057373454">
            <text:p>0.057373454</text:p>
          </table:table-cell>
          <table:table-cell office:value-type="float" office:value="0.04463778">
            <text:p>0.04463778</text:p>
          </table:table-cell>
          <table:table-cell office:value-type="float" office:value="0.042537167">
            <text:p>0.042537167</text:p>
          </table:table-cell>
          <table:table-cell table:style-name="Default" office:value-type="float" office:value="0.041304305">
            <text:p>0.041304305</text:p>
          </table:table-cell>
          <table:table-cell office:value-type="float" office:value="0.043809778">
            <text:p>0.043809778</text:p>
          </table:table-cell>
          <table:table-cell table:style-name="ce5" office:value-type="float" office:value="0.038298819">
            <text:p>0.038298819</text:p>
          </table:table-cell>
          <table:table-cell table:style-name="ce8"/>
        </table:table-row>
        <table:table-row table:style-name="ro1">
          <table:table-cell table:style-name="ce4" office:value-type="float" office:value="120">
            <text:p>120</text:p>
          </table:table-cell>
          <table:table-cell office:value-type="float" office:value="0.186526922">
            <text:p>0.186526922</text:p>
          </table:table-cell>
          <table:table-cell office:value-type="float" office:value="0.102596691">
            <text:p>0.102596691</text:p>
          </table:table-cell>
          <table:table-cell table:style-name="ce6" office:value-type="float" office:value="0.076429806">
            <text:p>0.076429806</text:p>
          </table:table-cell>
          <table:table-cell office:value-type="float" office:value="0.058543151">
            <text:p>0.058543151</text:p>
          </table:table-cell>
          <table:table-cell office:value-type="float" office:value="0.055686724">
            <text:p>0.055686724</text:p>
          </table:table-cell>
          <table:table-cell table:style-name="Default" office:value-type="float" office:value="0.053657016">
            <text:p>0.053657016</text:p>
          </table:table-cell>
          <table:table-cell office:value-type="float" office:value="0.052799848">
            <text:p>0.052799848</text:p>
          </table:table-cell>
          <table:table-cell table:style-name="ce5" office:value-type="float" office:value="0.048954087">
            <text:p>0.048954087</text:p>
          </table:table-cell>
          <table:table-cell table:style-name="ce8"/>
        </table:table-row>
        <table:table-row table:style-name="ro1">
          <table:table-cell table:style-name="ce4" office:value-type="float" office:value="151">
            <text:p>151</text:p>
          </table:table-cell>
          <table:table-cell office:value-type="float" office:value="0.230051797">
            <text:p>0.230051797</text:p>
          </table:table-cell>
          <table:table-cell office:value-type="float" office:value="0.127969402">
            <text:p>0.127969402</text:p>
          </table:table-cell>
          <table:table-cell table:style-name="ce6" office:value-type="float" office:value="0.0921588">
            <text:p>0.0921588</text:p>
          </table:table-cell>
          <table:table-cell office:value-type="float" office:value="0.07202382">
            <text:p>0.07202382</text:p>
          </table:table-cell>
          <table:table-cell office:value-type="float" office:value="0.068988441">
            <text:p>0.068988441</text:p>
          </table:table-cell>
          <table:table-cell table:style-name="Default" office:value-type="float" office:value="0.066001109">
            <text:p>0.066001109</text:p>
          </table:table-cell>
          <table:table-cell office:value-type="float" office:value="0.064995803">
            <text:p>0.064995803</text:p>
          </table:table-cell>
          <table:table-cell table:style-name="ce5" office:value-type="float" office:value="0.060291762">
            <text:p>0.060291762</text:p>
          </table:table-cell>
          <table:table-cell table:style-name="ce8"/>
        </table:table-row>
        <table:table-row table:style-name="ro1">
          <table:table-cell table:style-name="ce4" office:value-type="float" office:value="181">
            <text:p>181</text:p>
          </table:table-cell>
          <table:table-cell office:value-type="float" office:value="0.275784178">
            <text:p>0.275784178</text:p>
          </table:table-cell>
          <table:table-cell office:value-type="float" office:value="0.148322465">
            <text:p>0.148322465</text:p>
          </table:table-cell>
          <table:table-cell table:style-name="ce6" office:value-type="float" office:value="0.11013383">
            <text:p>0.11013383</text:p>
          </table:table-cell>
          <table:table-cell office:value-type="float" office:value="0.085628422">
            <text:p>0.085628422</text:p>
          </table:table-cell>
          <table:table-cell office:value-type="float" office:value="0.081029072">
            <text:p>0.081029072</text:p>
          </table:table-cell>
          <table:table-cell table:style-name="Default" office:value-type="float" office:value="0.077250923">
            <text:p>0.077250923</text:p>
          </table:table-cell>
          <table:table-cell office:value-type="float" office:value="0.076552115">
            <text:p>0.076552115</text:p>
          </table:table-cell>
          <table:table-cell table:style-name="ce5" office:value-type="float" office:value="0.070768934">
            <text:p>0.070768934</text:p>
          </table:table-cell>
          <table:table-cell table:style-name="ce8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6" office:value-type="float" office:value="0.321133637">
            <text:p>0.321133637</text:p>
          </table:table-cell>
          <table:table-cell office:value-type="float" office:value="0.174878258">
            <text:p>0.174878258</text:p>
          </table:table-cell>
          <table:table-cell table:style-name="ce6" office:value-type="float" office:value="0.131091509">
            <text:p>0.131091509</text:p>
          </table:table-cell>
          <table:table-cell office:value-type="float" office:value="0.10263503">
            <text:p>0.10263503</text:p>
          </table:table-cell>
          <table:table-cell office:value-type="float" office:value="0.095259267">
            <text:p>0.095259267</text:p>
          </table:table-cell>
          <table:table-cell table:style-name="Default" office:value-type="float" office:value="0.08963744">
            <text:p>0.08963744</text:p>
          </table:table-cell>
          <table:table-cell office:value-type="float" office:value="0.087203877">
            <text:p>0.087203877</text:p>
          </table:table-cell>
          <table:table-cell table:style-name="ce5" office:value-type="float" office:value="0.081519077">
            <text:p>0.081519077</text:p>
          </table:table-cell>
          <table:table-cell table:style-name="ce8"/>
        </table:table-row>
        <table:table-row table:style-name="ro1">
          <table:table-cell table:style-name="ce4" office:value-type="float" office:value="243">
            <text:p>243</text:p>
          </table:table-cell>
          <table:table-cell table:style-name="ce6" office:value-type="float" office:value="0.364250317">
            <text:p>0.364250317</text:p>
          </table:table-cell>
          <table:table-cell office:value-type="float" office:value="0.195345161">
            <text:p>0.195345161</text:p>
          </table:table-cell>
          <table:table-cell table:style-name="ce6" office:value-type="float" office:value="0.1478334">
            <text:p>0.1478334</text:p>
          </table:table-cell>
          <table:table-cell office:value-type="float" office:value="0.1163749">
            <text:p>0.1163749</text:p>
          </table:table-cell>
          <table:table-cell office:value-type="float" office:value="0.10808353">
            <text:p>0.10808353</text:p>
          </table:table-cell>
          <table:table-cell table:style-name="Default" office:value-type="float" office:value="0.101276311">
            <text:p>0.101276311</text:p>
          </table:table-cell>
          <table:table-cell office:value-type="float" office:value="0.100094319">
            <text:p>0.100094319</text:p>
          </table:table-cell>
          <table:table-cell table:style-name="ce5" office:value-type="float" office:value="0.092150011">
            <text:p>0.092150011</text:p>
          </table:table-cell>
          <table:table-cell table:style-name="ce8"/>
        </table:table-row>
        <table:table-row table:style-name="ro1">
          <table:table-cell table:style-name="ce4" office:value-type="float" office:value="273">
            <text:p>273</text:p>
          </table:table-cell>
          <table:table-cell table:style-name="ce6" office:value-type="float" office:value="0.407065351">
            <text:p>0.407065351</text:p>
          </table:table-cell>
          <table:table-cell office:value-type="float" office:value="0.216775847">
            <text:p>0.216775847</text:p>
          </table:table-cell>
          <table:table-cell table:style-name="ce6" office:value-type="float" office:value="0.164959687">
            <text:p>0.164959687</text:p>
          </table:table-cell>
          <table:table-cell office:value-type="float" office:value="0.132678532">
            <text:p>0.132678532</text:p>
          </table:table-cell>
          <table:table-cell office:value-type="float" office:value="0.119651197">
            <text:p>0.119651197</text:p>
          </table:table-cell>
          <table:table-cell table:style-name="Default" office:value-type="float" office:value="0.113126443">
            <text:p>0.113126443</text:p>
          </table:table-cell>
          <table:table-cell office:value-type="float" office:value="0.109864066">
            <text:p>0.109864066</text:p>
          </table:table-cell>
          <table:table-cell table:style-name="ce5" office:value-type="float" office:value="0.102524225">
            <text:p>0.102524225</text:p>
          </table:table-cell>
          <table:table-cell table:style-name="ce8"/>
        </table:table-row>
        <table:table-row table:style-name="ro1">
          <table:table-cell table:style-name="ce4" office:value-type="float" office:value="304">
            <text:p>304</text:p>
          </table:table-cell>
          <table:table-cell table:style-name="ce6" office:value-type="float" office:value="0.454185232">
            <text:p>0.454185232</text:p>
          </table:table-cell>
          <table:table-cell office:value-type="float" office:value="0.241721246">
            <text:p>0.241721246</text:p>
          </table:table-cell>
          <table:table-cell table:style-name="ce6" office:value-type="float" office:value="0.188842132">
            <text:p>0.188842132</text:p>
          </table:table-cell>
          <table:table-cell office:value-type="float" office:value="0.153105364">
            <text:p>0.153105364</text:p>
          </table:table-cell>
          <table:table-cell office:value-type="float" office:value="0.135975164">
            <text:p>0.135975164</text:p>
          </table:table-cell>
          <table:table-cell table:style-name="Default" office:value-type="float" office:value="0.127034872">
            <text:p>0.127034872</text:p>
          </table:table-cell>
          <table:table-cell office:value-type="float" office:value="0.122183184">
            <text:p>0.122183184</text:p>
          </table:table-cell>
          <table:table-cell table:style-name="ce5" office:value-type="float" office:value="0.114098243">
            <text:p>0.114098243</text:p>
          </table:table-cell>
          <table:table-cell table:style-name="ce8"/>
        </table:table-row>
        <table:table-row table:style-name="ro1">
          <table:table-cell table:style-name="ce4" office:value-type="float" office:value="334">
            <text:p>334</text:p>
          </table:table-cell>
          <table:table-cell table:style-name="ce6" office:value-type="float" office:value="0.495368618">
            <text:p>0.495368618</text:p>
          </table:table-cell>
          <table:table-cell office:value-type="float" office:value="0.264065934">
            <text:p>0.264065934</text:p>
          </table:table-cell>
          <table:table-cell table:style-name="ce6" office:value-type="float" office:value="0.201656089">
            <text:p>0.201656089</text:p>
          </table:table-cell>
          <table:table-cell office:value-type="float" office:value="0.158419538">
            <text:p>0.158419538</text:p>
          </table:table-cell>
          <table:table-cell office:value-type="float" office:value="0.147257821">
            <text:p>0.147257821</text:p>
          </table:table-cell>
          <table:table-cell table:style-name="Default" office:value-type="float" office:value="0.138954177">
            <text:p>0.138954177</text:p>
          </table:table-cell>
          <table:table-cell office:value-type="float" office:value="0.132642416">
            <text:p>0.132642416</text:p>
          </table:table-cell>
          <table:table-cell table:style-name="ce5" office:value-type="float" office:value="0.123744569">
            <text:p>0.123744569</text:p>
          </table:table-cell>
          <table:table-cell table:style-name="ce8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ce6" office:value-type="float" office:value="0.546513618">
            <text:p>0.546513618</text:p>
          </table:table-cell>
          <table:table-cell office:value-type="float" office:value="0.287686847">
            <text:p>0.287686847</text:p>
          </table:table-cell>
          <table:table-cell table:style-name="ce6" office:value-type="float" office:value="0.221925138">
            <text:p>0.221925138</text:p>
          </table:table-cell>
          <table:table-cell office:value-type="float" office:value="0.175953721">
            <text:p>0.175953721</text:p>
          </table:table-cell>
          <table:table-cell office:value-type="float" office:value="0.163070827">
            <text:p>0.163070827</text:p>
          </table:table-cell>
          <table:table-cell table:style-name="Default" office:value-type="float" office:value="0.15081096">
            <text:p>0.15081096</text:p>
          </table:table-cell>
          <table:table-cell office:value-type="float" office:value="0.145585545">
            <text:p>0.145585545</text:p>
          </table:table-cell>
          <table:table-cell table:style-name="ce5" office:value-type="float" office:value="0.135276762">
            <text:p>0.135276762</text:p>
          </table:table-cell>
          <table:table-cell table:style-name="ce8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ce6" office:value-type="float" office:value="0.542647309">
            <text:p>0.542647309</text:p>
          </table:table-cell>
          <table:table-cell office:value-type="float" office:value="0.286984939">
            <text:p>0.286984939</text:p>
          </table:table-cell>
          <table:table-cell table:style-name="ce6" office:value-type="float" office:value="0.218056028">
            <text:p>0.218056028</text:p>
          </table:table-cell>
          <table:table-cell office:value-type="float" office:value="0.176041069">
            <text:p>0.176041069</text:p>
          </table:table-cell>
          <table:table-cell office:value-type="float" office:value="0.15977922">
            <text:p>0.15977922</text:p>
          </table:table-cell>
          <table:table-cell table:style-name="Default" office:value-type="float" office:value="0.150145916">
            <text:p>0.150145916</text:p>
          </table:table-cell>
          <table:table-cell office:value-type="float" office:value="0.147094436">
            <text:p>0.147094436</text:p>
          </table:table-cell>
          <table:table-cell table:style-name="ce5" office:value-type="float" office:value="0.134852252">
            <text:p>0.134852252</text:p>
          </table:table-cell>
          <table:table-cell table:style-name="ce8"/>
        </table:table-row>
        <table:table-row table:style-name="ro1">
          <table:table-cell table:style-name="ce4" office:value-type="float" office:value="730">
            <text:p>730</text:p>
          </table:table-cell>
          <table:table-cell table:style-name="ce6" office:value-type="float" office:value="1.080902401">
            <text:p>1.080902401</text:p>
          </table:table-cell>
          <table:table-cell office:value-type="float" office:value="0.582737013">
            <text:p>0.582737013</text:p>
          </table:table-cell>
          <table:table-cell table:style-name="ce6" office:value-type="float" office:value="0.451450644">
            <text:p>0.451450644</text:p>
          </table:table-cell>
          <table:table-cell office:value-type="float" office:value="0.368061245">
            <text:p>0.368061245</text:p>
          </table:table-cell>
          <table:table-cell office:value-type="float" office:value="0.378525908">
            <text:p>0.378525908</text:p>
          </table:table-cell>
          <table:table-cell table:style-name="Default" office:value-type="float" office:value="0.310791348">
            <text:p>0.310791348</text:p>
          </table:table-cell>
          <table:table-cell office:value-type="float" office:value="0.293643699">
            <text:p>0.293643699</text:p>
          </table:table-cell>
          <table:table-cell table:style-name="ce5" office:value-type="float" office:value="0.26809163">
            <text:p>0.26809163</text:p>
          </table:table-cell>
          <table:table-cell table:style-name="ce8">
            <draw:frame table:end-cell-address="31_05_2014.Q63" table:end-x="0.4059in" table:end-y="0.063in" draw:z-index="2" draw:style-name="gr1" draw:text-style-name="P1" svg:width="6.3in" svg:height="3.535in" svg:x="0.3291in" svg:y="0.0839in">
              <draw:object draw:notify-on-update-of-ranges="31_05_2014.A41:31_05_2014.A41 31_05_2014.A42:31_05_2014.A53 31_05_2014.B41:31_05_2014.B41 31_05_2014.B42:31_05_2014.B53 31_05_2014.C41:31_05_2014.C41 31_05_2014.C42:31_05_2014.C53 31_05_2014.D41:31_05_2014.D41 31_05_2014.D42:31_05_2014.D53 31_05_2014.E41:31_05_2014.E41 31_05_2014.E42:31_05_2014.E53 31_05_2014.F41:31_05_2014.F41 31_05_2014.F42:31_05_2014.F53 31_05_2014.G41:31_05_2014.G41 31_05_2014.G42:31_05_2014.G53 31_05_2014.H41:31_05_2014.H41 31_05_2014.H42:31_05_2014.H53 31_05_2014.I41:31_05_2014.I41 31_05_2014.I42:31_05_2014.I53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table:style-name="ce4" office:value-type="float" office:value="1096">
            <text:p>1096</text:p>
          </table:table-cell>
          <table:table-cell table:style-name="ce6" office:value-type="float" office:value="1.61096846">
            <text:p>1.61096846</text:p>
          </table:table-cell>
          <table:table-cell office:value-type="float" office:value="0.870667238">
            <text:p>0.870667238</text:p>
          </table:table-cell>
          <table:table-cell table:style-name="ce6" office:value-type="float" office:value="0.690490416">
            <text:p>0.690490416</text:p>
          </table:table-cell>
          <table:table-cell office:value-type="float" office:value="0.562504079">
            <text:p>0.562504079</text:p>
          </table:table-cell>
          <table:table-cell office:value-type="float" office:value="0.494084139">
            <text:p>0.494084139</text:p>
          </table:table-cell>
          <table:table-cell table:style-name="Default" office:value-type="float" office:value="0.451085342">
            <text:p>0.451085342</text:p>
          </table:table-cell>
          <table:table-cell office:value-type="float" office:value="0.43831197">
            <text:p>0.43831197</text:p>
          </table:table-cell>
          <table:table-cell table:style-name="ce5" office:value-type="float" office:value="0.396005309">
            <text:p>0.396005309</text:p>
          </table:table-cell>
          <table:table-cell table:style-name="ce8"/>
        </table:table-row>
        <table:table-row table:style-name="ro1">
          <table:table-cell table:style-name="ce4" office:value-type="float" office:value="1461">
            <text:p>1461</text:p>
          </table:table-cell>
          <table:table-cell table:style-name="ce6" office:value-type="float" office:value="2.161087326">
            <text:p>2.161087326</text:p>
          </table:table-cell>
          <table:table-cell office:value-type="float" office:value="1.163359835">
            <text:p>1.163359835</text:p>
          </table:table-cell>
          <table:table-cell office:value-type="float" office:value="0.913890703">
            <text:p>0.913890703</text:p>
          </table:table-cell>
          <table:table-cell office:value-type="float" office:value="0.756945287">
            <text:p>0.756945287</text:p>
          </table:table-cell>
          <table:table-cell office:value-type="float" office:value="0.658777933">
            <text:p>0.658777933</text:p>
          </table:table-cell>
          <table:table-cell table:style-name="Default" office:value-type="float" office:value="0.603414087">
            <text:p>0.603414087</text:p>
          </table:table-cell>
          <table:table-cell office:value-type="float" office:value="0.583302329">
            <text:p>0.583302329</text:p>
          </table:table-cell>
          <table:table-cell table:style-name="ce5" office:value-type="float" office:value="0.552077028">
            <text:p>0.552077028</text:p>
          </table:table-cell>
          <table:table-cell table:style-name="ce8"/>
        </table:table-row>
        <table:table-row table:style-name="ro1">
          <table:table-cell table:style-name="ce4" office:value-type="float" office:value="1826">
            <text:p>1826</text:p>
          </table:table-cell>
          <table:table-cell table:style-name="ce6" office:value-type="float" office:value="2.820467738">
            <text:p>2.820467738</text:p>
          </table:table-cell>
          <table:table-cell office:value-type="float" office:value="1.827115506">
            <text:p>1.827115506</text:p>
          </table:table-cell>
          <table:table-cell office:value-type="float" office:value="1.338252462">
            <text:p>1.338252462</text:p>
          </table:table-cell>
          <table:table-cell office:value-type="float" office:value="1.118715534">
            <text:p>1.118715534</text:p>
          </table:table-cell>
          <table:table-cell office:value-type="float" office:value="0.980334113">
            <text:p>0.980334113</text:p>
          </table:table-cell>
          <table:table-cell table:style-name="Default" office:value-type="float" office:value="0.959303797">
            <text:p>0.959303797</text:p>
          </table:table-cell>
          <table:table-cell office:value-type="float" office:value="0.878419144">
            <text:p>0.878419144</text:p>
          </table:table-cell>
          <table:table-cell table:style-name="ce5" office:value-type="float" office:value="0.814818968">
            <text:p>0.814818968</text:p>
          </table:table-cell>
          <table:table-cell table:style-name="ce8"/>
        </table:table-row>
        <table:table-row table:style-name="ro1">
          <table:table-cell table:style-name="ce4" office:value-type="float" office:value="2191">
            <text:p>2191</text:p>
          </table:table-cell>
          <table:table-cell table:style-name="ce6" office:value-type="float" office:value="3.905649026">
            <text:p>3.905649026</text:p>
          </table:table-cell>
          <table:table-cell office:value-type="float" office:value="2.074215202">
            <text:p>2.074215202</text:p>
          </table:table-cell>
          <table:table-cell office:value-type="float" office:value="1.530934004">
            <text:p>1.530934004</text:p>
          </table:table-cell>
          <table:table-cell office:value-type="float" office:value="1.259440604">
            <text:p>1.259440604</text:p>
          </table:table-cell>
          <table:table-cell office:value-type="float" office:value="1.110266852">
            <text:p>1.110266852</text:p>
          </table:table-cell>
          <table:table-cell table:style-name="Default" office:value-type="float" office:value="1.042697686">
            <text:p>1.042697686</text:p>
          </table:table-cell>
          <table:table-cell office:value-type="float" office:value="0.990038472">
            <text:p>0.990038472</text:p>
          </table:table-cell>
          <table:table-cell table:style-name="ce5" office:value-type="float" office:value="0.897163523">
            <text:p>0.897163523</text:p>
          </table:table-cell>
          <table:table-cell table:style-name="ce8"/>
        </table:table-row>
        <table:table-row table:style-name="ro1">
          <table:table-cell table:style-name="ce4" office:value-type="float" office:value="2557">
            <text:p>2557</text:p>
          </table:table-cell>
          <table:table-cell table:style-name="ce6" office:value-type="float" office:value="4.262704563">
            <text:p>4.262704563</text:p>
          </table:table-cell>
          <table:table-cell office:value-type="float" office:value="2.379803438">
            <text:p>2.379803438</text:p>
          </table:table-cell>
          <table:table-cell office:value-type="float" office:value="1.773334236">
            <text:p>1.773334236</text:p>
          </table:table-cell>
          <table:table-cell office:value-type="float" office:value="1.461073171">
            <text:p>1.461073171</text:p>
          </table:table-cell>
          <table:table-cell office:value-type="float" office:value="1.203218885">
            <text:p>1.203218885</text:p>
          </table:table-cell>
          <table:table-cell table:style-name="Default" office:value-type="float" office:value="1.064304608">
            <text:p>1.064304608</text:p>
          </table:table-cell>
          <table:table-cell office:value-type="float" office:value="1.021221798">
            <text:p>1.021221798</text:p>
          </table:table-cell>
          <table:table-cell table:style-name="ce5" office:value-type="float" office:value="0.938475569">
            <text:p>0.938475569</text:p>
          </table:table-cell>
          <table:table-cell table:style-name="ce8"/>
        </table:table-row>
        <table:table-row table:style-name="ro1">
          <table:table-cell table:style-name="ce4" office:value-type="float" office:value="2922">
            <text:p>2922</text:p>
          </table:table-cell>
          <table:table-cell table:style-name="ce6" office:value-type="float" office:value="4.537096899">
            <text:p>4.537096899</text:p>
          </table:table-cell>
          <table:table-cell office:value-type="float" office:value="2.511530205">
            <text:p>2.511530205</text:p>
          </table:table-cell>
          <table:table-cell office:value-type="float" office:value="1.967527448">
            <text:p>1.967527448</text:p>
          </table:table-cell>
          <table:table-cell office:value-type="float" office:value="1.585357504">
            <text:p>1.585357504</text:p>
          </table:table-cell>
          <table:table-cell office:value-type="float" office:value="1.362772859">
            <text:p>1.362772859</text:p>
          </table:table-cell>
          <table:table-cell table:style-name="Default" office:value-type="float" office:value="1.239537775">
            <text:p>1.239537775</text:p>
          </table:table-cell>
          <table:table-cell office:value-type="float" office:value="1.191038925">
            <text:p>1.191038925</text:p>
          </table:table-cell>
          <table:table-cell table:style-name="ce5" office:value-type="float" office:value="1.129653524">
            <text:p>1.129653524</text:p>
          </table:table-cell>
          <table:table-cell table:style-name="ce8"/>
        </table:table-row>
        <table:table-row table:style-name="ro1">
          <table:table-cell table:style-name="ce4" office:value-type="float" office:value="3287">
            <text:p>3287</text:p>
          </table:table-cell>
          <table:table-cell table:style-name="ce6" office:value-type="float" office:value="5.86445187">
            <text:p>5.86445187</text:p>
          </table:table-cell>
          <table:table-cell office:value-type="float" office:value="3.365066879">
            <text:p>3.365066879</text:p>
          </table:table-cell>
          <table:table-cell office:value-type="float" office:value="2.454090678">
            <text:p>2.454090678</text:p>
          </table:table-cell>
          <table:table-cell office:value-type="float" office:value="2.048534174">
            <text:p>2.048534174</text:p>
          </table:table-cell>
          <table:table-cell office:value-type="float" office:value="1.787505608">
            <text:p>1.787505608</text:p>
          </table:table-cell>
          <table:table-cell table:style-name="Default" office:value-type="float" office:value="1.682007607">
            <text:p>1.682007607</text:p>
          </table:table-cell>
          <table:table-cell office:value-type="float" office:value="1.596138224">
            <text:p>1.596138224</text:p>
          </table:table-cell>
          <table:table-cell table:style-name="ce5" office:value-type="float" office:value="1.407176862">
            <text:p>1.407176862</text:p>
          </table:table-cell>
          <table:table-cell table:style-name="ce8"/>
        </table:table-row>
        <table:table-row table:style-name="ro1">
          <table:table-cell table:style-name="ce4" office:value-type="float" office:value="3652">
            <text:p>3652</text:p>
          </table:table-cell>
          <table:table-cell table:style-name="ce6" office:value-type="float" office:value="6.824521039">
            <text:p>6.824521039</text:p>
          </table:table-cell>
          <table:table-cell office:value-type="float" office:value="3.790813744">
            <text:p>3.790813744</text:p>
          </table:table-cell>
          <table:table-cell office:value-type="float" office:value="2.733137981">
            <text:p>2.733137981</text:p>
          </table:table-cell>
          <table:table-cell office:value-type="float" office:value="2.276909634">
            <text:p>2.276909634</text:p>
          </table:table-cell>
          <table:table-cell office:value-type="float" office:value="1.885395351">
            <text:p>1.885395351</text:p>
          </table:table-cell>
          <table:table-cell table:style-name="Default" office:value-type="float" office:value="1.62206265">
            <text:p>1.62206265</text:p>
          </table:table-cell>
          <table:table-cell office:value-type="float" office:value="1.576609378">
            <text:p>1.576609378</text:p>
          </table:table-cell>
          <table:table-cell table:style-name="ce5" office:value-type="float" office:value="1.463683804">
            <text:p>1.463683804</text:p>
          </table:table-cell>
          <table:table-cell table:style-name="ce8"/>
        </table:table-row>
        <table:table-row table:style-name="ro1">
          <table:table-cell table:style-name="ce4" office:value-type="float" office:value="4018">
            <text:p>4018</text:p>
          </table:table-cell>
          <table:table-cell table:style-name="ce6" office:value-type="float" office:value="6.745951703">
            <text:p>6.745951703</text:p>
          </table:table-cell>
          <table:table-cell office:value-type="float" office:value="3.702413121">
            <text:p>3.702413121</text:p>
          </table:table-cell>
          <table:table-cell office:value-type="float" office:value="2.873446238">
            <text:p>2.873446238</text:p>
          </table:table-cell>
          <table:table-cell office:value-type="float" office:value="2.317248832">
            <text:p>2.317248832</text:p>
          </table:table-cell>
          <table:table-cell office:value-type="float" office:value="2.01335573">
            <text:p>2.01335573</text:p>
          </table:table-cell>
          <table:table-cell table:style-name="Default" office:value-type="float" office:value="1.82962021">
            <text:p>1.82962021</text:p>
          </table:table-cell>
          <table:table-cell office:value-type="float" office:value="1.7587864">
            <text:p>1.7587864</text:p>
          </table:table-cell>
          <table:table-cell table:style-name="ce5" office:value-type="float" office:value="1.646969069">
            <text:p>1.646969069</text:p>
          </table:table-cell>
          <table:table-cell table:style-name="ce8"/>
        </table:table-row>
        <table:table-row table:style-name="ro1">
          <table:table-cell table:style-name="ce4" office:value-type="float" office:value="4383">
            <text:p>4383</text:p>
          </table:table-cell>
          <table:table-cell table:style-name="ce6" office:value-type="float" office:value="7.568071808">
            <text:p>7.568071808</text:p>
          </table:table-cell>
          <table:table-cell office:value-type="float" office:value="4.197600628">
            <text:p>4.197600628</text:p>
          </table:table-cell>
          <table:table-cell office:value-type="float" office:value="3.182371433">
            <text:p>3.182371433</text:p>
          </table:table-cell>
          <table:table-cell office:value-type="float" office:value="2.585872377">
            <text:p>2.585872377</text:p>
          </table:table-cell>
          <table:table-cell office:value-type="float" office:value="2.245855844">
            <text:p>2.245855844</text:p>
          </table:table-cell>
          <table:table-cell table:style-name="Default" office:value-type="float" office:value="2.04913522">
            <text:p>2.04913522</text:p>
          </table:table-cell>
          <table:table-cell office:value-type="float" office:value="1.970781528">
            <text:p>1.970781528</text:p>
          </table:table-cell>
          <table:table-cell table:style-name="ce5" office:value-type="float" office:value="1.85099669">
            <text:p>1.85099669</text:p>
          </table:table-cell>
          <table:table-cell table:style-name="ce8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/>
        </table:table-row>
        <table:table-row table:style-name="ro1">
          <table:table-cell office:value-type="float" office:value="15340">
            <text:p>15340</text:p>
          </table:table-cell>
          <table:table-cell table:style-name="ce6" office:value-type="float" office:value="96.572319521">
            <text:p>96.572319521</text:p>
          </table:table-cell>
          <table:table-cell office:value-type="float" office:value="54.124279265">
            <text:p>54.124279265</text:p>
          </table:table-cell>
          <table:table-cell office:value-type="float" office:value="42.130370036">
            <text:p>42.130370036</text:p>
          </table:table-cell>
          <table:table-cell office:value-type="float" office:value="36.083164303">
            <text:p>36.083164303</text:p>
          </table:table-cell>
          <table:table-cell office:value-type="float" office:value="33.14530432">
            <text:p>33.14530432</text:p>
          </table:table-cell>
          <table:table-cell table:style-name="Default" office:value-type="float" office:value="31.924879519">
            <text:p>31.924879519</text:p>
          </table:table-cell>
          <table:table-cell office:value-type="float" office:value="31.670228615">
            <text:p>31.670228615</text:p>
          </table:table-cell>
          <table:table-cell table:style-name="ce5" office:value-type="float" office:value="31.586439061">
            <text:p>31.586439061</text:p>
          </table:table-cell>
          <table:table-cell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/>
          <table:table-cell>
            <draw:frame table:end-cell-address="31_05_2014.I76" table:end-x="0.428in" table:end-y="0.178in" draw:z-index="3" draw:style-name="gr1" draw:text-style-name="P1" svg:width="6.3in" svg:height="3.535in" svg:x="0.3512in" svg:y="0.0209in">
              <draw:object draw:notify-on-update-of-ranges="31_05_2014.A54:31_05_2014.A54 31_05_2014.B54:31_05_2014.I54 31_05_2014.A55:31_05_2014.A55 31_05_2014.B55:31_05_2014.I5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6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5">
          <table:table-cell/>
          <table:table-cell table:style-name="Default" table:number-columns-repeated="2"/>
          <table:table-cell table:style-name="ce6"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2"/>
          <table:table-cell table:style-name="Default"/>
          <table:table-cell table:style-name="ce6"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47">
          <table:table-cell/>
          <table:table-cell table:style-name="ce6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7"/>
        </table:table-row>
        <table:table-row table:style-name="ro1" table:number-rows-repeated="25">
          <table:table-cell table:number-columns-repeated="2"/>
          <table:table-cell table:style-name="ce6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 table:number-rows-repeated="10484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1015" table:default-cell-style-name="ce5"/>
        <table:table-row table:style-name="ro1">
          <table:table-cell table:style-name="ce1" office:value-type="string">
            <text:p>Amount of simulation for avg:</text:p>
          </table:table-cell>
          <table:table-cell table:number-columns-repeated="2"/>
          <table:table-cell table:style-name="ce7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7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7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>
            <draw:frame table:end-cell-address="Sheet3.Q25" table:end-x="0.2193in" table:end-y="0.0732in" draw:z-index="0" draw:style-name="gr1" draw:text-style-name="P1" svg:width="6.3in" svg:height="3.535in" svg:x="0.1425in" svg:y="0.0945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10">
            <text:p>10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8">
            <text:p>18</text:p>
          </table:table-cell>
          <table:table-cell/>
          <table:table-cell table:style-name="ce6"/>
          <table:table-cell table:number-columns-repeated="2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7">
            <text:p>27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>
            <draw:frame table:end-cell-address="Sheet3.P40" table:end-x="0.615in" table:end-y="0.0736in" draw:z-index="1" draw:style-name="gr1" draw:text-style-name="P1" svg:width="5.1697in" svg:height="2.5728in" svg:x="0.7791in" svg:y="0.1677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59">
            <text:p>59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90">
            <text:p>90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0">
            <text:p>120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51">
            <text:p>15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1">
            <text:p>18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2">
            <text:p>212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43">
            <text:p>243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73">
            <text:p>273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04">
            <text:p>304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34">
            <text:p>334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>
            <draw:frame table:end-cell-address="Sheet3.Q60" table:end-x="0.5268in" table:end-y="0.1366in" draw:z-index="2" draw:style-name="gr1" draw:text-style-name="P1" svg:width="6.3in" svg:height="3.5354in" svg:x="0.45in" svg:y="0.1571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730">
            <text:p>730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096">
            <text:p>1096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461">
            <text:p>146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26">
            <text:p>1826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91">
            <text:p>2191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557">
            <text:p>2557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922">
            <text:p>2922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287">
            <text:p>3287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2">
            <text:p>3652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018">
            <text:p>4018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383">
            <text:p>4383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number-columns-repeated="1015"/>
        </table:table-row>
        <table:table-row table:style-name="ro1">
          <table:table-cell office:value-type="float" office:value="15340">
            <text:p>15340</text:p>
          </table:table-cell>
          <table:table-cell table:number-columns-repeated="4"/>
          <table:table-cell table:style-name="Default"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3.R81" table:end-x="0.0878in" table:end-y="0.115in" draw:z-index="3" draw:style-name="gr1" draw:text-style-name="P1" svg:width="6.3in" svg:height="3.5457in" svg:x="0.011in" svg:y="0.1256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5">
          <table:table-cell/>
          <table:table-cell table:style-name="Default" table:number-columns-repeated="2"/>
          <table:table-cell table:style-name="ce6"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12">
          <table:table-cell table:number-columns-repeated="2"/>
          <table:table-cell table:style-name="Default"/>
          <table:table-cell table:style-name="ce6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19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 table:number-rows-repeated="13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12">
            <text:p>21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43">
            <text:p>24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73">
            <text:p>27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04">
            <text:p>304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34">
            <text:p>334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730">
            <text:p>73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096">
            <text:p>109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461">
            <text:p>146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826">
            <text:p>182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191">
            <text:p>219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557">
            <text:p>2557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922">
            <text:p>292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287">
            <text:p>3287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2">
            <text:p>365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4018">
            <text:p>4018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4383">
            <text:p>438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5340">
            <text:p>1534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5/31/2014</text:date>, <text:time>09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5-18T01:28:52.02</meta:creation-date>
    <dc:date>2014-05-31T09:13:33.58</dc:date>
    <dc:creator>Ivan Sidarau</dc:creator>
    <meta:editing-duration>PT10H56M17S</meta:editing-duration>
    <meta:editing-cycles>36</meta:editing-cycles>
    <meta:generator>OpenOffice/4.0.1$Win32 OpenOffice.org_project/401m5$Build-9714</meta:generator>
    <meta:document-statistic meta:table-count="3" meta:cell-count="106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045cm" svg:y="2.344cm" style:legend-expansion="high" chart:style-name="ch2"/>
        <chart:plot-area chart:style-name="ch3" table:cell-range-address="25_05_2014.A5:25_05_2014.I27" chart:data-source-has-labels="both" svg:x="0.77cm" svg:y="0.851cm" svg:width="11.635cm" svg:height="7.53cm">
          <chartooo:coordinate-region svg:x="1.682cm" svg:y="1.064cm" svg:width="10.536cm" svg:height="6.644cm"/>
          <chart:axis chart:dimension="x" chart:name="primary-x" chart:style-name="ch4" chartooo:axis-type="auto">
            <chartooo:date-scale/>
            <chart:categories table:cell-range-address="25_05_2014.A6:25_05_2014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5_05_2014.B6:25_05_2014.B27" chart:label-cell-address="25_05_2014.B5:25_05_2014.B5" chart:class="chart:line">
            <chart:data-point chart:repeated="22"/>
          </chart:series>
          <chart:series chart:style-name="ch7" chart:values-cell-range-address="25_05_2014.C6:25_05_2014.C27" chart:label-cell-address="25_05_2014.C5:25_05_2014.C5" chart:class="chart:line">
            <chart:data-point chart:repeated="22"/>
          </chart:series>
          <chart:series chart:style-name="ch8" chart:values-cell-range-address="25_05_2014.D6:25_05_2014.D27" chart:label-cell-address="25_05_2014.D5:25_05_2014.D5" chart:class="chart:line">
            <chart:data-point chart:repeated="22"/>
          </chart:series>
          <chart:series chart:style-name="ch9" chart:values-cell-range-address="25_05_2014.E6:25_05_2014.E27" chart:label-cell-address="25_05_2014.E5:25_05_2014.E5" chart:class="chart:line">
            <chart:data-point chart:repeated="22"/>
          </chart:series>
          <chart:series chart:style-name="ch10" chart:values-cell-range-address="25_05_2014.F6:25_05_2014.F27" chart:label-cell-address="25_05_2014.F5:25_05_2014.F5" chart:class="chart:line">
            <chart:data-point chart:repeated="22"/>
          </chart:series>
          <chart:series chart:style-name="ch11" chart:values-cell-range-address="25_05_2014.G6:25_05_2014.G27" chart:label-cell-address="25_05_2014.G5:25_05_2014.G5" chart:class="chart:line">
            <chart:data-point chart:repeated="22"/>
          </chart:series>
          <chart:series chart:style-name="ch12" chart:values-cell-range-address="25_05_2014.H6:25_05_2014.H27" chart:label-cell-address="25_05_2014.H5:25_05_2014.H5" chart:class="chart:line">
            <chart:data-point chart:repeated="22"/>
          </chart:series>
          <chart:series chart:style-name="ch13" chart:values-cell-range-address="25_05_2014.I6:25_05_2014.I27" chart:label-cell-address="25_05_2014.I5:25_05_2014.I5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25_05_2014.B5:25_05_2014.B5</svg:desc>
                </draw:g>
              </table:table-cell>
              <table:table-cell office:value-type="string">
                <text:p>Threads: 2</text:p>
                <draw:g>
                  <svg:desc>25_05_2014.C5:25_05_2014.C5</svg:desc>
                </draw:g>
              </table:table-cell>
              <table:table-cell office:value-type="string">
                <text:p>Threads: 3</text:p>
                <draw:g>
                  <svg:desc>25_05_2014.D5:25_05_2014.D5</svg:desc>
                </draw:g>
              </table:table-cell>
              <table:table-cell office:value-type="string">
                <text:p>Threads: 4</text:p>
                <draw:g>
                  <svg:desc>25_05_2014.E5:25_05_2014.E5</svg:desc>
                </draw:g>
              </table:table-cell>
              <table:table-cell office:value-type="string">
                <text:p>Threads: 5</text:p>
                <draw:g>
                  <svg:desc>25_05_2014.F5:25_05_2014.F5</svg:desc>
                </draw:g>
              </table:table-cell>
              <table:table-cell office:value-type="string">
                <text:p>Threads: 6</text:p>
                <draw:g>
                  <svg:desc>25_05_2014.G5:25_05_2014.G5</svg:desc>
                </draw:g>
              </table:table-cell>
              <table:table-cell office:value-type="string">
                <text:p>Threads: 7</text:p>
                <draw:g>
                  <svg:desc>25_05_2014.H5:25_05_2014.H5</svg:desc>
                </draw:g>
              </table:table-cell>
              <table:table-cell office:value-type="string">
                <text:p>Threads: 8</text:p>
                <draw:g>
                  <svg:desc>25_05_2014.I5:25_05_2014.I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25_05_2014.A6:25_05_2014.A27</svg:desc>
                </draw:g>
              </table:table-cell>
              <table:table-cell office:value-type="float" office:value="0.049080352">
                <text:p>0.049080352</text:p>
                <draw:g>
                  <svg:desc>25_05_2014.B6:25_05_2014.B27</svg:desc>
                </draw:g>
              </table:table-cell>
              <table:table-cell office:value-type="float" office:value="0.025226133">
                <text:p>0.025226133</text:p>
                <draw:g>
                  <svg:desc>25_05_2014.C6:25_05_2014.C27</svg:desc>
                </draw:g>
              </table:table-cell>
              <table:table-cell office:value-type="float" office:value="0.016517565">
                <text:p>0.016517565</text:p>
                <draw:g>
                  <svg:desc>25_05_2014.D6:25_05_2014.D27</svg:desc>
                </draw:g>
              </table:table-cell>
              <table:table-cell office:value-type="float" office:value="0.01792044">
                <text:p>0.01792044</text:p>
                <draw:g>
                  <svg:desc>25_05_2014.E6:25_05_2014.E27</svg:desc>
                </draw:g>
              </table:table-cell>
              <table:table-cell office:value-type="float" office:value="0.012026775">
                <text:p>0.012026775</text:p>
                <draw:g>
                  <svg:desc>25_05_2014.F6:25_05_2014.F27</svg:desc>
                </draw:g>
              </table:table-cell>
              <table:table-cell office:value-type="float" office:value="0.011239464">
                <text:p>0.011239464</text:p>
                <draw:g>
                  <svg:desc>25_05_2014.G6:25_05_2014.G27</svg:desc>
                </draw:g>
              </table:table-cell>
              <table:table-cell office:value-type="float" office:value="0.011138153">
                <text:p>0.011138153</text:p>
                <draw:g>
                  <svg:desc>25_05_2014.H6:25_05_2014.H27</svg:desc>
                </draw:g>
              </table:table-cell>
              <table:table-cell office:value-type="float" office:value="0.010791283">
                <text:p>0.010791283</text:p>
                <draw:g>
                  <svg:desc>25_05_2014.I6:25_05_2014.I2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0623587">
                <text:p>0.040623587</text:p>
              </table:table-cell>
              <table:table-cell office:value-type="float" office:value="0.021709237">
                <text:p>0.021709237</text:p>
              </table:table-cell>
              <table:table-cell office:value-type="float" office:value="0.01552156">
                <text:p>0.01552156</text:p>
              </table:table-cell>
              <table:table-cell office:value-type="float" office:value="0.012249155">
                <text:p>0.012249155</text:p>
              </table:table-cell>
              <table:table-cell office:value-type="float" office:value="0.011421131">
                <text:p>0.011421131</text:p>
              </table:table-cell>
              <table:table-cell office:value-type="float" office:value="0.011014561">
                <text:p>0.011014561</text:p>
              </table:table-cell>
              <table:table-cell office:value-type="float" office:value="0.010292468">
                <text:p>0.010292468</text:p>
              </table:table-cell>
              <table:table-cell office:value-type="float" office:value="0.00988547">
                <text:p>0.009885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3550321">
                <text:p>0.043550321</text:p>
              </table:table-cell>
              <table:table-cell office:value-type="float" office:value="0.020574031">
                <text:p>0.020574031</text:p>
              </table:table-cell>
              <table:table-cell office:value-type="float" office:value="0.014866181">
                <text:p>0.014866181</text:p>
              </table:table-cell>
              <table:table-cell office:value-type="float" office:value="0.012211222">
                <text:p>0.012211222</text:p>
              </table:table-cell>
              <table:table-cell office:value-type="float" office:value="0.010968674">
                <text:p>0.010968674</text:p>
              </table:table-cell>
              <table:table-cell office:value-type="float" office:value="0.013347626">
                <text:p>0.013347626</text:p>
              </table:table-cell>
              <table:table-cell office:value-type="float" office:value="0.011121346">
                <text:p>0.011121346</text:p>
              </table:table-cell>
              <table:table-cell office:value-type="float" office:value="0.010570999">
                <text:p>0.0105709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961873">
                <text:p>0.03961873</text:p>
              </table:table-cell>
              <table:table-cell office:value-type="float" office:value="0.022734195">
                <text:p>0.022734195</text:p>
              </table:table-cell>
              <table:table-cell office:value-type="float" office:value="0.017000942">
                <text:p>0.017000942</text:p>
              </table:table-cell>
              <table:table-cell office:value-type="float" office:value="0.01263323">
                <text:p>0.01263323</text:p>
              </table:table-cell>
              <table:table-cell office:value-type="float" office:value="0.011738536">
                <text:p>0.011738536</text:p>
              </table:table-cell>
              <table:table-cell office:value-type="float" office:value="0.011223727">
                <text:p>0.011223727</text:p>
              </table:table-cell>
              <table:table-cell office:value-type="float" office:value="0.011031026">
                <text:p>0.011031026</text:p>
              </table:table-cell>
              <table:table-cell office:value-type="float" office:value="0.010626851">
                <text:p>0.0106268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0227024">
                <text:p>0.040227024</text:p>
              </table:table-cell>
              <table:table-cell office:value-type="float" office:value="0.021754954">
                <text:p>0.021754954</text:p>
              </table:table-cell>
              <table:table-cell office:value-type="float" office:value="0.01568424">
                <text:p>0.01568424</text:p>
              </table:table-cell>
              <table:table-cell office:value-type="float" office:value="0.012999644">
                <text:p>0.012999644</text:p>
              </table:table-cell>
              <table:table-cell office:value-type="float" office:value="0.012679802">
                <text:p>0.012679802</text:p>
              </table:table-cell>
              <table:table-cell office:value-type="float" office:value="0.012007445">
                <text:p>0.012007445</text:p>
              </table:table-cell>
              <table:table-cell office:value-type="float" office:value="0.011392051">
                <text:p>0.011392051</text:p>
              </table:table-cell>
              <table:table-cell office:value-type="float" office:value="0.013055624">
                <text:p>0.0130556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184116">
                <text:p>0.04184116</text:p>
              </table:table-cell>
              <table:table-cell office:value-type="float" office:value="0.022116406">
                <text:p>0.022116406</text:p>
              </table:table-cell>
              <table:table-cell office:value-type="float" office:value="0.016069469">
                <text:p>0.016069469</text:p>
              </table:table-cell>
              <table:table-cell office:value-type="float" office:value="0.014269689">
                <text:p>0.014269689</text:p>
              </table:table-cell>
              <table:table-cell office:value-type="float" office:value="0.013356179">
                <text:p>0.013356179</text:p>
              </table:table-cell>
              <table:table-cell office:value-type="float" office:value="0.013109636">
                <text:p>0.013109636</text:p>
              </table:table-cell>
              <table:table-cell office:value-type="float" office:value="0.011896554">
                <text:p>0.011896554</text:p>
              </table:table-cell>
              <table:table-cell office:value-type="float" office:value="0.011402144">
                <text:p>0.0114021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3495453">
                <text:p>0.043495453</text:p>
              </table:table-cell>
              <table:table-cell office:value-type="float" office:value="0.025782724">
                <text:p>0.025782724</text:p>
              </table:table-cell>
              <table:table-cell office:value-type="float" office:value="0.016690979">
                <text:p>0.016690979</text:p>
              </table:table-cell>
              <table:table-cell office:value-type="float" office:value="0.013545929">
                <text:p>0.013545929</text:p>
              </table:table-cell>
              <table:table-cell office:value-type="float" office:value="0.013569407">
                <text:p>0.013569407</text:p>
              </table:table-cell>
              <table:table-cell office:value-type="float" office:value="0.012623437">
                <text:p>0.012623437</text:p>
              </table:table-cell>
              <table:table-cell office:value-type="float" office:value="0.012283281">
                <text:p>0.012283281</text:p>
              </table:table-cell>
              <table:table-cell office:value-type="float" office:value="0.01301675">
                <text:p>0.013016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43893641">
                <text:p>0.043893641</text:p>
              </table:table-cell>
              <table:table-cell office:value-type="float" office:value="0.024320533">
                <text:p>0.024320533</text:p>
              </table:table-cell>
              <table:table-cell office:value-type="float" office:value="0.017249452">
                <text:p>0.017249452</text:p>
              </table:table-cell>
              <table:table-cell office:value-type="float" office:value="0.013426913">
                <text:p>0.013426913</text:p>
              </table:table-cell>
              <table:table-cell office:value-type="float" office:value="0.013271717">
                <text:p>0.013271717</text:p>
              </table:table-cell>
              <table:table-cell office:value-type="float" office:value="0.012779231">
                <text:p>0.012779231</text:p>
              </table:table-cell>
              <table:table-cell office:value-type="float" office:value="0.012475896">
                <text:p>0.012475896</text:p>
              </table:table-cell>
              <table:table-cell office:value-type="float" office:value="0.011972035">
                <text:p>0.0119720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4213483">
                <text:p>0.044213483</text:p>
              </table:table-cell>
              <table:table-cell office:value-type="float" office:value="0.02512542">
                <text:p>0.02512542</text:p>
              </table:table-cell>
              <table:table-cell office:value-type="float" office:value="0.017948794">
                <text:p>0.017948794</text:p>
              </table:table-cell>
              <table:table-cell office:value-type="float" office:value="0.014162691">
                <text:p>0.014162691</text:p>
              </table:table-cell>
              <table:table-cell office:value-type="float" office:value="0.013501495">
                <text:p>0.013501495</text:p>
              </table:table-cell>
              <table:table-cell office:value-type="float" office:value="0.013124219">
                <text:p>0.013124219</text:p>
              </table:table-cell>
              <table:table-cell office:value-type="float" office:value="0.012587001">
                <text:p>0.012587001</text:p>
              </table:table-cell>
              <table:table-cell office:value-type="float" office:value="0.012812374">
                <text:p>0.0128123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6694729">
                <text:p>0.046694729</text:p>
              </table:table-cell>
              <table:table-cell office:value-type="float" office:value="0.024481716">
                <text:p>0.024481716</text:p>
              </table:table-cell>
              <table:table-cell office:value-type="float" office:value="0.018596604">
                <text:p>0.018596604</text:p>
              </table:table-cell>
              <table:table-cell office:value-type="float" office:value="0.01431857">
                <text:p>0.01431857</text:p>
              </table:table-cell>
              <table:table-cell office:value-type="float" office:value="0.01384426">
                <text:p>0.01384426</text:p>
              </table:table-cell>
              <table:table-cell office:value-type="float" office:value="0.013877018">
                <text:p>0.013877018</text:p>
              </table:table-cell>
              <table:table-cell office:value-type="float" office:value="0.013226643">
                <text:p>0.013226643</text:p>
              </table:table-cell>
              <table:table-cell office:value-type="float" office:value="0.012758319">
                <text:p>0.0127583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310764">
                <text:p>0.047310764</text:p>
              </table:table-cell>
              <table:table-cell office:value-type="float" office:value="0.025709168">
                <text:p>0.025709168</text:p>
              </table:table-cell>
              <table:table-cell office:value-type="float" office:value="0.01860537">
                <text:p>0.01860537</text:p>
              </table:table-cell>
              <table:table-cell office:value-type="float" office:value="0.014502547">
                <text:p>0.014502547</text:p>
              </table:table-cell>
              <table:table-cell office:value-type="float" office:value="0.014681606">
                <text:p>0.014681606</text:p>
              </table:table-cell>
              <table:table-cell office:value-type="float" office:value="0.014426254">
                <text:p>0.014426254</text:p>
              </table:table-cell>
              <table:table-cell office:value-type="float" office:value="0.013501068">
                <text:p>0.013501068</text:p>
              </table:table-cell>
              <table:table-cell office:value-type="float" office:value="0.013221468">
                <text:p>0.0132214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49451855">
                <text:p>0.049451855</text:p>
              </table:table-cell>
              <table:table-cell office:value-type="float" office:value="0.026404147">
                <text:p>0.026404147</text:p>
              </table:table-cell>
              <table:table-cell office:value-type="float" office:value="0.019016431">
                <text:p>0.019016431</text:p>
              </table:table-cell>
              <table:table-cell office:value-type="float" office:value="0.015587504">
                <text:p>0.015587504</text:p>
              </table:table-cell>
              <table:table-cell office:value-type="float" office:value="0.014903601">
                <text:p>0.014903601</text:p>
              </table:table-cell>
              <table:table-cell office:value-type="float" office:value="0.014293767">
                <text:p>0.014293767</text:p>
              </table:table-cell>
              <table:table-cell office:value-type="float" office:value="0.01404252">
                <text:p>0.01404252</text:p>
              </table:table-cell>
              <table:table-cell office:value-type="float" office:value="0.014556731">
                <text:p>0.0145567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5106907">
                <text:p>0.05106907</text:p>
              </table:table-cell>
              <table:table-cell office:value-type="float" office:value="0.027391728">
                <text:p>0.027391728</text:p>
              </table:table-cell>
              <table:table-cell office:value-type="float" office:value="0.019601204">
                <text:p>0.019601204</text:p>
              </table:table-cell>
              <table:table-cell office:value-type="float" office:value="0.015349429">
                <text:p>0.015349429</text:p>
              </table:table-cell>
              <table:table-cell office:value-type="float" office:value="0.015359222">
                <text:p>0.015359222</text:p>
              </table:table-cell>
              <table:table-cell office:value-type="float" office:value="0.014774492">
                <text:p>0.014774492</text:p>
              </table:table-cell>
              <table:table-cell office:value-type="float" office:value="0.014367708">
                <text:p>0.014367708</text:p>
              </table:table-cell>
              <table:table-cell office:value-type="float" office:value="0.014259768">
                <text:p>0.0142597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293783">
                <text:p>0.05293783</text:p>
              </table:table-cell>
              <table:table-cell office:value-type="float" office:value="0.029526318">
                <text:p>0.029526318</text:p>
              </table:table-cell>
              <table:table-cell office:value-type="float" office:value="0.021319645">
                <text:p>0.021319645</text:p>
              </table:table-cell>
              <table:table-cell office:value-type="float" office:value="0.016194302">
                <text:p>0.016194302</text:p>
              </table:table-cell>
              <table:table-cell office:value-type="float" office:value="0.016179505">
                <text:p>0.016179505</text:p>
              </table:table-cell>
              <table:table-cell office:value-type="float" office:value="0.015743128">
                <text:p>0.015743128</text:p>
              </table:table-cell>
              <table:table-cell office:value-type="float" office:value="0.015013037">
                <text:p>0.015013037</text:p>
              </table:table-cell>
              <table:table-cell office:value-type="float" office:value="0.014700251">
                <text:p>0.0147002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3291372">
                <text:p>0.053291372</text:p>
              </table:table-cell>
              <table:table-cell office:value-type="float" office:value="0.028250242">
                <text:p>0.028250242</text:p>
              </table:table-cell>
              <table:table-cell office:value-type="float" office:value="0.021912844">
                <text:p>0.021912844</text:p>
              </table:table-cell>
              <table:table-cell office:value-type="float" office:value="0.015944082">
                <text:p>0.015944082</text:p>
              </table:table-cell>
              <table:table-cell office:value-type="float" office:value="0.016658691">
                <text:p>0.016658691</text:p>
              </table:table-cell>
              <table:table-cell office:value-type="float" office:value="0.016063055">
                <text:p>0.016063055</text:p>
              </table:table-cell>
              <table:table-cell office:value-type="float" office:value="0.01516464">
                <text:p>0.01516464</text:p>
              </table:table-cell>
              <table:table-cell office:value-type="float" office:value="0.014477615">
                <text:p>0.0144776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53762432">
                <text:p>0.053762432</text:p>
              </table:table-cell>
              <table:table-cell office:value-type="float" office:value="0.029670779">
                <text:p>0.029670779</text:p>
              </table:table-cell>
              <table:table-cell office:value-type="float" office:value="0.021720014">
                <text:p>0.021720014</text:p>
              </table:table-cell>
              <table:table-cell office:value-type="float" office:value="0.016224323">
                <text:p>0.016224323</text:p>
              </table:table-cell>
              <table:table-cell office:value-type="float" office:value="0.016070069">
                <text:p>0.016070069</text:p>
              </table:table-cell>
              <table:table-cell office:value-type="float" office:value="0.015639122">
                <text:p>0.015639122</text:p>
              </table:table-cell>
              <table:table-cell office:value-type="float" office:value="0.015325053">
                <text:p>0.015325053</text:p>
              </table:table-cell>
              <table:table-cell office:value-type="float" office:value="0.015002132">
                <text:p>0.0150021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55570852">
                <text:p>0.055570852</text:p>
              </table:table-cell>
              <table:table-cell office:value-type="float" office:value="0.029449212">
                <text:p>0.029449212</text:p>
              </table:table-cell>
              <table:table-cell office:value-type="float" office:value="0.022992498">
                <text:p>0.022992498</text:p>
              </table:table-cell>
              <table:table-cell office:value-type="float" office:value="0.016906644">
                <text:p>0.016906644</text:p>
              </table:table-cell>
              <table:table-cell office:value-type="float" office:value="0.016812347">
                <text:p>0.016812347</text:p>
              </table:table-cell>
              <table:table-cell office:value-type="float" office:value="0.016027645">
                <text:p>0.016027645</text:p>
              </table:table-cell>
              <table:table-cell office:value-type="float" office:value="0.015427818">
                <text:p>0.015427818</text:p>
              </table:table-cell>
              <table:table-cell office:value-type="float" office:value="0.015204455">
                <text:p>0.0152044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727612">
                <text:p>0.05727612</text:p>
              </table:table-cell>
              <table:table-cell office:value-type="float" office:value="0.031506996">
                <text:p>0.031506996</text:p>
              </table:table-cell>
              <table:table-cell office:value-type="float" office:value="0.022631558">
                <text:p>0.022631558</text:p>
              </table:table-cell>
              <table:table-cell office:value-type="float" office:value="0.017205917">
                <text:p>0.017205917</text:p>
              </table:table-cell>
              <table:table-cell office:value-type="float" office:value="0.016780658">
                <text:p>0.016780658</text:p>
              </table:table-cell>
              <table:table-cell office:value-type="float" office:value="0.01643011">
                <text:p>0.01643011</text:p>
              </table:table-cell>
              <table:table-cell office:value-type="float" office:value="0.016532063">
                <text:p>0.016532063</text:p>
              </table:table-cell>
              <table:table-cell office:value-type="float" office:value="0.015744496">
                <text:p>0.01574449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58483386">
                <text:p>0.058483386</text:p>
              </table:table-cell>
              <table:table-cell office:value-type="float" office:value="0.033518251">
                <text:p>0.033518251</text:p>
              </table:table-cell>
              <table:table-cell office:value-type="float" office:value="0.024684125">
                <text:p>0.024684125</text:p>
              </table:table-cell>
              <table:table-cell office:value-type="float" office:value="0.018281722">
                <text:p>0.018281722</text:p>
              </table:table-cell>
              <table:table-cell office:value-type="float" office:value="0.017418033">
                <text:p>0.017418033</text:p>
              </table:table-cell>
              <table:table-cell office:value-type="float" office:value="0.016809311">
                <text:p>0.016809311</text:p>
              </table:table-cell>
              <table:table-cell office:value-type="float" office:value="0.016523809">
                <text:p>0.016523809</text:p>
              </table:table-cell>
              <table:table-cell office:value-type="float" office:value="0.016101758">
                <text:p>0.01610175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61465843">
                <text:p>0.061465843</text:p>
              </table:table-cell>
              <table:table-cell office:value-type="float" office:value="0.032336772">
                <text:p>0.032336772</text:p>
              </table:table-cell>
              <table:table-cell office:value-type="float" office:value="0.023867221">
                <text:p>0.023867221</text:p>
              </table:table-cell>
              <table:table-cell office:value-type="float" office:value="0.018450004">
                <text:p>0.018450004</text:p>
              </table:table-cell>
              <table:table-cell office:value-type="float" office:value="0.01810694">
                <text:p>0.01810694</text:p>
              </table:table-cell>
              <table:table-cell office:value-type="float" office:value="0.017995536">
                <text:p>0.017995536</text:p>
              </table:table-cell>
              <table:table-cell office:value-type="float" office:value="0.016861955">
                <text:p>0.016861955</text:p>
              </table:table-cell>
              <table:table-cell office:value-type="float" office:value="0.016449953">
                <text:p>0.0164499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719852">
                <text:p>0.062719852</text:p>
              </table:table-cell>
              <table:table-cell office:value-type="float" office:value="0.035146841">
                <text:p>0.035146841</text:p>
              </table:table-cell>
              <table:table-cell office:value-type="float" office:value="0.02468344">
                <text:p>0.02468344</text:p>
              </table:table-cell>
              <table:table-cell office:value-type="float" office:value="0.019608432">
                <text:p>0.019608432</text:p>
              </table:table-cell>
              <table:table-cell office:value-type="float" office:value="0.019100507">
                <text:p>0.019100507</text:p>
              </table:table-cell>
              <table:table-cell office:value-type="float" office:value="0.017997717">
                <text:p>0.017997717</text:p>
              </table:table-cell>
              <table:table-cell office:value-type="float" office:value="0.017963377">
                <text:p>0.017963377</text:p>
              </table:table-cell>
              <table:table-cell office:value-type="float" office:value="0.017737918">
                <text:p>0.01773791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2935303">
                <text:p>0.062935303</text:p>
              </table:table-cell>
              <table:table-cell office:value-type="float" office:value="0.033288558">
                <text:p>0.033288558</text:p>
              </table:table-cell>
              <table:table-cell office:value-type="float" office:value="0.025086546">
                <text:p>0.025086546</text:p>
              </table:table-cell>
              <table:table-cell office:value-type="float" office:value="0.018683802">
                <text:p>0.018683802</text:p>
              </table:table-cell>
              <table:table-cell office:value-type="float" office:value="0.018464715">
                <text:p>0.018464715</text:p>
              </table:table-cell>
              <table:table-cell office:value-type="float" office:value="0.018379569">
                <text:p>0.018379569</text:p>
              </table:table-cell>
              <table:table-cell office:value-type="float" office:value="0.017571004">
                <text:p>0.017571004</text:p>
              </table:table-cell>
              <table:table-cell office:value-type="float" office:value="0.019658125">
                <text:p>0.01965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45cm" svg:y="2.357cm" style:legend-expansion="high" chart:style-name="ch2"/>
        <chart:plot-area chart:style-name="ch3" table:cell-range-address="31_05_2014.A28:31_05_2014.I40" chart:data-source-has-labels="both" svg:x="0.77cm" svg:y="0.855cm" svg:width="11.635cm" svg:height="7.552cm">
          <chartooo:coordinate-region svg:x="1.497cm" svg:y="1.068cm" svg:width="10.628cm" svg:height="6.666cm"/>
          <chart:axis chart:dimension="x" chart:name="primary-x" chart:style-name="ch4" chartooo:axis-type="auto">
            <chartooo:date-scale/>
            <chart:categories table:cell-range-address="31_05_2014.A29:31_05_2014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1_05_2014.B29:31_05_2014.B40" chart:label-cell-address="31_05_2014.B28:31_05_2014.B28" chart:class="chart:line">
            <chart:data-point chart:repeated="12"/>
          </chart:series>
          <chart:series chart:style-name="ch7" chart:values-cell-range-address="31_05_2014.C29:31_05_2014.C40" chart:label-cell-address="31_05_2014.C28:31_05_2014.C28" chart:class="chart:line">
            <chart:data-point chart:repeated="12"/>
          </chart:series>
          <chart:series chart:style-name="ch8" chart:values-cell-range-address="31_05_2014.D29:31_05_2014.D40" chart:label-cell-address="31_05_2014.D28:31_05_2014.D28" chart:class="chart:line">
            <chart:data-point chart:repeated="12"/>
          </chart:series>
          <chart:series chart:style-name="ch9" chart:values-cell-range-address="31_05_2014.E29:31_05_2014.E40" chart:label-cell-address="31_05_2014.E28:31_05_2014.E28" chart:class="chart:line">
            <chart:data-point chart:repeated="12"/>
          </chart:series>
          <chart:series chart:style-name="ch10" chart:values-cell-range-address="31_05_2014.F29:31_05_2014.F40" chart:label-cell-address="31_05_2014.F28:31_05_2014.F28" chart:class="chart:line">
            <chart:data-point chart:repeated="12"/>
          </chart:series>
          <chart:series chart:style-name="ch11" chart:values-cell-range-address="31_05_2014.G29:31_05_2014.G40" chart:label-cell-address="31_05_2014.G28:31_05_2014.G28" chart:class="chart:line">
            <chart:data-point chart:repeated="12"/>
          </chart:series>
          <chart:series chart:style-name="ch12" chart:values-cell-range-address="31_05_2014.H29:31_05_2014.H40" chart:label-cell-address="31_05_2014.H28:31_05_2014.H28" chart:class="chart:line">
            <chart:data-point chart:repeated="12"/>
          </chart:series>
          <chart:series chart:style-name="ch13" chart:values-cell-range-address="31_05_2014.I29:31_05_2014.I40" chart:label-cell-address="31_05_2014.I28:31_05_2014.I28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31_05_2014.B28:31_05_2014.B28</svg:desc>
                </draw:g>
              </table:table-cell>
              <table:table-cell office:value-type="string">
                <text:p>Threads: 2</text:p>
                <draw:g>
                  <svg:desc>31_05_2014.C28:31_05_2014.C28</svg:desc>
                </draw:g>
              </table:table-cell>
              <table:table-cell office:value-type="string">
                <text:p>Threads: 3</text:p>
                <draw:g>
                  <svg:desc>31_05_2014.D28:31_05_2014.D28</svg:desc>
                </draw:g>
              </table:table-cell>
              <table:table-cell office:value-type="string">
                <text:p>Threads: 4</text:p>
                <draw:g>
                  <svg:desc>31_05_2014.E28:31_05_2014.E28</svg:desc>
                </draw:g>
              </table:table-cell>
              <table:table-cell office:value-type="string">
                <text:p>Threads: 5</text:p>
                <draw:g>
                  <svg:desc>31_05_2014.F28:31_05_2014.F28</svg:desc>
                </draw:g>
              </table:table-cell>
              <table:table-cell office:value-type="string">
                <text:p>Threads: 6</text:p>
                <draw:g>
                  <svg:desc>31_05_2014.G28:31_05_2014.G28</svg:desc>
                </draw:g>
              </table:table-cell>
              <table:table-cell office:value-type="string">
                <text:p>Threads: 7</text:p>
                <draw:g>
                  <svg:desc>31_05_2014.H28:31_05_2014.H28</svg:desc>
                </draw:g>
              </table:table-cell>
              <table:table-cell office:value-type="string">
                <text:p>Threads: 8</text:p>
                <draw:g>
                  <svg:desc>31_05_2014.I28:31_05_2014.I28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31_05_2014.A29:31_05_2014.A40</svg:desc>
                </draw:g>
              </table:table-cell>
              <table:table-cell office:value-type="float" office:value="0.063534617">
                <text:p>0.063534617</text:p>
                <draw:g>
                  <svg:desc>31_05_2014.B29:31_05_2014.B40</svg:desc>
                </draw:g>
              </table:table-cell>
              <table:table-cell office:value-type="float" office:value="0.034336481">
                <text:p>0.034336481</text:p>
                <draw:g>
                  <svg:desc>31_05_2014.C29:31_05_2014.C40</svg:desc>
                </draw:g>
              </table:table-cell>
              <table:table-cell office:value-type="float" office:value="0.025804384">
                <text:p>0.025804384</text:p>
                <draw:g>
                  <svg:desc>31_05_2014.D29:31_05_2014.D40</svg:desc>
                </draw:g>
              </table:table-cell>
              <table:table-cell office:value-type="float" office:value="0.019316409">
                <text:p>0.019316409</text:p>
                <draw:g>
                  <svg:desc>31_05_2014.E29:31_05_2014.E40</svg:desc>
                </draw:g>
              </table:table-cell>
              <table:table-cell office:value-type="float" office:value="0.019182745">
                <text:p>0.019182745</text:p>
                <draw:g>
                  <svg:desc>31_05_2014.F29:31_05_2014.F40</svg:desc>
                </draw:g>
              </table:table-cell>
              <table:table-cell office:value-type="float" office:value="0.018609497">
                <text:p>0.018609497</text:p>
                <draw:g>
                  <svg:desc>31_05_2014.G29:31_05_2014.G40</svg:desc>
                </draw:g>
              </table:table-cell>
              <table:table-cell office:value-type="float" office:value="0.018159007">
                <text:p>0.018159007</text:p>
                <draw:g>
                  <svg:desc>31_05_2014.H29:31_05_2014.H40</svg:desc>
                </draw:g>
              </table:table-cell>
              <table:table-cell office:value-type="float" office:value="0.017486115">
                <text:p>0.017486115</text:p>
                <draw:g>
                  <svg:desc>31_05_2014.I29:31_05_2014.I40</svg:desc>
                </draw:g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07406469">
                <text:p>0.107406469</text:p>
              </table:table-cell>
              <table:table-cell office:value-type="float" office:value="0.061588686">
                <text:p>0.061588686</text:p>
              </table:table-cell>
              <table:table-cell office:value-type="float" office:value="0.042566974">
                <text:p>0.042566974</text:p>
              </table:table-cell>
              <table:table-cell office:value-type="float" office:value="0.03199559">
                <text:p>0.03199559</text:p>
              </table:table-cell>
              <table:table-cell office:value-type="float" office:value="0.030628082">
                <text:p>0.030628082</text:p>
              </table:table-cell>
              <table:table-cell office:value-type="float" office:value="0.029988291">
                <text:p>0.029988291</text:p>
              </table:table-cell>
              <table:table-cell office:value-type="float" office:value="0.029045956">
                <text:p>0.029045956</text:p>
              </table:table-cell>
              <table:table-cell office:value-type="float" office:value="0.027386639">
                <text:p>0.0273866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3431882">
                <text:p>0.143431882</text:p>
              </table:table-cell>
              <table:table-cell office:value-type="float" office:value="0.079201857">
                <text:p>0.079201857</text:p>
              </table:table-cell>
              <table:table-cell office:value-type="float" office:value="0.057373454">
                <text:p>0.057373454</text:p>
              </table:table-cell>
              <table:table-cell office:value-type="float" office:value="0.04463778">
                <text:p>0.04463778</text:p>
              </table:table-cell>
              <table:table-cell office:value-type="float" office:value="0.042537167">
                <text:p>0.042537167</text:p>
              </table:table-cell>
              <table:table-cell office:value-type="float" office:value="0.041304305">
                <text:p>0.041304305</text:p>
              </table:table-cell>
              <table:table-cell office:value-type="float" office:value="0.043809778">
                <text:p>0.043809778</text:p>
              </table:table-cell>
              <table:table-cell office:value-type="float" office:value="0.038298819">
                <text:p>0.0382988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86526922">
                <text:p>0.186526922</text:p>
              </table:table-cell>
              <table:table-cell office:value-type="float" office:value="0.102596691">
                <text:p>0.102596691</text:p>
              </table:table-cell>
              <table:table-cell office:value-type="float" office:value="0.076429806">
                <text:p>0.076429806</text:p>
              </table:table-cell>
              <table:table-cell office:value-type="float" office:value="0.058543151">
                <text:p>0.058543151</text:p>
              </table:table-cell>
              <table:table-cell office:value-type="float" office:value="0.055686724">
                <text:p>0.055686724</text:p>
              </table:table-cell>
              <table:table-cell office:value-type="float" office:value="0.053657016">
                <text:p>0.053657016</text:p>
              </table:table-cell>
              <table:table-cell office:value-type="float" office:value="0.052799848">
                <text:p>0.052799848</text:p>
              </table:table-cell>
              <table:table-cell office:value-type="float" office:value="0.048954087">
                <text:p>0.04895408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30051797">
                <text:p>0.230051797</text:p>
              </table:table-cell>
              <table:table-cell office:value-type="float" office:value="0.127969402">
                <text:p>0.127969402</text:p>
              </table:table-cell>
              <table:table-cell office:value-type="float" office:value="0.0921588">
                <text:p>0.0921588</text:p>
              </table:table-cell>
              <table:table-cell office:value-type="float" office:value="0.07202382">
                <text:p>0.07202382</text:p>
              </table:table-cell>
              <table:table-cell office:value-type="float" office:value="0.068988441">
                <text:p>0.068988441</text:p>
              </table:table-cell>
              <table:table-cell office:value-type="float" office:value="0.066001109">
                <text:p>0.066001109</text:p>
              </table:table-cell>
              <table:table-cell office:value-type="float" office:value="0.064995803">
                <text:p>0.064995803</text:p>
              </table:table-cell>
              <table:table-cell office:value-type="float" office:value="0.060291762">
                <text:p>0.06029176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275784178">
                <text:p>0.275784178</text:p>
              </table:table-cell>
              <table:table-cell office:value-type="float" office:value="0.148322465">
                <text:p>0.148322465</text:p>
              </table:table-cell>
              <table:table-cell office:value-type="float" office:value="0.11013383">
                <text:p>0.11013383</text:p>
              </table:table-cell>
              <table:table-cell office:value-type="float" office:value="0.085628422">
                <text:p>0.085628422</text:p>
              </table:table-cell>
              <table:table-cell office:value-type="float" office:value="0.081029072">
                <text:p>0.081029072</text:p>
              </table:table-cell>
              <table:table-cell office:value-type="float" office:value="0.077250923">
                <text:p>0.077250923</text:p>
              </table:table-cell>
              <table:table-cell office:value-type="float" office:value="0.076552115">
                <text:p>0.076552115</text:p>
              </table:table-cell>
              <table:table-cell office:value-type="float" office:value="0.070768934">
                <text:p>0.07076893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321133637">
                <text:p>0.321133637</text:p>
              </table:table-cell>
              <table:table-cell office:value-type="float" office:value="0.174878258">
                <text:p>0.174878258</text:p>
              </table:table-cell>
              <table:table-cell office:value-type="float" office:value="0.131091509">
                <text:p>0.131091509</text:p>
              </table:table-cell>
              <table:table-cell office:value-type="float" office:value="0.10263503">
                <text:p>0.10263503</text:p>
              </table:table-cell>
              <table:table-cell office:value-type="float" office:value="0.095259267">
                <text:p>0.095259267</text:p>
              </table:table-cell>
              <table:table-cell office:value-type="float" office:value="0.08963744">
                <text:p>0.08963744</text:p>
              </table:table-cell>
              <table:table-cell office:value-type="float" office:value="0.087203877">
                <text:p>0.087203877</text:p>
              </table:table-cell>
              <table:table-cell office:value-type="float" office:value="0.081519077">
                <text:p>0.08151907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364250317">
                <text:p>0.364250317</text:p>
              </table:table-cell>
              <table:table-cell office:value-type="float" office:value="0.195345161">
                <text:p>0.195345161</text:p>
              </table:table-cell>
              <table:table-cell office:value-type="float" office:value="0.1478334">
                <text:p>0.1478334</text:p>
              </table:table-cell>
              <table:table-cell office:value-type="float" office:value="0.1163749">
                <text:p>0.1163749</text:p>
              </table:table-cell>
              <table:table-cell office:value-type="float" office:value="0.10808353">
                <text:p>0.10808353</text:p>
              </table:table-cell>
              <table:table-cell office:value-type="float" office:value="0.101276311">
                <text:p>0.101276311</text:p>
              </table:table-cell>
              <table:table-cell office:value-type="float" office:value="0.100094319">
                <text:p>0.100094319</text:p>
              </table:table-cell>
              <table:table-cell office:value-type="float" office:value="0.092150011">
                <text:p>0.09215001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407065351">
                <text:p>0.407065351</text:p>
              </table:table-cell>
              <table:table-cell office:value-type="float" office:value="0.216775847">
                <text:p>0.216775847</text:p>
              </table:table-cell>
              <table:table-cell office:value-type="float" office:value="0.164959687">
                <text:p>0.164959687</text:p>
              </table:table-cell>
              <table:table-cell office:value-type="float" office:value="0.132678532">
                <text:p>0.132678532</text:p>
              </table:table-cell>
              <table:table-cell office:value-type="float" office:value="0.119651197">
                <text:p>0.119651197</text:p>
              </table:table-cell>
              <table:table-cell office:value-type="float" office:value="0.113126443">
                <text:p>0.113126443</text:p>
              </table:table-cell>
              <table:table-cell office:value-type="float" office:value="0.109864066">
                <text:p>0.109864066</text:p>
              </table:table-cell>
              <table:table-cell office:value-type="float" office:value="0.102524225">
                <text:p>0.10252422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454185232">
                <text:p>0.454185232</text:p>
              </table:table-cell>
              <table:table-cell office:value-type="float" office:value="0.241721246">
                <text:p>0.241721246</text:p>
              </table:table-cell>
              <table:table-cell office:value-type="float" office:value="0.188842132">
                <text:p>0.188842132</text:p>
              </table:table-cell>
              <table:table-cell office:value-type="float" office:value="0.153105364">
                <text:p>0.153105364</text:p>
              </table:table-cell>
              <table:table-cell office:value-type="float" office:value="0.135975164">
                <text:p>0.135975164</text:p>
              </table:table-cell>
              <table:table-cell office:value-type="float" office:value="0.127034872">
                <text:p>0.127034872</text:p>
              </table:table-cell>
              <table:table-cell office:value-type="float" office:value="0.122183184">
                <text:p>0.122183184</text:p>
              </table:table-cell>
              <table:table-cell office:value-type="float" office:value="0.114098243">
                <text:p>0.1140982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495368618">
                <text:p>0.495368618</text:p>
              </table:table-cell>
              <table:table-cell office:value-type="float" office:value="0.264065934">
                <text:p>0.264065934</text:p>
              </table:table-cell>
              <table:table-cell office:value-type="float" office:value="0.201656089">
                <text:p>0.201656089</text:p>
              </table:table-cell>
              <table:table-cell office:value-type="float" office:value="0.158419538">
                <text:p>0.158419538</text:p>
              </table:table-cell>
              <table:table-cell office:value-type="float" office:value="0.147257821">
                <text:p>0.147257821</text:p>
              </table:table-cell>
              <table:table-cell office:value-type="float" office:value="0.138954177">
                <text:p>0.138954177</text:p>
              </table:table-cell>
              <table:table-cell office:value-type="float" office:value="0.132642416">
                <text:p>0.132642416</text:p>
              </table:table-cell>
              <table:table-cell office:value-type="float" office:value="0.123744569">
                <text:p>0.12374456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546513618">
                <text:p>0.546513618</text:p>
              </table:table-cell>
              <table:table-cell office:value-type="float" office:value="0.287686847">
                <text:p>0.287686847</text:p>
              </table:table-cell>
              <table:table-cell office:value-type="float" office:value="0.221925138">
                <text:p>0.221925138</text:p>
              </table:table-cell>
              <table:table-cell office:value-type="float" office:value="0.175953721">
                <text:p>0.175953721</text:p>
              </table:table-cell>
              <table:table-cell office:value-type="float" office:value="0.163070827">
                <text:p>0.163070827</text:p>
              </table:table-cell>
              <table:table-cell office:value-type="float" office:value="0.15081096">
                <text:p>0.15081096</text:p>
              </table:table-cell>
              <table:table-cell office:value-type="float" office:value="0.145585545">
                <text:p>0.145585545</text:p>
              </table:table-cell>
              <table:table-cell office:value-type="float" office:value="0.135276762">
                <text:p>0.1352767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045cm" svg:y="2.344cm" style:legend-expansion="high" chart:style-name="ch2"/>
        <chart:plot-area chart:style-name="ch3" table:cell-range-address="31_05_2014.A41:31_05_2014.I53" chart:data-source-has-labels="both" svg:x="0.77cm" svg:y="0.851cm" svg:width="11.635cm" svg:height="7.53cm">
          <chartooo:coordinate-region svg:x="1.206cm" svg:y="1.063cm" svg:width="10.827cm" svg:height="6.645cm"/>
          <chart:axis chart:dimension="x" chart:name="primary-x" chart:style-name="ch4" chartooo:axis-type="auto">
            <chartooo:date-scale/>
            <chart:categories table:cell-range-address="31_05_2014.A42:31_05_2014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1_05_2014.B42:31_05_2014.B53" chart:label-cell-address="31_05_2014.B41:31_05_2014.B41" chart:class="chart:line">
            <chart:data-point chart:repeated="12"/>
          </chart:series>
          <chart:series chart:style-name="ch7" chart:values-cell-range-address="31_05_2014.C42:31_05_2014.C53" chart:label-cell-address="31_05_2014.C41:31_05_2014.C41" chart:class="chart:line">
            <chart:data-point chart:repeated="12"/>
          </chart:series>
          <chart:series chart:style-name="ch8" chart:values-cell-range-address="31_05_2014.D42:31_05_2014.D53" chart:label-cell-address="31_05_2014.D41:31_05_2014.D41" chart:class="chart:line">
            <chart:data-point chart:repeated="12"/>
          </chart:series>
          <chart:series chart:style-name="ch9" chart:values-cell-range-address="31_05_2014.E42:31_05_2014.E53" chart:label-cell-address="31_05_2014.E41:31_05_2014.E41" chart:class="chart:line">
            <chart:data-point chart:repeated="12"/>
          </chart:series>
          <chart:series chart:style-name="ch10" chart:values-cell-range-address="31_05_2014.F42:31_05_2014.F53" chart:label-cell-address="31_05_2014.F41:31_05_2014.F41" chart:class="chart:line">
            <chart:data-point chart:repeated="12"/>
          </chart:series>
          <chart:series chart:style-name="ch11" chart:values-cell-range-address="31_05_2014.G42:31_05_2014.G53" chart:label-cell-address="31_05_2014.G41:31_05_2014.G41" chart:class="chart:line">
            <chart:data-point chart:repeated="12"/>
          </chart:series>
          <chart:series chart:style-name="ch12" chart:values-cell-range-address="31_05_2014.H42:31_05_2014.H53" chart:label-cell-address="31_05_2014.H41:31_05_2014.H41" chart:class="chart:line">
            <chart:data-point chart:repeated="12"/>
          </chart:series>
          <chart:series chart:style-name="ch13" chart:values-cell-range-address="31_05_2014.I42:31_05_2014.I53" chart:label-cell-address="31_05_2014.I41:31_05_2014.I4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31_05_2014.B41:31_05_2014.B41</svg:desc>
                </draw:g>
              </table:table-cell>
              <table:table-cell office:value-type="string">
                <text:p>Threads: 2</text:p>
                <draw:g>
                  <svg:desc>31_05_2014.C41:31_05_2014.C41</svg:desc>
                </draw:g>
              </table:table-cell>
              <table:table-cell office:value-type="string">
                <text:p>Threads: 3</text:p>
                <draw:g>
                  <svg:desc>31_05_2014.D41:31_05_2014.D41</svg:desc>
                </draw:g>
              </table:table-cell>
              <table:table-cell office:value-type="string">
                <text:p>Threads: 4</text:p>
                <draw:g>
                  <svg:desc>31_05_2014.E41:31_05_2014.E41</svg:desc>
                </draw:g>
              </table:table-cell>
              <table:table-cell office:value-type="string">
                <text:p>Threads: 5</text:p>
                <draw:g>
                  <svg:desc>31_05_2014.F41:31_05_2014.F41</svg:desc>
                </draw:g>
              </table:table-cell>
              <table:table-cell office:value-type="string">
                <text:p>Threads: 6</text:p>
                <draw:g>
                  <svg:desc>31_05_2014.G41:31_05_2014.G41</svg:desc>
                </draw:g>
              </table:table-cell>
              <table:table-cell office:value-type="string">
                <text:p>Threads: 7</text:p>
                <draw:g>
                  <svg:desc>31_05_2014.H41:31_05_2014.H41</svg:desc>
                </draw:g>
              </table:table-cell>
              <table:table-cell office:value-type="string">
                <text:p>Threads: 8</text:p>
                <draw:g>
                  <svg:desc>31_05_2014.I41:31_05_2014.I41</svg:desc>
                </draw:g>
              </table:table-cell>
            </table:table-row>
          </table:table-header-rows>
          <table:table-rows>
            <table:table-row>
              <table:table-cell office:value-type="float" office:value="365">
                <text:p>370</text:p>
                <draw:g>
                  <svg:desc>31_05_2014.A42:31_05_2014.A53</svg:desc>
                </draw:g>
              </table:table-cell>
              <table:table-cell office:value-type="float" office:value="0.542647309">
                <text:p>0.542647309</text:p>
                <draw:g>
                  <svg:desc>31_05_2014.B42:31_05_2014.B53</svg:desc>
                </draw:g>
              </table:table-cell>
              <table:table-cell office:value-type="float" office:value="0.286984939">
                <text:p>0.286984939</text:p>
                <draw:g>
                  <svg:desc>31_05_2014.C42:31_05_2014.C53</svg:desc>
                </draw:g>
              </table:table-cell>
              <table:table-cell office:value-type="float" office:value="0.218056028">
                <text:p>0.218056028</text:p>
                <draw:g>
                  <svg:desc>31_05_2014.D42:31_05_2014.D53</svg:desc>
                </draw:g>
              </table:table-cell>
              <table:table-cell office:value-type="float" office:value="0.176041069">
                <text:p>0.176041069</text:p>
                <draw:g>
                  <svg:desc>31_05_2014.E42:31_05_2014.E53</svg:desc>
                </draw:g>
              </table:table-cell>
              <table:table-cell office:value-type="float" office:value="0.15977922">
                <text:p>0.15977922</text:p>
                <draw:g>
                  <svg:desc>31_05_2014.F42:31_05_2014.F53</svg:desc>
                </draw:g>
              </table:table-cell>
              <table:table-cell office:value-type="float" office:value="0.150145916">
                <text:p>0.150145916</text:p>
                <draw:g>
                  <svg:desc>31_05_2014.G42:31_05_2014.G53</svg:desc>
                </draw:g>
              </table:table-cell>
              <table:table-cell office:value-type="float" office:value="0.147094436">
                <text:p>0.147094436</text:p>
                <draw:g>
                  <svg:desc>31_05_2014.H42:31_05_2014.H53</svg:desc>
                </draw:g>
              </table:table-cell>
              <table:table-cell office:value-type="float" office:value="0.134852252">
                <text:p>0.134852252</text:p>
                <draw:g>
                  <svg:desc>31_05_2014.I42:31_05_2014.I53</svg:desc>
                </draw:g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080902401">
                <text:p>1.080902401</text:p>
              </table:table-cell>
              <table:table-cell office:value-type="float" office:value="0.582737013">
                <text:p>0.582737013</text:p>
              </table:table-cell>
              <table:table-cell office:value-type="float" office:value="0.451450644">
                <text:p>0.451450644</text:p>
              </table:table-cell>
              <table:table-cell office:value-type="float" office:value="0.368061245">
                <text:p>0.368061245</text:p>
              </table:table-cell>
              <table:table-cell office:value-type="float" office:value="0.378525908">
                <text:p>0.378525908</text:p>
              </table:table-cell>
              <table:table-cell office:value-type="float" office:value="0.310791348">
                <text:p>0.310791348</text:p>
              </table:table-cell>
              <table:table-cell office:value-type="float" office:value="0.293643699">
                <text:p>0.293643699</text:p>
              </table:table-cell>
              <table:table-cell office:value-type="float" office:value="0.26809163">
                <text:p>0.2680916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1.61096846">
                <text:p>1.61096846</text:p>
              </table:table-cell>
              <table:table-cell office:value-type="float" office:value="0.870667238">
                <text:p>0.870667238</text:p>
              </table:table-cell>
              <table:table-cell office:value-type="float" office:value="0.690490416">
                <text:p>0.690490416</text:p>
              </table:table-cell>
              <table:table-cell office:value-type="float" office:value="0.562504079">
                <text:p>0.562504079</text:p>
              </table:table-cell>
              <table:table-cell office:value-type="float" office:value="0.494084139">
                <text:p>0.494084139</text:p>
              </table:table-cell>
              <table:table-cell office:value-type="float" office:value="0.451085342">
                <text:p>0.451085342</text:p>
              </table:table-cell>
              <table:table-cell office:value-type="float" office:value="0.43831197">
                <text:p>0.43831197</text:p>
              </table:table-cell>
              <table:table-cell office:value-type="float" office:value="0.396005309">
                <text:p>0.396005309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2.161087326">
                <text:p>2.161087326</text:p>
              </table:table-cell>
              <table:table-cell office:value-type="float" office:value="1.163359835">
                <text:p>1.163359835</text:p>
              </table:table-cell>
              <table:table-cell office:value-type="float" office:value="0.913890703">
                <text:p>0.913890703</text:p>
              </table:table-cell>
              <table:table-cell office:value-type="float" office:value="0.756945287">
                <text:p>0.756945287</text:p>
              </table:table-cell>
              <table:table-cell office:value-type="float" office:value="0.658777933">
                <text:p>0.658777933</text:p>
              </table:table-cell>
              <table:table-cell office:value-type="float" office:value="0.603414087">
                <text:p>0.603414087</text:p>
              </table:table-cell>
              <table:table-cell office:value-type="float" office:value="0.583302329">
                <text:p>0.583302329</text:p>
              </table:table-cell>
              <table:table-cell office:value-type="float" office:value="0.552077028">
                <text:p>0.552077028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2.820467738">
                <text:p>2.820467738</text:p>
              </table:table-cell>
              <table:table-cell office:value-type="float" office:value="1.827115506">
                <text:p>1.827115506</text:p>
              </table:table-cell>
              <table:table-cell office:value-type="float" office:value="1.338252462">
                <text:p>1.338252462</text:p>
              </table:table-cell>
              <table:table-cell office:value-type="float" office:value="1.118715534">
                <text:p>1.118715534</text:p>
              </table:table-cell>
              <table:table-cell office:value-type="float" office:value="0.980334113">
                <text:p>0.980334113</text:p>
              </table:table-cell>
              <table:table-cell office:value-type="float" office:value="0.959303797">
                <text:p>0.959303797</text:p>
              </table:table-cell>
              <table:table-cell office:value-type="float" office:value="0.878419144">
                <text:p>0.878419144</text:p>
              </table:table-cell>
              <table:table-cell office:value-type="float" office:value="0.814818968">
                <text:p>0.814818968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3.905649026">
                <text:p>3.905649026</text:p>
              </table:table-cell>
              <table:table-cell office:value-type="float" office:value="2.074215202">
                <text:p>2.074215202</text:p>
              </table:table-cell>
              <table:table-cell office:value-type="float" office:value="1.530934004">
                <text:p>1.530934004</text:p>
              </table:table-cell>
              <table:table-cell office:value-type="float" office:value="1.259440604">
                <text:p>1.259440604</text:p>
              </table:table-cell>
              <table:table-cell office:value-type="float" office:value="1.110266852">
                <text:p>1.110266852</text:p>
              </table:table-cell>
              <table:table-cell office:value-type="float" office:value="1.042697686">
                <text:p>1.042697686</text:p>
              </table:table-cell>
              <table:table-cell office:value-type="float" office:value="0.990038472">
                <text:p>0.990038472</text:p>
              </table:table-cell>
              <table:table-cell office:value-type="float" office:value="0.897163523">
                <text:p>0.897163523</text:p>
              </table:table-cell>
            </table:table-row>
            <table:table-row>
              <table:table-cell office:value-type="float" office:value="2557">
                <text:p>2560</text:p>
              </table:table-cell>
              <table:table-cell office:value-type="float" office:value="4.262704563">
                <text:p>4.262704563</text:p>
              </table:table-cell>
              <table:table-cell office:value-type="float" office:value="2.379803438">
                <text:p>2.379803438</text:p>
              </table:table-cell>
              <table:table-cell office:value-type="float" office:value="1.773334236">
                <text:p>1.773334236</text:p>
              </table:table-cell>
              <table:table-cell office:value-type="float" office:value="1.461073171">
                <text:p>1.461073171</text:p>
              </table:table-cell>
              <table:table-cell office:value-type="float" office:value="1.203218885">
                <text:p>1.203218885</text:p>
              </table:table-cell>
              <table:table-cell office:value-type="float" office:value="1.064304608">
                <text:p>1.064304608</text:p>
              </table:table-cell>
              <table:table-cell office:value-type="float" office:value="1.021221798">
                <text:p>1.021221798</text:p>
              </table:table-cell>
              <table:table-cell office:value-type="float" office:value="0.938475569">
                <text:p>0.938475569</text:p>
              </table:table-cell>
            </table:table-row>
            <table:table-row>
              <table:table-cell office:value-type="float" office:value="2922">
                <text:p>2920</text:p>
              </table:table-cell>
              <table:table-cell office:value-type="float" office:value="4.537096899">
                <text:p>4.537096899</text:p>
              </table:table-cell>
              <table:table-cell office:value-type="float" office:value="2.511530205">
                <text:p>2.511530205</text:p>
              </table:table-cell>
              <table:table-cell office:value-type="float" office:value="1.967527448">
                <text:p>1.967527448</text:p>
              </table:table-cell>
              <table:table-cell office:value-type="float" office:value="1.585357504">
                <text:p>1.585357504</text:p>
              </table:table-cell>
              <table:table-cell office:value-type="float" office:value="1.362772859">
                <text:p>1.362772859</text:p>
              </table:table-cell>
              <table:table-cell office:value-type="float" office:value="1.239537775">
                <text:p>1.239537775</text:p>
              </table:table-cell>
              <table:table-cell office:value-type="float" office:value="1.191038925">
                <text:p>1.191038925</text:p>
              </table:table-cell>
              <table:table-cell office:value-type="float" office:value="1.129653524">
                <text:p>1.129653524</text:p>
              </table:table-cell>
            </table:table-row>
            <table:table-row>
              <table:table-cell office:value-type="float" office:value="3287">
                <text:p>3290</text:p>
              </table:table-cell>
              <table:table-cell office:value-type="float" office:value="5.86445187">
                <text:p>5.86445187</text:p>
              </table:table-cell>
              <table:table-cell office:value-type="float" office:value="3.365066879">
                <text:p>3.365066879</text:p>
              </table:table-cell>
              <table:table-cell office:value-type="float" office:value="2.454090678">
                <text:p>2.454090678</text:p>
              </table:table-cell>
              <table:table-cell office:value-type="float" office:value="2.048534174">
                <text:p>2.048534174</text:p>
              </table:table-cell>
              <table:table-cell office:value-type="float" office:value="1.787505608">
                <text:p>1.787505608</text:p>
              </table:table-cell>
              <table:table-cell office:value-type="float" office:value="1.682007607">
                <text:p>1.682007607</text:p>
              </table:table-cell>
              <table:table-cell office:value-type="float" office:value="1.596138224">
                <text:p>1.596138224</text:p>
              </table:table-cell>
              <table:table-cell office:value-type="float" office:value="1.407176862">
                <text:p>1.407176862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6.824521039">
                <text:p>6.824521039</text:p>
              </table:table-cell>
              <table:table-cell office:value-type="float" office:value="3.790813744">
                <text:p>3.790813744</text:p>
              </table:table-cell>
              <table:table-cell office:value-type="float" office:value="2.733137981">
                <text:p>2.733137981</text:p>
              </table:table-cell>
              <table:table-cell office:value-type="float" office:value="2.276909634">
                <text:p>2.276909634</text:p>
              </table:table-cell>
              <table:table-cell office:value-type="float" office:value="1.885395351">
                <text:p>1.885395351</text:p>
              </table:table-cell>
              <table:table-cell office:value-type="float" office:value="1.62206265">
                <text:p>1.62206265</text:p>
              </table:table-cell>
              <table:table-cell office:value-type="float" office:value="1.576609378">
                <text:p>1.576609378</text:p>
              </table:table-cell>
              <table:table-cell office:value-type="float" office:value="1.463683804">
                <text:p>1.463683804</text:p>
              </table:table-cell>
            </table:table-row>
            <table:table-row>
              <table:table-cell office:value-type="float" office:value="4018">
                <text:p>4020</text:p>
              </table:table-cell>
              <table:table-cell office:value-type="float" office:value="6.745951703">
                <text:p>6.745951703</text:p>
              </table:table-cell>
              <table:table-cell office:value-type="float" office:value="3.702413121">
                <text:p>3.702413121</text:p>
              </table:table-cell>
              <table:table-cell office:value-type="float" office:value="2.873446238">
                <text:p>2.873446238</text:p>
              </table:table-cell>
              <table:table-cell office:value-type="float" office:value="2.317248832">
                <text:p>2.317248832</text:p>
              </table:table-cell>
              <table:table-cell office:value-type="float" office:value="2.01335573">
                <text:p>2.01335573</text:p>
              </table:table-cell>
              <table:table-cell office:value-type="float" office:value="1.82962021">
                <text:p>1.82962021</text:p>
              </table:table-cell>
              <table:table-cell office:value-type="float" office:value="1.7587864">
                <text:p>1.7587864</text:p>
              </table:table-cell>
              <table:table-cell office:value-type="float" office:value="1.646969069">
                <text:p>1.646969069</text:p>
              </table:table-cell>
            </table:table-row>
            <table:table-row>
              <table:table-cell office:value-type="float" office:value="4383">
                <text:p>4380</text:p>
              </table:table-cell>
              <table:table-cell office:value-type="float" office:value="7.568071808">
                <text:p>7.568071808</text:p>
              </table:table-cell>
              <table:table-cell office:value-type="float" office:value="4.197600628">
                <text:p>4.197600628</text:p>
              </table:table-cell>
              <table:table-cell office:value-type="float" office:value="3.182371433">
                <text:p>3.182371433</text:p>
              </table:table-cell>
              <table:table-cell office:value-type="float" office:value="2.585872377">
                <text:p>2.585872377</text:p>
              </table:table-cell>
              <table:table-cell office:value-type="float" office:value="2.245855844">
                <text:p>2.245855844</text:p>
              </table:table-cell>
              <table:table-cell office:value-type="float" office:value="2.04913522">
                <text:p>2.04913522</text:p>
              </table:table-cell>
              <table:table-cell office:value-type="float" office:value="1.970781528">
                <text:p>1.970781528</text:p>
              </table:table-cell>
              <table:table-cell office:value-type="float" office:value="1.85099669">
                <text:p>1.8509966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733cm" svg:y="4.178cm" style:legend-expansion="high" chart:style-name="ch2"/>
        <chart:plot-area chart:style-name="ch3" table:cell-range-address="31_05_2014.A54:31_05_2014.I55" chart:data-source-has-labels="both" svg:x="0.77cm" svg:y="0.851cm" svg:width="12.323cm" svg:height="7.53cm">
          <chartooo:coordinate-region svg:x="1.577cm" svg:y="1.063cm" svg:width="10.707cm" svg:height="6.221cm"/>
          <chart:axis chart:dimension="x" chart:name="primary-x" chart:style-name="ch4" chartooo:axis-type="auto">
            <chartooo:date-scale/>
            <chart:categories table:cell-range-address="31_05_2014.B54:31_05_2014.I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1_05_2014.B55:31_05_2014.I55" chart:label-cell-address="31_05_2014.A55:31_05_2014.A55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31_05_2014.B54:31_05_2014.I54</svg:desc>
                </draw:g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string">
                <text:p>15340</text:p>
                <draw:g>
                  <svg:desc>31_05_2014.A55:31_05_2014.A55</svg:desc>
                </draw:g>
              </table:table-cell>
              <table:table-cell office:value-type="float" office:value="96.572319521">
                <text:p>96.572319521</text:p>
                <draw:g>
                  <svg:desc>31_05_2014.B55:31_05_2014.I55</svg:desc>
                </draw:g>
              </table:table-cell>
              <table:table-cell office:value-type="float" office:value="54.124279265">
                <text:p>54.124279265</text:p>
              </table:table-cell>
              <table:table-cell office:value-type="float" office:value="42.130370036">
                <text:p>42.130370036</text:p>
              </table:table-cell>
              <table:table-cell office:value-type="float" office:value="36.083164303">
                <text:p>36.083164303</text:p>
              </table:table-cell>
              <table:table-cell office:value-type="float" office:value="33.14530432">
                <text:p>33.14530432</text:p>
              </table:table-cell>
              <table:table-cell office:value-type="float" office:value="31.924879519">
                <text:p>31.924879519</text:p>
              </table:table-cell>
              <table:table-cell office:value-type="float" office:value="31.670228615">
                <text:p>31.670228615</text:p>
              </table:table-cell>
              <table:table-cell office:value-type="float" office:value="31.586439061">
                <text:p>31.5864390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32cm" svg:height="6.536cm" xlink:href=".." xlink:type="simple" chart:class="chart:line" chart:style-name="ch1">
        <chart:legend chart:legend-position="end" svg:x="10.174cm" svg:y="1.122cm" style:legend-expansion="high" chart:style-name="ch2"/>
        <chart:plot-area chart:style-name="ch3" table:cell-range-address="25_05_2014.A28:25_05_2014.I40" chart:data-source-has-labels="both" svg:x="0.712cm" svg:y="0.655cm" svg:width="8.938cm" svg:height="5.331cm">
          <chartooo:coordinate-region svg:x="1.439cm" svg:y="0.868cm" svg:width="7.931cm" svg:height="4.445cm"/>
          <chart:axis chart:dimension="x" chart:name="primary-x" chart:style-name="ch4" chartooo:axis-type="auto">
            <chartooo:date-scale/>
            <chart:categories table:cell-range-address="25_05_2014.A29:25_05_2014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5_05_2014.B29:25_05_2014.B40" chart:label-cell-address="25_05_2014.B28:25_05_2014.B28" chart:class="chart:line">
            <chart:data-point chart:repeated="12"/>
          </chart:series>
          <chart:series chart:style-name="ch7" chart:values-cell-range-address="25_05_2014.C29:25_05_2014.C40" chart:label-cell-address="25_05_2014.C28:25_05_2014.C28" chart:class="chart:line">
            <chart:data-point chart:repeated="12"/>
          </chart:series>
          <chart:series chart:style-name="ch8" chart:values-cell-range-address="25_05_2014.D29:25_05_2014.D40" chart:label-cell-address="25_05_2014.D28:25_05_2014.D28" chart:class="chart:line">
            <chart:data-point chart:repeated="12"/>
          </chart:series>
          <chart:series chart:style-name="ch9" chart:values-cell-range-address="25_05_2014.E29:25_05_2014.E40" chart:label-cell-address="25_05_2014.E28:25_05_2014.E28" chart:class="chart:line">
            <chart:data-point chart:repeated="12"/>
          </chart:series>
          <chart:series chart:style-name="ch10" chart:values-cell-range-address="25_05_2014.F29:25_05_2014.F40" chart:label-cell-address="25_05_2014.F28:25_05_2014.F28" chart:class="chart:line">
            <chart:data-point chart:repeated="12"/>
          </chart:series>
          <chart:series chart:style-name="ch11" chart:values-cell-range-address="25_05_2014.G29:25_05_2014.G40" chart:label-cell-address="25_05_2014.G28:25_05_2014.G28" chart:class="chart:line">
            <chart:data-point chart:repeated="12"/>
          </chart:series>
          <chart:series chart:style-name="ch12" chart:values-cell-range-address="25_05_2014.H29:25_05_2014.H40" chart:label-cell-address="25_05_2014.H28:25_05_2014.H28" chart:class="chart:line">
            <chart:data-point chart:repeated="12"/>
          </chart:series>
          <chart:series chart:style-name="ch13" chart:values-cell-range-address="25_05_2014.I29:25_05_2014.I40" chart:label-cell-address="25_05_2014.I28:25_05_2014.I28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25_05_2014.B28:25_05_2014.B28</svg:desc>
                </draw:g>
              </table:table-cell>
              <table:table-cell office:value-type="string">
                <text:p>Threads: 2</text:p>
                <draw:g>
                  <svg:desc>25_05_2014.C28:25_05_2014.C28</svg:desc>
                </draw:g>
              </table:table-cell>
              <table:table-cell office:value-type="string">
                <text:p>Threads: 3</text:p>
                <draw:g>
                  <svg:desc>25_05_2014.D28:25_05_2014.D28</svg:desc>
                </draw:g>
              </table:table-cell>
              <table:table-cell office:value-type="string">
                <text:p>Threads: 4</text:p>
                <draw:g>
                  <svg:desc>25_05_2014.E28:25_05_2014.E28</svg:desc>
                </draw:g>
              </table:table-cell>
              <table:table-cell office:value-type="string">
                <text:p>Threads: 5</text:p>
                <draw:g>
                  <svg:desc>25_05_2014.F28:25_05_2014.F28</svg:desc>
                </draw:g>
              </table:table-cell>
              <table:table-cell office:value-type="string">
                <text:p>Threads: 6</text:p>
                <draw:g>
                  <svg:desc>25_05_2014.G28:25_05_2014.G28</svg:desc>
                </draw:g>
              </table:table-cell>
              <table:table-cell office:value-type="string">
                <text:p>Threads: 7</text:p>
                <draw:g>
                  <svg:desc>25_05_2014.H28:25_05_2014.H28</svg:desc>
                </draw:g>
              </table:table-cell>
              <table:table-cell office:value-type="string">
                <text:p>Threads: 8</text:p>
                <draw:g>
                  <svg:desc>25_05_2014.I28:25_05_2014.I28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25_05_2014.A29:25_05_2014.A40</svg:desc>
                </draw:g>
              </table:table-cell>
              <table:table-cell office:value-type="float" office:value="0.06368652">
                <text:p>0.06368652</text:p>
                <draw:g>
                  <svg:desc>25_05_2014.B29:25_05_2014.B40</svg:desc>
                </draw:g>
              </table:table-cell>
              <table:table-cell office:value-type="float" office:value="0.03331178">
                <text:p>0.03331178</text:p>
                <draw:g>
                  <svg:desc>25_05_2014.C29:25_05_2014.C40</svg:desc>
                </draw:g>
              </table:table-cell>
              <table:table-cell office:value-type="float" office:value="0.025662211">
                <text:p>0.025662211</text:p>
                <draw:g>
                  <svg:desc>25_05_2014.D29:25_05_2014.D40</svg:desc>
                </draw:g>
              </table:table-cell>
              <table:table-cell office:value-type="float" office:value="0.020640061">
                <text:p>0.020640061</text:p>
                <draw:g>
                  <svg:desc>25_05_2014.E29:25_05_2014.E40</svg:desc>
                </draw:g>
              </table:table-cell>
              <table:table-cell office:value-type="float" office:value="0.018518257">
                <text:p>0.018518257</text:p>
                <draw:g>
                  <svg:desc>25_05_2014.F29:25_05_2014.F40</svg:desc>
                </draw:g>
              </table:table-cell>
              <table:table-cell office:value-type="float" office:value="0.018081238">
                <text:p>0.018081238</text:p>
                <draw:g>
                  <svg:desc>25_05_2014.G29:25_05_2014.G40</svg:desc>
                </draw:g>
              </table:table-cell>
              <table:table-cell office:value-type="float" office:value="0.017541111">
                <text:p>0.017541111</text:p>
                <draw:g>
                  <svg:desc>25_05_2014.H29:25_05_2014.H40</svg:desc>
                </draw:g>
              </table:table-cell>
              <table:table-cell office:value-type="float" office:value="0.017026473">
                <text:p>0.017026473</text:p>
                <draw:g>
                  <svg:desc>25_05_2014.I29:25_05_2014.I40</svg:desc>
                </draw:g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09337731">
                <text:p>0.109337731</text:p>
              </table:table-cell>
              <table:table-cell office:value-type="float" office:value="0.057715834">
                <text:p>0.057715834</text:p>
              </table:table-cell>
              <table:table-cell office:value-type="float" office:value="0.042204708">
                <text:p>0.042204708</text:p>
              </table:table-cell>
              <table:table-cell office:value-type="float" office:value="0.0375426">
                <text:p>0.0375426</text:p>
              </table:table-cell>
              <table:table-cell office:value-type="float" office:value="0.032082062">
                <text:p>0.032082062</text:p>
              </table:table-cell>
              <table:table-cell office:value-type="float" office:value="0.028369173">
                <text:p>0.028369173</text:p>
              </table:table-cell>
              <table:table-cell office:value-type="float" office:value="0.028062417">
                <text:p>0.028062417</text:p>
              </table:table-cell>
              <table:table-cell office:value-type="float" office:value="0.026287569">
                <text:p>0.0262875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1087848">
                <text:p>0.141087848</text:p>
              </table:table-cell>
              <table:table-cell office:value-type="float" office:value="0.076082231">
                <text:p>0.076082231</text:p>
              </table:table-cell>
              <table:table-cell office:value-type="float" office:value="0.056017664">
                <text:p>0.056017664</text:p>
              </table:table-cell>
              <table:table-cell office:value-type="float" office:value="0.04410101">
                <text:p>0.04410101</text:p>
              </table:table-cell>
              <table:table-cell office:value-type="float" office:value="0.040121565">
                <text:p>0.040121565</text:p>
              </table:table-cell>
              <table:table-cell office:value-type="float" office:value="0.039406656">
                <text:p>0.039406656</text:p>
              </table:table-cell>
              <table:table-cell office:value-type="float" office:value="0.039077106">
                <text:p>0.039077106</text:p>
              </table:table-cell>
              <table:table-cell office:value-type="float" office:value="0.036709616">
                <text:p>0.0367096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83201338">
                <text:p>0.183201338</text:p>
              </table:table-cell>
              <table:table-cell office:value-type="float" office:value="0.099874526">
                <text:p>0.099874526</text:p>
              </table:table-cell>
              <table:table-cell office:value-type="float" office:value="0.072437211">
                <text:p>0.072437211</text:p>
              </table:table-cell>
              <table:table-cell office:value-type="float" office:value="0.055806018">
                <text:p>0.055806018</text:p>
              </table:table-cell>
              <table:table-cell office:value-type="float" office:value="0.053688277">
                <text:p>0.053688277</text:p>
              </table:table-cell>
              <table:table-cell office:value-type="float" office:value="0.05154569">
                <text:p>0.05154569</text:p>
              </table:table-cell>
              <table:table-cell office:value-type="float" office:value="0.050120834">
                <text:p>0.050120834</text:p>
              </table:table-cell>
              <table:table-cell office:value-type="float" office:value="0.047715154">
                <text:p>0.04771515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26426471">
                <text:p>0.226426471</text:p>
              </table:table-cell>
              <table:table-cell office:value-type="float" office:value="0.122806212">
                <text:p>0.122806212</text:p>
              </table:table-cell>
              <table:table-cell office:value-type="float" office:value="0.091886299">
                <text:p>0.091886299</text:p>
              </table:table-cell>
              <table:table-cell office:value-type="float" office:value="0.069731233">
                <text:p>0.069731233</text:p>
              </table:table-cell>
              <table:table-cell office:value-type="float" office:value="0.066502704">
                <text:p>0.066502704</text:p>
              </table:table-cell>
              <table:table-cell office:value-type="float" office:value="0.06365389">
                <text:p>0.06365389</text:p>
              </table:table-cell>
              <table:table-cell office:value-type="float" office:value="0.061602478">
                <text:p>0.061602478</text:p>
              </table:table-cell>
              <table:table-cell office:value-type="float" office:value="0.058522517">
                <text:p>0.05852251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271364955">
                <text:p>0.271364955</text:p>
              </table:table-cell>
              <table:table-cell office:value-type="float" office:value="0.147264578">
                <text:p>0.147264578</text:p>
              </table:table-cell>
              <table:table-cell office:value-type="float" office:value="0.109219057">
                <text:p>0.109219057</text:p>
              </table:table-cell>
              <table:table-cell office:value-type="float" office:value="0.084503843">
                <text:p>0.084503843</text:p>
              </table:table-cell>
              <table:table-cell office:value-type="float" office:value="0.080654404">
                <text:p>0.080654404</text:p>
              </table:table-cell>
              <table:table-cell office:value-type="float" office:value="0.074825057">
                <text:p>0.074825057</text:p>
              </table:table-cell>
              <table:table-cell office:value-type="float" office:value="0.073207971">
                <text:p>0.073207971</text:p>
              </table:table-cell>
              <table:table-cell office:value-type="float" office:value="0.069336807">
                <text:p>0.06933680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316845148">
                <text:p>0.316845148</text:p>
              </table:table-cell>
              <table:table-cell office:value-type="float" office:value="0.169956264">
                <text:p>0.169956264</text:p>
              </table:table-cell>
              <table:table-cell office:value-type="float" office:value="0.126758929">
                <text:p>0.126758929</text:p>
              </table:table-cell>
              <table:table-cell office:value-type="float" office:value="0.100652043">
                <text:p>0.100652043</text:p>
              </table:table-cell>
              <table:table-cell office:value-type="float" office:value="0.092285856">
                <text:p>0.092285856</text:p>
              </table:table-cell>
              <table:table-cell office:value-type="float" office:value="0.085807416">
                <text:p>0.085807416</text:p>
              </table:table-cell>
              <table:table-cell office:value-type="float" office:value="0.085403412">
                <text:p>0.085403412</text:p>
              </table:table-cell>
              <table:table-cell office:value-type="float" office:value="0.079890872">
                <text:p>0.07989087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359112337">
                <text:p>0.359112337</text:p>
              </table:table-cell>
              <table:table-cell office:value-type="float" office:value="0.191045318">
                <text:p>0.191045318</text:p>
              </table:table-cell>
              <table:table-cell office:value-type="float" office:value="0.141125909">
                <text:p>0.141125909</text:p>
              </table:table-cell>
              <table:table-cell office:value-type="float" office:value="0.111300234">
                <text:p>0.111300234</text:p>
              </table:table-cell>
              <table:table-cell office:value-type="float" office:value="0.107170255">
                <text:p>0.107170255</text:p>
              </table:table-cell>
              <table:table-cell office:value-type="float" office:value="0.099297323">
                <text:p>0.099297323</text:p>
              </table:table-cell>
              <table:table-cell office:value-type="float" office:value="0.096031888">
                <text:p>0.096031888</text:p>
              </table:table-cell>
              <table:table-cell office:value-type="float" office:value="0.090087801">
                <text:p>0.09008780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400843162">
                <text:p>0.400843162</text:p>
              </table:table-cell>
              <table:table-cell office:value-type="float" office:value="0.211894715">
                <text:p>0.211894715</text:p>
              </table:table-cell>
              <table:table-cell office:value-type="float" office:value="0.163617496">
                <text:p>0.163617496</text:p>
              </table:table-cell>
              <table:table-cell office:value-type="float" office:value="0.130251747">
                <text:p>0.130251747</text:p>
              </table:table-cell>
              <table:table-cell office:value-type="float" office:value="0.118805854">
                <text:p>0.118805854</text:p>
              </table:table-cell>
              <table:table-cell office:value-type="float" office:value="0.109660781">
                <text:p>0.109660781</text:p>
              </table:table-cell>
              <table:table-cell office:value-type="float" office:value="0.106173608">
                <text:p>0.106173608</text:p>
              </table:table-cell>
              <table:table-cell office:value-type="float" office:value="0.100285074">
                <text:p>0.10028507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444412941">
                <text:p>0.444412941</text:p>
              </table:table-cell>
              <table:table-cell office:value-type="float" office:value="0.240501963">
                <text:p>0.240501963</text:p>
              </table:table-cell>
              <table:table-cell office:value-type="float" office:value="0.17986316">
                <text:p>0.17986316</text:p>
              </table:table-cell>
              <table:table-cell office:value-type="float" office:value="0.141080749">
                <text:p>0.141080749</text:p>
              </table:table-cell>
              <table:table-cell office:value-type="float" office:value="0.129430481">
                <text:p>0.129430481</text:p>
              </table:table-cell>
              <table:table-cell office:value-type="float" office:value="0.122141082">
                <text:p>0.122141082</text:p>
              </table:table-cell>
              <table:table-cell office:value-type="float" office:value="0.11953975">
                <text:p>0.11953975</text:p>
              </table:table-cell>
              <table:table-cell office:value-type="float" office:value="0.110415162">
                <text:p>0.11041516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483814978">
                <text:p>0.483814978</text:p>
              </table:table-cell>
              <table:table-cell office:value-type="float" office:value="0.26070881">
                <text:p>0.26070881</text:p>
              </table:table-cell>
              <table:table-cell office:value-type="float" office:value="0.198672606">
                <text:p>0.198672606</text:p>
              </table:table-cell>
              <table:table-cell office:value-type="float" office:value="0.152525188">
                <text:p>0.152525188</text:p>
              </table:table-cell>
              <table:table-cell office:value-type="float" office:value="0.141766663">
                <text:p>0.141766663</text:p>
              </table:table-cell>
              <table:table-cell office:value-type="float" office:value="0.135469463">
                <text:p>0.135469463</text:p>
              </table:table-cell>
              <table:table-cell office:value-type="float" office:value="0.129067446">
                <text:p>0.129067446</text:p>
              </table:table-cell>
              <table:table-cell office:value-type="float" office:value="0.120573903">
                <text:p>0.120573903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528797425">
                <text:p>0.528797425</text:p>
              </table:table-cell>
              <table:table-cell office:value-type="float" office:value="0.285984465">
                <text:p>0.285984465</text:p>
              </table:table-cell>
              <table:table-cell office:value-type="float" office:value="0.20800388">
                <text:p>0.20800388</text:p>
              </table:table-cell>
              <table:table-cell office:value-type="float" office:value="0.171899565">
                <text:p>0.171899565</text:p>
              </table:table-cell>
              <table:table-cell office:value-type="float" office:value="0.156771574">
                <text:p>0.156771574</text:p>
              </table:table-cell>
              <table:table-cell office:value-type="float" office:value="0.14312921">
                <text:p>0.14312921</text:p>
              </table:table-cell>
              <table:table-cell office:value-type="float" office:value="0.141902871">
                <text:p>0.141902871</text:p>
              </table:table-cell>
              <table:table-cell office:value-type="float" office:value="0.131699697">
                <text:p>0.131699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legend chart:legend-position="end" svg:x="13.045cm" svg:y="2.344cm" style:legend-expansion="high" chart:style-name="ch2"/>
        <chart:plot-area chart:style-name="ch3" table:cell-range-address="25_05_2014.A41:25_05_2014.I53" chart:data-source-has-labels="both" svg:x="0.77cm" svg:y="0.851cm" svg:width="11.635cm" svg:height="7.531cm">
          <chartooo:coordinate-region svg:x="1.206cm" svg:y="1.063cm" svg:width="10.827cm" svg:height="6.646cm"/>
          <chart:axis chart:dimension="x" chart:name="primary-x" chart:style-name="ch4" chartooo:axis-type="auto">
            <chartooo:date-scale/>
            <chart:categories table:cell-range-address="25_05_2014.A42:25_05_2014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5_05_2014.B42:25_05_2014.B53" chart:label-cell-address="25_05_2014.B41:25_05_2014.B41" chart:class="chart:line">
            <chart:data-point chart:repeated="12"/>
          </chart:series>
          <chart:series chart:style-name="ch7" chart:values-cell-range-address="25_05_2014.C42:25_05_2014.C53" chart:label-cell-address="25_05_2014.C41:25_05_2014.C41" chart:class="chart:line">
            <chart:data-point chart:repeated="12"/>
          </chart:series>
          <chart:series chart:style-name="ch8" chart:values-cell-range-address="25_05_2014.D42:25_05_2014.D53" chart:label-cell-address="25_05_2014.D41:25_05_2014.D41" chart:class="chart:line">
            <chart:data-point chart:repeated="12"/>
          </chart:series>
          <chart:series chart:style-name="ch9" chart:values-cell-range-address="25_05_2014.E42:25_05_2014.E53" chart:label-cell-address="25_05_2014.E41:25_05_2014.E41" chart:class="chart:line">
            <chart:data-point chart:repeated="12"/>
          </chart:series>
          <chart:series chart:style-name="ch10" chart:values-cell-range-address="25_05_2014.F42:25_05_2014.F53" chart:label-cell-address="25_05_2014.F41:25_05_2014.F41" chart:class="chart:line">
            <chart:data-point chart:repeated="12"/>
          </chart:series>
          <chart:series chart:style-name="ch11" chart:values-cell-range-address="25_05_2014.G42:25_05_2014.G53" chart:label-cell-address="25_05_2014.G41:25_05_2014.G41" chart:class="chart:line">
            <chart:data-point chart:repeated="12"/>
          </chart:series>
          <chart:series chart:style-name="ch12" chart:values-cell-range-address="25_05_2014.H42:25_05_2014.H53" chart:label-cell-address="25_05_2014.H41:25_05_2014.H41" chart:class="chart:line">
            <chart:data-point chart:repeated="12"/>
          </chart:series>
          <chart:series chart:style-name="ch13" chart:values-cell-range-address="25_05_2014.I42:25_05_2014.I53" chart:label-cell-address="25_05_2014.I41:25_05_2014.I4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25_05_2014.B41:25_05_2014.B41</svg:desc>
                </draw:g>
              </table:table-cell>
              <table:table-cell office:value-type="string">
                <text:p>Threads: 2</text:p>
                <draw:g>
                  <svg:desc>25_05_2014.C41:25_05_2014.C41</svg:desc>
                </draw:g>
              </table:table-cell>
              <table:table-cell office:value-type="string">
                <text:p>Threads: 3</text:p>
                <draw:g>
                  <svg:desc>25_05_2014.D41:25_05_2014.D41</svg:desc>
                </draw:g>
              </table:table-cell>
              <table:table-cell office:value-type="string">
                <text:p>Threads: 4</text:p>
                <draw:g>
                  <svg:desc>25_05_2014.E41:25_05_2014.E41</svg:desc>
                </draw:g>
              </table:table-cell>
              <table:table-cell office:value-type="string">
                <text:p>Threads: 5</text:p>
                <draw:g>
                  <svg:desc>25_05_2014.F41:25_05_2014.F41</svg:desc>
                </draw:g>
              </table:table-cell>
              <table:table-cell office:value-type="string">
                <text:p>Threads: 6</text:p>
                <draw:g>
                  <svg:desc>25_05_2014.G41:25_05_2014.G41</svg:desc>
                </draw:g>
              </table:table-cell>
              <table:table-cell office:value-type="string">
                <text:p>Threads: 7</text:p>
                <draw:g>
                  <svg:desc>25_05_2014.H41:25_05_2014.H41</svg:desc>
                </draw:g>
              </table:table-cell>
              <table:table-cell office:value-type="string">
                <text:p>Threads: 8</text:p>
                <draw:g>
                  <svg:desc>25_05_2014.I41:25_05_2014.I41</svg:desc>
                </draw:g>
              </table:table-cell>
            </table:table-row>
          </table:table-header-rows>
          <table:table-rows>
            <table:table-row>
              <table:table-cell office:value-type="float" office:value="365">
                <text:p>370</text:p>
                <draw:g>
                  <svg:desc>25_05_2014.A42:25_05_2014.A53</svg:desc>
                </draw:g>
              </table:table-cell>
              <table:table-cell office:value-type="float" office:value="0.528074092">
                <text:p>0.528074092</text:p>
                <draw:g>
                  <svg:desc>25_05_2014.B42:25_05_2014.B53</svg:desc>
                </draw:g>
              </table:table-cell>
              <table:table-cell office:value-type="float" office:value="0.288132014">
                <text:p>0.288132014</text:p>
                <draw:g>
                  <svg:desc>25_05_2014.C42:25_05_2014.C53</svg:desc>
                </draw:g>
              </table:table-cell>
              <table:table-cell office:value-type="float" office:value="0.209865969">
                <text:p>0.209865969</text:p>
                <draw:g>
                  <svg:desc>25_05_2014.D42:25_05_2014.D53</svg:desc>
                </draw:g>
              </table:table-cell>
              <table:table-cell office:value-type="float" office:value="0.16526345">
                <text:p>0.16526345</text:p>
                <draw:g>
                  <svg:desc>25_05_2014.E42:25_05_2014.E53</svg:desc>
                </draw:g>
              </table:table-cell>
              <table:table-cell office:value-type="float" office:value="0.156771831">
                <text:p>0.156771831</text:p>
                <draw:g>
                  <svg:desc>25_05_2014.F42:25_05_2014.F53</svg:desc>
                </draw:g>
              </table:table-cell>
              <table:table-cell office:value-type="float" office:value="0.145865936">
                <text:p>0.145865936</text:p>
                <draw:g>
                  <svg:desc>25_05_2014.G42:25_05_2014.G53</svg:desc>
                </draw:g>
              </table:table-cell>
              <table:table-cell office:value-type="float" office:value="0.139792015">
                <text:p>0.139792015</text:p>
                <draw:g>
                  <svg:desc>25_05_2014.H42:25_05_2014.H53</svg:desc>
                </draw:g>
              </table:table-cell>
              <table:table-cell office:value-type="float" office:value="0.132135989">
                <text:p>0.132135989</text:p>
                <draw:g>
                  <svg:desc>25_05_2014.I42:25_05_2014.I53</svg:desc>
                </draw:g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04619168">
                <text:p>1.04619168</text:p>
              </table:table-cell>
              <table:table-cell office:value-type="float" office:value="0.570402777">
                <text:p>0.570402777</text:p>
              </table:table-cell>
              <table:table-cell office:value-type="float" office:value="0.445313879">
                <text:p>0.445313879</text:p>
              </table:table-cell>
              <table:table-cell office:value-type="float" office:value="0.359680988">
                <text:p>0.359680988</text:p>
              </table:table-cell>
              <table:table-cell office:value-type="float" office:value="0.319230086">
                <text:p>0.319230086</text:p>
              </table:table-cell>
              <table:table-cell office:value-type="float" office:value="0.290014716">
                <text:p>0.290014716</text:p>
              </table:table-cell>
              <table:table-cell office:value-type="float" office:value="0.275427023">
                <text:p>0.275427023</text:p>
              </table:table-cell>
              <table:table-cell office:value-type="float" office:value="0.260159831">
                <text:p>0.260159831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1.56415279">
                <text:p>1.56415279</text:p>
              </table:table-cell>
              <table:table-cell office:value-type="float" office:value="0.860131906">
                <text:p>0.860131906</text:p>
              </table:table-cell>
              <table:table-cell office:value-type="float" office:value="0.677757949">
                <text:p>0.677757949</text:p>
              </table:table-cell>
              <table:table-cell office:value-type="float" office:value="0.545549687">
                <text:p>0.545549687</text:p>
              </table:table-cell>
              <table:table-cell office:value-type="float" office:value="0.483303847">
                <text:p>0.483303847</text:p>
              </table:table-cell>
              <table:table-cell office:value-type="float" office:value="0.428740932">
                <text:p>0.428740932</text:p>
              </table:table-cell>
              <table:table-cell office:value-type="float" office:value="0.418504059">
                <text:p>0.418504059</text:p>
              </table:table-cell>
              <table:table-cell office:value-type="float" office:value="0.388057773">
                <text:p>0.388057773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2.092938284">
                <text:p>2.092938284</text:p>
              </table:table-cell>
              <table:table-cell office:value-type="float" office:value="1.169099289">
                <text:p>1.169099289</text:p>
              </table:table-cell>
              <table:table-cell office:value-type="float" office:value="0.919392681">
                <text:p>0.919392681</text:p>
              </table:table-cell>
              <table:table-cell office:value-type="float" office:value="0.736332425">
                <text:p>0.736332425</text:p>
              </table:table-cell>
              <table:table-cell office:value-type="float" office:value="0.631142164">
                <text:p>0.631142164</text:p>
              </table:table-cell>
              <table:table-cell office:value-type="float" office:value="0.583788421">
                <text:p>0.583788421</text:p>
              </table:table-cell>
              <table:table-cell office:value-type="float" office:value="0.556159389">
                <text:p>0.556159389</text:p>
              </table:table-cell>
              <table:table-cell office:value-type="float" office:value="0.518368493">
                <text:p>0.518368493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2.650008361">
                <text:p>2.650008361</text:p>
              </table:table-cell>
              <table:table-cell office:value-type="float" office:value="1.446224524">
                <text:p>1.446224524</text:p>
              </table:table-cell>
              <table:table-cell office:value-type="float" office:value="1.150269614">
                <text:p>1.150269614</text:p>
              </table:table-cell>
              <table:table-cell office:value-type="float" office:value="0.924034476">
                <text:p>0.924034476</text:p>
              </table:table-cell>
              <table:table-cell office:value-type="float" office:value="0.794385635">
                <text:p>0.794385635</text:p>
              </table:table-cell>
              <table:table-cell office:value-type="float" office:value="0.725045278">
                <text:p>0.725045278</text:p>
              </table:table-cell>
              <table:table-cell office:value-type="float" office:value="0.699937434">
                <text:p>0.699937434</text:p>
              </table:table-cell>
              <table:table-cell office:value-type="float" office:value="0.650545066">
                <text:p>0.650545066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3.163438823">
                <text:p>3.163438823</text:p>
              </table:table-cell>
              <table:table-cell office:value-type="float" office:value="1.722589605">
                <text:p>1.722589605</text:p>
              </table:table-cell>
              <table:table-cell office:value-type="float" office:value="1.379450987">
                <text:p>1.379450987</text:p>
              </table:table-cell>
              <table:table-cell office:value-type="float" office:value="1.125702325">
                <text:p>1.125702325</text:p>
              </table:table-cell>
              <table:table-cell office:value-type="float" office:value="0.965612415">
                <text:p>0.965612415</text:p>
              </table:table-cell>
              <table:table-cell office:value-type="float" office:value="0.879226383">
                <text:p>0.879226383</text:p>
              </table:table-cell>
              <table:table-cell office:value-type="float" office:value="0.83807088">
                <text:p>0.83807088</text:p>
              </table:table-cell>
              <table:table-cell office:value-type="float" office:value="0.788031643">
                <text:p>0.788031643</text:p>
              </table:table-cell>
            </table:table-row>
            <table:table-row>
              <table:table-cell office:value-type="float" office:value="2557">
                <text:p>2560</text:p>
              </table:table-cell>
              <table:table-cell office:value-type="float" office:value="3.712095498">
                <text:p>3.712095498</text:p>
              </table:table-cell>
              <table:table-cell office:value-type="float" office:value="2.233091153">
                <text:p>2.233091153</text:p>
              </table:table-cell>
              <table:table-cell office:value-type="float" office:value="1.754540762">
                <text:p>1.754540762</text:p>
              </table:table-cell>
              <table:table-cell office:value-type="float" office:value="1.374148809">
                <text:p>1.374148809</text:p>
              </table:table-cell>
              <table:table-cell office:value-type="float" office:value="1.192122278">
                <text:p>1.192122278</text:p>
              </table:table-cell>
              <table:table-cell office:value-type="float" office:value="1.111228217">
                <text:p>1.111228217</text:p>
              </table:table-cell>
              <table:table-cell office:value-type="float" office:value="1.02646868">
                <text:p>1.02646868</text:p>
              </table:table-cell>
              <table:table-cell office:value-type="float" office:value="0.982542495">
                <text:p>0.982542495</text:p>
              </table:table-cell>
            </table:table-row>
            <table:table-row>
              <table:table-cell office:value-type="float" office:value="2922">
                <text:p>2920</text:p>
              </table:table-cell>
              <table:table-cell office:value-type="float" office:value="4.956108369">
                <text:p>4.956108369</text:p>
              </table:table-cell>
              <table:table-cell office:value-type="float" office:value="2.93400073">
                <text:p>2.93400073</text:p>
              </table:table-cell>
              <table:table-cell office:value-type="float" office:value="2.083447196">
                <text:p>2.083447196</text:p>
              </table:table-cell>
              <table:table-cell office:value-type="float" office:value="1.639778159">
                <text:p>1.639778159</text:p>
              </table:table-cell>
              <table:table-cell office:value-type="float" office:value="1.329312534">
                <text:p>1.329312534</text:p>
              </table:table-cell>
              <table:table-cell office:value-type="float" office:value="1.217432445">
                <text:p>1.217432445</text:p>
              </table:table-cell>
              <table:table-cell office:value-type="float" office:value="1.167469587">
                <text:p>1.167469587</text:p>
              </table:table-cell>
              <table:table-cell office:value-type="float" office:value="1.08948032">
                <text:p>1.08948032</text:p>
              </table:table-cell>
            </table:table-row>
            <table:table-row>
              <table:table-cell office:value-type="float" office:value="3287">
                <text:p>3290</text:p>
              </table:table-cell>
              <table:table-cell office:value-type="float" office:value="5.118267353">
                <text:p>5.118267353</text:p>
              </table:table-cell>
              <table:table-cell office:value-type="float" office:value="2.925219376">
                <text:p>2.925219376</text:p>
              </table:table-cell>
              <table:table-cell office:value-type="float" office:value="2.208729394">
                <text:p>2.208729394</text:p>
              </table:table-cell>
              <table:table-cell office:value-type="float" office:value="1.775589146">
                <text:p>1.775589146</text:p>
              </table:table-cell>
              <table:table-cell office:value-type="float" office:value="1.554237">
                <text:p>1.554237</text:p>
              </table:table-cell>
              <table:table-cell office:value-type="float" office:value="1.402450199">
                <text:p>1.402450199</text:p>
              </table:table-cell>
              <table:table-cell office:value-type="float" office:value="1.354475117">
                <text:p>1.354475117</text:p>
              </table:table-cell>
              <table:table-cell office:value-type="float" office:value="1.268066676">
                <text:p>1.268066676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5.821989051">
                <text:p>5.821989051</text:p>
              </table:table-cell>
              <table:table-cell office:value-type="float" office:value="3.408100187">
                <text:p>3.408100187</text:p>
              </table:table-cell>
              <table:table-cell office:value-type="float" office:value="2.556109567">
                <text:p>2.556109567</text:p>
              </table:table-cell>
              <table:table-cell office:value-type="float" office:value="2.050532408">
                <text:p>2.050532408</text:p>
              </table:table-cell>
              <table:table-cell office:value-type="float" office:value="1.75864799">
                <text:p>1.75864799</text:p>
              </table:table-cell>
              <table:table-cell office:value-type="float" office:value="1.600648366">
                <text:p>1.600648366</text:p>
              </table:table-cell>
              <table:table-cell office:value-type="float" office:value="1.545924183">
                <text:p>1.545924183</text:p>
              </table:table-cell>
              <table:table-cell office:value-type="float" office:value="1.433903225">
                <text:p>1.433903225</text:p>
              </table:table-cell>
            </table:table-row>
            <table:table-row>
              <table:table-cell office:value-type="float" office:value="4018">
                <text:p>4020</text:p>
              </table:table-cell>
              <table:table-cell office:value-type="float" office:value="6.65985701">
                <text:p>6.65985701</text:p>
              </table:table-cell>
              <table:table-cell office:value-type="float" office:value="3.796622477">
                <text:p>3.796622477</text:p>
              </table:table-cell>
              <table:table-cell office:value-type="float" office:value="2.866761349">
                <text:p>2.866761349</text:p>
              </table:table-cell>
              <table:table-cell office:value-type="float" office:value="2.314545697">
                <text:p>2.314545697</text:p>
              </table:table-cell>
              <table:table-cell office:value-type="float" office:value="2.009290134">
                <text:p>2.009290134</text:p>
              </table:table-cell>
              <table:table-cell office:value-type="float" office:value="1.810033652">
                <text:p>1.810033652</text:p>
              </table:table-cell>
              <table:table-cell office:value-type="float" office:value="1.728236429">
                <text:p>1.728236429</text:p>
              </table:table-cell>
              <table:table-cell office:value-type="float" office:value="1.627861762">
                <text:p>1.627861762</text:p>
              </table:table-cell>
            </table:table-row>
            <table:table-row>
              <table:table-cell office:value-type="float" office:value="4383">
                <text:p>4380</text:p>
              </table:table-cell>
              <table:table-cell office:value-type="float" office:value="7.388777043">
                <text:p>7.388777043</text:p>
              </table:table-cell>
              <table:table-cell office:value-type="float" office:value="4.179021195">
                <text:p>4.179021195</text:p>
              </table:table-cell>
              <table:table-cell office:value-type="float" office:value="3.211138966">
                <text:p>3.211138966</text:p>
              </table:table-cell>
              <table:table-cell office:value-type="float" office:value="2.563780561">
                <text:p>2.563780561</text:p>
              </table:table-cell>
              <table:table-cell office:value-type="float" office:value="2.230293614">
                <text:p>2.230293614</text:p>
              </table:table-cell>
              <table:table-cell office:value-type="float" office:value="2.024921558">
                <text:p>2.024921558</text:p>
              </table:table-cell>
              <table:table-cell office:value-type="float" office:value="1.938214016">
                <text:p>1.938214016</text:p>
              </table:table-cell>
              <table:table-cell office:value-type="float" office:value="1.797406708">
                <text:p>1.797406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733cm" svg:y="4.191cm" style:legend-expansion="high" chart:style-name="ch2"/>
        <chart:plot-area chart:style-name="ch3" table:cell-range-address="25_05_2014.A54:25_05_2014.I55" chart:data-source-has-labels="both" svg:x="0.77cm" svg:y="0.855cm" svg:width="12.323cm" svg:height="7.552cm">
          <chartooo:coordinate-region svg:x="1.577cm" svg:y="1.067cm" svg:width="10.707cm" svg:height="6.243cm"/>
          <chart:axis chart:dimension="x" chart:name="primary-x" chart:style-name="ch4" chartooo:axis-type="auto">
            <chartooo:date-scale/>
            <chart:categories table:cell-range-address="25_05_2014.B54:25_05_2014.I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5_05_2014.B55:25_05_2014.I55" chart:label-cell-address="25_05_2014.A55:25_05_2014.A55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25_05_2014.B54:25_05_2014.I54</svg:desc>
                </draw:g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string">
                <text:p>15340</text:p>
                <draw:g>
                  <svg:desc>25_05_2014.A55:25_05_2014.A55</svg:desc>
                </draw:g>
              </table:table-cell>
              <table:table-cell office:value-type="float" office:value="95.027947506">
                <text:p>95.027947506</text:p>
                <draw:g>
                  <svg:desc>25_05_2014.B55:25_05_2014.I55</svg:desc>
                </draw:g>
              </table:table-cell>
              <table:table-cell office:value-type="float" office:value="54.940180496">
                <text:p>54.940180496</text:p>
              </table:table-cell>
              <table:table-cell office:value-type="float" office:value="42.072008873">
                <text:p>42.072008873</text:p>
              </table:table-cell>
              <table:table-cell office:value-type="float" office:value="36.079418528">
                <text:p>36.079418528</text:p>
              </table:table-cell>
              <table:table-cell office:value-type="float" office:value="32.92398474">
                <text:p>32.92398474</text:p>
              </table:table-cell>
              <table:table-cell office:value-type="float" office:value="31.491638132">
                <text:p>31.491638132</text:p>
              </table:table-cell>
              <table:table-cell office:value-type="float" office:value="31.253169362">
                <text:p>31.253169362</text:p>
              </table:table-cell>
              <table:table-cell office:value-type="float" office:value="30.978400456">
                <text:p>30.978400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8.98cm" xlink:href="." xlink:type="simple" chart:class="chart:line" chart:style-name="ch1">
        <chart:legend chart:legend-position="end" svg:x="13.045cm" svg:y="2.344cm" style:legend-expansion="high" chart:style-name="ch2"/>
        <chart:plot-area chart:style-name="ch3" chart:data-source-has-labels="both" svg:x="0.77cm" svg:y="0.851cm" svg:width="11.635cm" svg:height="7.53cm">
          <chartooo:coordinate-region svg:x="1.682cm" svg:y="1.064cm" svg:width="10.105cm" svg:height="6.644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series chart:style-name="ch8" chart:values-cell-range-address="local-table.$C$2:.$C$23" chart:label-cell-address="local-table.$C$1" chart:class="chart:line">
            <chart:data-point chart:repeated="22"/>
          </chart:series>
          <chart:series chart:style-name="ch9" chart:values-cell-range-address="local-table.$D$2:.$D$23" chart:label-cell-address="local-table.$D$1" chart:class="chart:line">
            <chart:data-point chart:repeated="22"/>
          </chart:series>
          <chart:series chart:style-name="ch10" chart:values-cell-range-address="local-table.$E$2:.$E$23" chart:label-cell-address="local-table.$E$1" chart:class="chart:line">
            <chart:data-point chart:repeated="22"/>
          </chart:series>
          <chart:series chart:style-name="ch11" chart:values-cell-range-address="local-table.$F$2:.$F$23" chart:label-cell-address="local-table.$F$1" chart:class="chart:line">
            <chart:data-point chart:repeated="22"/>
          </chart:series>
          <chart:series chart:style-name="ch12" chart:values-cell-range-address="local-table.$G$2:.$G$23" chart:label-cell-address="local-table.$G$1" chart:class="chart:line">
            <chart:data-point chart:repeated="22"/>
          </chart:series>
          <chart:series chart:style-name="ch13" chart:values-cell-range-address="local-table.$H$2:.$H$23" chart:label-cell-address="local-table.$H$1" chart:class="chart:line">
            <chart:data-point chart:repeated="22"/>
          </chart:series>
          <chart:series chart:style-name="ch14" chart:values-cell-range-address="local-table.$I$2:.$I$23" chart:label-cell-address="local-table.$I$1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49080352">
                <text:p>0.049080352</text:p>
              </table:table-cell>
              <table:table-cell office:value-type="float" office:value="0.025226133">
                <text:p>0.025226133</text:p>
              </table:table-cell>
              <table:table-cell office:value-type="float" office:value="0.016517565">
                <text:p>0.016517565</text:p>
              </table:table-cell>
              <table:table-cell office:value-type="float" office:value="0.01792044">
                <text:p>0.01792044</text:p>
              </table:table-cell>
              <table:table-cell office:value-type="float" office:value="0.012026775">
                <text:p>0.012026775</text:p>
              </table:table-cell>
              <table:table-cell office:value-type="float" office:value="0.011239464">
                <text:p>0.011239464</text:p>
              </table:table-cell>
              <table:table-cell office:value-type="float" office:value="0.011138153">
                <text:p>0.011138153</text:p>
              </table:table-cell>
              <table:table-cell office:value-type="float" office:value="0.010791283">
                <text:p>0.01079128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0623587">
                <text:p>0.040623587</text:p>
              </table:table-cell>
              <table:table-cell office:value-type="float" office:value="0.021709237">
                <text:p>0.021709237</text:p>
              </table:table-cell>
              <table:table-cell office:value-type="float" office:value="0.01552156">
                <text:p>0.01552156</text:p>
              </table:table-cell>
              <table:table-cell office:value-type="float" office:value="0.012249155">
                <text:p>0.012249155</text:p>
              </table:table-cell>
              <table:table-cell office:value-type="float" office:value="0.011421131">
                <text:p>0.011421131</text:p>
              </table:table-cell>
              <table:table-cell office:value-type="float" office:value="0.011014561">
                <text:p>0.011014561</text:p>
              </table:table-cell>
              <table:table-cell office:value-type="float" office:value="0.010292468">
                <text:p>0.010292468</text:p>
              </table:table-cell>
              <table:table-cell office:value-type="float" office:value="0.00988547">
                <text:p>0.009885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3550321">
                <text:p>0.043550321</text:p>
              </table:table-cell>
              <table:table-cell office:value-type="float" office:value="0.020574031">
                <text:p>0.020574031</text:p>
              </table:table-cell>
              <table:table-cell office:value-type="float" office:value="0.014866181">
                <text:p>0.014866181</text:p>
              </table:table-cell>
              <table:table-cell office:value-type="float" office:value="0.012211222">
                <text:p>0.012211222</text:p>
              </table:table-cell>
              <table:table-cell office:value-type="float" office:value="0.010968674">
                <text:p>0.010968674</text:p>
              </table:table-cell>
              <table:table-cell office:value-type="float" office:value="0.013347626">
                <text:p>0.013347626</text:p>
              </table:table-cell>
              <table:table-cell office:value-type="float" office:value="0.011121346">
                <text:p>0.011121346</text:p>
              </table:table-cell>
              <table:table-cell office:value-type="float" office:value="0.010570999">
                <text:p>0.0105709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961873">
                <text:p>0.03961873</text:p>
              </table:table-cell>
              <table:table-cell office:value-type="float" office:value="0.022734195">
                <text:p>0.022734195</text:p>
              </table:table-cell>
              <table:table-cell office:value-type="float" office:value="0.017000942">
                <text:p>0.017000942</text:p>
              </table:table-cell>
              <table:table-cell office:value-type="float" office:value="0.01263323">
                <text:p>0.01263323</text:p>
              </table:table-cell>
              <table:table-cell office:value-type="float" office:value="0.011738536">
                <text:p>0.011738536</text:p>
              </table:table-cell>
              <table:table-cell office:value-type="float" office:value="0.011223727">
                <text:p>0.011223727</text:p>
              </table:table-cell>
              <table:table-cell office:value-type="float" office:value="0.011031026">
                <text:p>0.011031026</text:p>
              </table:table-cell>
              <table:table-cell office:value-type="float" office:value="0.010626851">
                <text:p>0.0106268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0227024">
                <text:p>0.040227024</text:p>
              </table:table-cell>
              <table:table-cell office:value-type="float" office:value="0.021754954">
                <text:p>0.021754954</text:p>
              </table:table-cell>
              <table:table-cell office:value-type="float" office:value="0.01568424">
                <text:p>0.01568424</text:p>
              </table:table-cell>
              <table:table-cell office:value-type="float" office:value="0.012999644">
                <text:p>0.012999644</text:p>
              </table:table-cell>
              <table:table-cell office:value-type="float" office:value="0.012679802">
                <text:p>0.012679802</text:p>
              </table:table-cell>
              <table:table-cell office:value-type="float" office:value="0.012007445">
                <text:p>0.012007445</text:p>
              </table:table-cell>
              <table:table-cell office:value-type="float" office:value="0.011392051">
                <text:p>0.011392051</text:p>
              </table:table-cell>
              <table:table-cell office:value-type="float" office:value="0.013055624">
                <text:p>0.0130556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184116">
                <text:p>0.04184116</text:p>
              </table:table-cell>
              <table:table-cell office:value-type="float" office:value="0.022116406">
                <text:p>0.022116406</text:p>
              </table:table-cell>
              <table:table-cell office:value-type="float" office:value="0.016069469">
                <text:p>0.016069469</text:p>
              </table:table-cell>
              <table:table-cell office:value-type="float" office:value="0.014269689">
                <text:p>0.014269689</text:p>
              </table:table-cell>
              <table:table-cell office:value-type="float" office:value="0.013356179">
                <text:p>0.013356179</text:p>
              </table:table-cell>
              <table:table-cell office:value-type="float" office:value="0.013109636">
                <text:p>0.013109636</text:p>
              </table:table-cell>
              <table:table-cell office:value-type="float" office:value="0.011896554">
                <text:p>0.011896554</text:p>
              </table:table-cell>
              <table:table-cell office:value-type="float" office:value="0.011402144">
                <text:p>0.0114021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3495453">
                <text:p>0.043495453</text:p>
              </table:table-cell>
              <table:table-cell office:value-type="float" office:value="0.025782724">
                <text:p>0.025782724</text:p>
              </table:table-cell>
              <table:table-cell office:value-type="float" office:value="0.016690979">
                <text:p>0.016690979</text:p>
              </table:table-cell>
              <table:table-cell office:value-type="float" office:value="0.013545929">
                <text:p>0.013545929</text:p>
              </table:table-cell>
              <table:table-cell office:value-type="float" office:value="0.013569407">
                <text:p>0.013569407</text:p>
              </table:table-cell>
              <table:table-cell office:value-type="float" office:value="0.012623437">
                <text:p>0.012623437</text:p>
              </table:table-cell>
              <table:table-cell office:value-type="float" office:value="0.012283281">
                <text:p>0.012283281</text:p>
              </table:table-cell>
              <table:table-cell office:value-type="float" office:value="0.01301675">
                <text:p>0.013016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43893641">
                <text:p>0.043893641</text:p>
              </table:table-cell>
              <table:table-cell office:value-type="float" office:value="0.024320533">
                <text:p>0.024320533</text:p>
              </table:table-cell>
              <table:table-cell office:value-type="float" office:value="0.017249452">
                <text:p>0.017249452</text:p>
              </table:table-cell>
              <table:table-cell office:value-type="float" office:value="0.013426913">
                <text:p>0.013426913</text:p>
              </table:table-cell>
              <table:table-cell office:value-type="float" office:value="0.013271717">
                <text:p>0.013271717</text:p>
              </table:table-cell>
              <table:table-cell office:value-type="float" office:value="0.012779231">
                <text:p>0.012779231</text:p>
              </table:table-cell>
              <table:table-cell office:value-type="float" office:value="0.012475896">
                <text:p>0.012475896</text:p>
              </table:table-cell>
              <table:table-cell office:value-type="float" office:value="0.011972035">
                <text:p>0.0119720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4213483">
                <text:p>0.044213483</text:p>
              </table:table-cell>
              <table:table-cell office:value-type="float" office:value="0.02512542">
                <text:p>0.02512542</text:p>
              </table:table-cell>
              <table:table-cell office:value-type="float" office:value="0.017948794">
                <text:p>0.017948794</text:p>
              </table:table-cell>
              <table:table-cell office:value-type="float" office:value="0.014162691">
                <text:p>0.014162691</text:p>
              </table:table-cell>
              <table:table-cell office:value-type="float" office:value="0.013501495">
                <text:p>0.013501495</text:p>
              </table:table-cell>
              <table:table-cell office:value-type="float" office:value="0.013124219">
                <text:p>0.013124219</text:p>
              </table:table-cell>
              <table:table-cell office:value-type="float" office:value="0.012587001">
                <text:p>0.012587001</text:p>
              </table:table-cell>
              <table:table-cell office:value-type="float" office:value="0.012812374">
                <text:p>0.0128123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6694729">
                <text:p>0.046694729</text:p>
              </table:table-cell>
              <table:table-cell office:value-type="float" office:value="0.024481716">
                <text:p>0.024481716</text:p>
              </table:table-cell>
              <table:table-cell office:value-type="float" office:value="0.018596604">
                <text:p>0.018596604</text:p>
              </table:table-cell>
              <table:table-cell office:value-type="float" office:value="0.01431857">
                <text:p>0.01431857</text:p>
              </table:table-cell>
              <table:table-cell office:value-type="float" office:value="0.01384426">
                <text:p>0.01384426</text:p>
              </table:table-cell>
              <table:table-cell office:value-type="float" office:value="0.013877018">
                <text:p>0.013877018</text:p>
              </table:table-cell>
              <table:table-cell office:value-type="float" office:value="0.013226643">
                <text:p>0.013226643</text:p>
              </table:table-cell>
              <table:table-cell office:value-type="float" office:value="0.012758319">
                <text:p>0.0127583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310764">
                <text:p>0.047310764</text:p>
              </table:table-cell>
              <table:table-cell office:value-type="float" office:value="0.025709168">
                <text:p>0.025709168</text:p>
              </table:table-cell>
              <table:table-cell office:value-type="float" office:value="0.01860537">
                <text:p>0.01860537</text:p>
              </table:table-cell>
              <table:table-cell office:value-type="float" office:value="0.014502547">
                <text:p>0.014502547</text:p>
              </table:table-cell>
              <table:table-cell office:value-type="float" office:value="0.014681606">
                <text:p>0.014681606</text:p>
              </table:table-cell>
              <table:table-cell office:value-type="float" office:value="0.014426254">
                <text:p>0.014426254</text:p>
              </table:table-cell>
              <table:table-cell office:value-type="float" office:value="0.013501068">
                <text:p>0.013501068</text:p>
              </table:table-cell>
              <table:table-cell office:value-type="float" office:value="0.013221468">
                <text:p>0.0132214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49451855">
                <text:p>0.049451855</text:p>
              </table:table-cell>
              <table:table-cell office:value-type="float" office:value="0.026404147">
                <text:p>0.026404147</text:p>
              </table:table-cell>
              <table:table-cell office:value-type="float" office:value="0.019016431">
                <text:p>0.019016431</text:p>
              </table:table-cell>
              <table:table-cell office:value-type="float" office:value="0.015587504">
                <text:p>0.015587504</text:p>
              </table:table-cell>
              <table:table-cell office:value-type="float" office:value="0.014903601">
                <text:p>0.014903601</text:p>
              </table:table-cell>
              <table:table-cell office:value-type="float" office:value="0.014293767">
                <text:p>0.014293767</text:p>
              </table:table-cell>
              <table:table-cell office:value-type="float" office:value="0.01404252">
                <text:p>0.01404252</text:p>
              </table:table-cell>
              <table:table-cell office:value-type="float" office:value="0.014556731">
                <text:p>0.0145567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5106907">
                <text:p>0.05106907</text:p>
              </table:table-cell>
              <table:table-cell office:value-type="float" office:value="0.027391728">
                <text:p>0.027391728</text:p>
              </table:table-cell>
              <table:table-cell office:value-type="float" office:value="0.019601204">
                <text:p>0.019601204</text:p>
              </table:table-cell>
              <table:table-cell office:value-type="float" office:value="0.015349429">
                <text:p>0.015349429</text:p>
              </table:table-cell>
              <table:table-cell office:value-type="float" office:value="0.015359222">
                <text:p>0.015359222</text:p>
              </table:table-cell>
              <table:table-cell office:value-type="float" office:value="0.014774492">
                <text:p>0.014774492</text:p>
              </table:table-cell>
              <table:table-cell office:value-type="float" office:value="0.014367708">
                <text:p>0.014367708</text:p>
              </table:table-cell>
              <table:table-cell office:value-type="float" office:value="0.014259768">
                <text:p>0.0142597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293783">
                <text:p>0.05293783</text:p>
              </table:table-cell>
              <table:table-cell office:value-type="float" office:value="0.029526318">
                <text:p>0.029526318</text:p>
              </table:table-cell>
              <table:table-cell office:value-type="float" office:value="0.021319645">
                <text:p>0.021319645</text:p>
              </table:table-cell>
              <table:table-cell office:value-type="float" office:value="0.016194302">
                <text:p>0.016194302</text:p>
              </table:table-cell>
              <table:table-cell office:value-type="float" office:value="0.016179505">
                <text:p>0.016179505</text:p>
              </table:table-cell>
              <table:table-cell office:value-type="float" office:value="0.015743128">
                <text:p>0.015743128</text:p>
              </table:table-cell>
              <table:table-cell office:value-type="float" office:value="0.015013037">
                <text:p>0.015013037</text:p>
              </table:table-cell>
              <table:table-cell office:value-type="float" office:value="0.014700251">
                <text:p>0.0147002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3291372">
                <text:p>0.053291372</text:p>
              </table:table-cell>
              <table:table-cell office:value-type="float" office:value="0.028250242">
                <text:p>0.028250242</text:p>
              </table:table-cell>
              <table:table-cell office:value-type="float" office:value="0.021912844">
                <text:p>0.021912844</text:p>
              </table:table-cell>
              <table:table-cell office:value-type="float" office:value="0.015944082">
                <text:p>0.015944082</text:p>
              </table:table-cell>
              <table:table-cell office:value-type="float" office:value="0.016658691">
                <text:p>0.016658691</text:p>
              </table:table-cell>
              <table:table-cell office:value-type="float" office:value="0.016063055">
                <text:p>0.016063055</text:p>
              </table:table-cell>
              <table:table-cell office:value-type="float" office:value="0.01516464">
                <text:p>0.01516464</text:p>
              </table:table-cell>
              <table:table-cell office:value-type="float" office:value="0.014477615">
                <text:p>0.0144776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53762432">
                <text:p>0.053762432</text:p>
              </table:table-cell>
              <table:table-cell office:value-type="float" office:value="0.029670779">
                <text:p>0.029670779</text:p>
              </table:table-cell>
              <table:table-cell office:value-type="float" office:value="0.021720014">
                <text:p>0.021720014</text:p>
              </table:table-cell>
              <table:table-cell office:value-type="float" office:value="0.016224323">
                <text:p>0.016224323</text:p>
              </table:table-cell>
              <table:table-cell office:value-type="float" office:value="0.016070069">
                <text:p>0.016070069</text:p>
              </table:table-cell>
              <table:table-cell office:value-type="float" office:value="0.015639122">
                <text:p>0.015639122</text:p>
              </table:table-cell>
              <table:table-cell office:value-type="float" office:value="0.015325053">
                <text:p>0.015325053</text:p>
              </table:table-cell>
              <table:table-cell office:value-type="float" office:value="0.015002132">
                <text:p>0.0150021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55570852">
                <text:p>0.055570852</text:p>
              </table:table-cell>
              <table:table-cell office:value-type="float" office:value="0.029449212">
                <text:p>0.029449212</text:p>
              </table:table-cell>
              <table:table-cell office:value-type="float" office:value="0.022992498">
                <text:p>0.022992498</text:p>
              </table:table-cell>
              <table:table-cell office:value-type="float" office:value="0.016906644">
                <text:p>0.016906644</text:p>
              </table:table-cell>
              <table:table-cell office:value-type="float" office:value="0.016812347">
                <text:p>0.016812347</text:p>
              </table:table-cell>
              <table:table-cell office:value-type="float" office:value="0.016027645">
                <text:p>0.016027645</text:p>
              </table:table-cell>
              <table:table-cell office:value-type="float" office:value="0.015427818">
                <text:p>0.015427818</text:p>
              </table:table-cell>
              <table:table-cell office:value-type="float" office:value="0.015204455">
                <text:p>0.0152044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727612">
                <text:p>0.05727612</text:p>
              </table:table-cell>
              <table:table-cell office:value-type="float" office:value="0.031506996">
                <text:p>0.031506996</text:p>
              </table:table-cell>
              <table:table-cell office:value-type="float" office:value="0.022631558">
                <text:p>0.022631558</text:p>
              </table:table-cell>
              <table:table-cell office:value-type="float" office:value="0.017205917">
                <text:p>0.017205917</text:p>
              </table:table-cell>
              <table:table-cell office:value-type="float" office:value="0.016780658">
                <text:p>0.016780658</text:p>
              </table:table-cell>
              <table:table-cell office:value-type="float" office:value="0.01643011">
                <text:p>0.01643011</text:p>
              </table:table-cell>
              <table:table-cell office:value-type="float" office:value="0.016532063">
                <text:p>0.016532063</text:p>
              </table:table-cell>
              <table:table-cell office:value-type="float" office:value="0.015744496">
                <text:p>0.01574449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58483386">
                <text:p>0.058483386</text:p>
              </table:table-cell>
              <table:table-cell office:value-type="float" office:value="0.033518251">
                <text:p>0.033518251</text:p>
              </table:table-cell>
              <table:table-cell office:value-type="float" office:value="0.024684125">
                <text:p>0.024684125</text:p>
              </table:table-cell>
              <table:table-cell office:value-type="float" office:value="0.018281722">
                <text:p>0.018281722</text:p>
              </table:table-cell>
              <table:table-cell office:value-type="float" office:value="0.017418033">
                <text:p>0.017418033</text:p>
              </table:table-cell>
              <table:table-cell office:value-type="float" office:value="0.016809311">
                <text:p>0.016809311</text:p>
              </table:table-cell>
              <table:table-cell office:value-type="float" office:value="0.016523809">
                <text:p>0.016523809</text:p>
              </table:table-cell>
              <table:table-cell office:value-type="float" office:value="0.016101758">
                <text:p>0.01610175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61465843">
                <text:p>0.061465843</text:p>
              </table:table-cell>
              <table:table-cell office:value-type="float" office:value="0.032336772">
                <text:p>0.032336772</text:p>
              </table:table-cell>
              <table:table-cell office:value-type="float" office:value="0.023867221">
                <text:p>0.023867221</text:p>
              </table:table-cell>
              <table:table-cell office:value-type="float" office:value="0.018450004">
                <text:p>0.018450004</text:p>
              </table:table-cell>
              <table:table-cell office:value-type="float" office:value="0.01810694">
                <text:p>0.01810694</text:p>
              </table:table-cell>
              <table:table-cell office:value-type="float" office:value="0.017995536">
                <text:p>0.017995536</text:p>
              </table:table-cell>
              <table:table-cell office:value-type="float" office:value="0.016861955">
                <text:p>0.016861955</text:p>
              </table:table-cell>
              <table:table-cell office:value-type="float" office:value="0.016449953">
                <text:p>0.0164499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719852">
                <text:p>0.062719852</text:p>
              </table:table-cell>
              <table:table-cell office:value-type="float" office:value="0.035146841">
                <text:p>0.035146841</text:p>
              </table:table-cell>
              <table:table-cell office:value-type="float" office:value="0.02468344">
                <text:p>0.02468344</text:p>
              </table:table-cell>
              <table:table-cell office:value-type="float" office:value="0.019608432">
                <text:p>0.019608432</text:p>
              </table:table-cell>
              <table:table-cell office:value-type="float" office:value="0.019100507">
                <text:p>0.019100507</text:p>
              </table:table-cell>
              <table:table-cell office:value-type="float" office:value="0.017997717">
                <text:p>0.017997717</text:p>
              </table:table-cell>
              <table:table-cell office:value-type="float" office:value="0.017963377">
                <text:p>0.017963377</text:p>
              </table:table-cell>
              <table:table-cell office:value-type="float" office:value="0.017737918">
                <text:p>0.01773791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2935303">
                <text:p>0.062935303</text:p>
              </table:table-cell>
              <table:table-cell office:value-type="float" office:value="0.033288558">
                <text:p>0.033288558</text:p>
              </table:table-cell>
              <table:table-cell office:value-type="float" office:value="0.025086546">
                <text:p>0.025086546</text:p>
              </table:table-cell>
              <table:table-cell office:value-type="float" office:value="0.018683802">
                <text:p>0.018683802</text:p>
              </table:table-cell>
              <table:table-cell office:value-type="float" office:value="0.018464715">
                <text:p>0.018464715</text:p>
              </table:table-cell>
              <table:table-cell office:value-type="float" office:value="0.018379569">
                <text:p>0.018379569</text:p>
              </table:table-cell>
              <table:table-cell office:value-type="float" office:value="0.017571004">
                <text:p>0.017571004</text:p>
              </table:table-cell>
              <table:table-cell office:value-type="float" office:value="0.019658125">
                <text:p>0.01965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132cm" svg:height="6.536cm" xlink:href="." xlink:type="simple" chart:class="chart:line" chart:style-name="ch1">
        <chart:legend chart:legend-position="end" svg:x="10.174cm" svg:y="1.122cm" style:legend-expansion="high" chart:style-name="ch2"/>
        <chart:plot-area chart:style-name="ch3" chart:data-source-has-labels="both" svg:x="0.712cm" svg:y="0.655cm" svg:width="8.938cm" svg:height="5.331cm">
          <chartooo:coordinate-region svg:x="1.439cm" svg:y="0.868cm" svg:width="8.211cm" svg:height="4.44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series chart:style-name="ch10" chart:values-cell-range-address="local-table.$E$2:.$E$13" chart:label-cell-address="local-table.$E$1" chart:class="chart:line">
            <chart:data-point chart:repeated="12"/>
          </chart:series>
          <chart:series chart:style-name="ch11" chart:values-cell-range-address="local-table.$F$2:.$F$13" chart:label-cell-address="local-table.$F$1" chart:class="chart:line">
            <chart:data-point chart:repeated="12"/>
          </chart:series>
          <chart:series chart:style-name="ch12" chart:values-cell-range-address="local-table.$G$2:.$G$13" chart:label-cell-address="local-table.$G$1" chart:class="chart:line">
            <chart:data-point chart:repeated="12"/>
          </chart:series>
          <chart:series chart:style-name="ch13" chart:values-cell-range-address="local-table.$H$2:.$H$13" chart:label-cell-address="local-table.$H$1" chart:class="chart:line">
            <chart:data-point chart:repeated="12"/>
          </chart:series>
          <chart:series chart:style-name="ch14" chart:values-cell-range-address="local-table.$I$2:.$I$13" chart:label-cell-address="local-table.$I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</table:table-cell>
              <table:table-cell office:value-type="float" office:value="0.06368652">
                <text:p>0.06368652</text:p>
              </table:table-cell>
              <table:table-cell office:value-type="float" office:value="0.03331178">
                <text:p>0.03331178</text:p>
              </table:table-cell>
              <table:table-cell office:value-type="float" office:value="0.025662211">
                <text:p>0.025662211</text:p>
              </table:table-cell>
              <table:table-cell office:value-type="float" office:value="0.020640061">
                <text:p>0.020640061</text:p>
              </table:table-cell>
              <table:table-cell office:value-type="float" office:value="0.018518257">
                <text:p>0.018518257</text:p>
              </table:table-cell>
              <table:table-cell office:value-type="float" office:value="0.018081238">
                <text:p>0.018081238</text:p>
              </table:table-cell>
              <table:table-cell office:value-type="float" office:value="0.017541111">
                <text:p>0.017541111</text:p>
              </table:table-cell>
              <table:table-cell office:value-type="float" office:value="0.017026473">
                <text:p>0.01702647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09337731">
                <text:p>0.109337731</text:p>
              </table:table-cell>
              <table:table-cell office:value-type="float" office:value="0.057715834">
                <text:p>0.057715834</text:p>
              </table:table-cell>
              <table:table-cell office:value-type="float" office:value="0.042204708">
                <text:p>0.042204708</text:p>
              </table:table-cell>
              <table:table-cell office:value-type="float" office:value="0.0375426">
                <text:p>0.0375426</text:p>
              </table:table-cell>
              <table:table-cell office:value-type="float" office:value="0.032082062">
                <text:p>0.032082062</text:p>
              </table:table-cell>
              <table:table-cell office:value-type="float" office:value="0.028369173">
                <text:p>0.028369173</text:p>
              </table:table-cell>
              <table:table-cell office:value-type="float" office:value="0.028062417">
                <text:p>0.028062417</text:p>
              </table:table-cell>
              <table:table-cell office:value-type="float" office:value="0.026287569">
                <text:p>0.0262875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1087848">
                <text:p>0.141087848</text:p>
              </table:table-cell>
              <table:table-cell office:value-type="float" office:value="0.076082231">
                <text:p>0.076082231</text:p>
              </table:table-cell>
              <table:table-cell office:value-type="float" office:value="0.056017664">
                <text:p>0.056017664</text:p>
              </table:table-cell>
              <table:table-cell office:value-type="float" office:value="0.04410101">
                <text:p>0.04410101</text:p>
              </table:table-cell>
              <table:table-cell office:value-type="float" office:value="0.040121565">
                <text:p>0.040121565</text:p>
              </table:table-cell>
              <table:table-cell office:value-type="float" office:value="0.039406656">
                <text:p>0.039406656</text:p>
              </table:table-cell>
              <table:table-cell office:value-type="float" office:value="0.039077106">
                <text:p>0.039077106</text:p>
              </table:table-cell>
              <table:table-cell office:value-type="float" office:value="0.036709616">
                <text:p>0.0367096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83201338">
                <text:p>0.183201338</text:p>
              </table:table-cell>
              <table:table-cell office:value-type="float" office:value="0.099874526">
                <text:p>0.099874526</text:p>
              </table:table-cell>
              <table:table-cell office:value-type="float" office:value="0.072437211">
                <text:p>0.072437211</text:p>
              </table:table-cell>
              <table:table-cell office:value-type="float" office:value="0.055806018">
                <text:p>0.055806018</text:p>
              </table:table-cell>
              <table:table-cell office:value-type="float" office:value="0.053688277">
                <text:p>0.053688277</text:p>
              </table:table-cell>
              <table:table-cell office:value-type="float" office:value="0.05154569">
                <text:p>0.05154569</text:p>
              </table:table-cell>
              <table:table-cell office:value-type="float" office:value="0.050120834">
                <text:p>0.050120834</text:p>
              </table:table-cell>
              <table:table-cell office:value-type="float" office:value="0.047715154">
                <text:p>0.04771515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26426471">
                <text:p>0.226426471</text:p>
              </table:table-cell>
              <table:table-cell office:value-type="float" office:value="0.122806212">
                <text:p>0.122806212</text:p>
              </table:table-cell>
              <table:table-cell office:value-type="float" office:value="0.091886299">
                <text:p>0.091886299</text:p>
              </table:table-cell>
              <table:table-cell office:value-type="float" office:value="0.069731233">
                <text:p>0.069731233</text:p>
              </table:table-cell>
              <table:table-cell office:value-type="float" office:value="0.066502704">
                <text:p>0.066502704</text:p>
              </table:table-cell>
              <table:table-cell office:value-type="float" office:value="0.06365389">
                <text:p>0.06365389</text:p>
              </table:table-cell>
              <table:table-cell office:value-type="float" office:value="0.061602478">
                <text:p>0.061602478</text:p>
              </table:table-cell>
              <table:table-cell office:value-type="float" office:value="0.058522517">
                <text:p>0.05852251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271364955">
                <text:p>0.271364955</text:p>
              </table:table-cell>
              <table:table-cell office:value-type="float" office:value="0.147264578">
                <text:p>0.147264578</text:p>
              </table:table-cell>
              <table:table-cell office:value-type="float" office:value="0.109219057">
                <text:p>0.109219057</text:p>
              </table:table-cell>
              <table:table-cell office:value-type="float" office:value="0.084503843">
                <text:p>0.084503843</text:p>
              </table:table-cell>
              <table:table-cell office:value-type="float" office:value="0.080654404">
                <text:p>0.080654404</text:p>
              </table:table-cell>
              <table:table-cell office:value-type="float" office:value="0.074825057">
                <text:p>0.074825057</text:p>
              </table:table-cell>
              <table:table-cell office:value-type="float" office:value="0.073207971">
                <text:p>0.073207971</text:p>
              </table:table-cell>
              <table:table-cell office:value-type="float" office:value="0.069336807">
                <text:p>0.06933680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316845148">
                <text:p>0.316845148</text:p>
              </table:table-cell>
              <table:table-cell office:value-type="float" office:value="0.169956264">
                <text:p>0.169956264</text:p>
              </table:table-cell>
              <table:table-cell office:value-type="float" office:value="0.126758929">
                <text:p>0.126758929</text:p>
              </table:table-cell>
              <table:table-cell office:value-type="float" office:value="0.100652043">
                <text:p>0.100652043</text:p>
              </table:table-cell>
              <table:table-cell office:value-type="float" office:value="0.092285856">
                <text:p>0.092285856</text:p>
              </table:table-cell>
              <table:table-cell office:value-type="float" office:value="0.085807416">
                <text:p>0.085807416</text:p>
              </table:table-cell>
              <table:table-cell office:value-type="float" office:value="0.085403412">
                <text:p>0.085403412</text:p>
              </table:table-cell>
              <table:table-cell office:value-type="float" office:value="0.079890872">
                <text:p>0.07989087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359112337">
                <text:p>0.359112337</text:p>
              </table:table-cell>
              <table:table-cell office:value-type="float" office:value="0.191045318">
                <text:p>0.191045318</text:p>
              </table:table-cell>
              <table:table-cell office:value-type="float" office:value="0.141125909">
                <text:p>0.141125909</text:p>
              </table:table-cell>
              <table:table-cell office:value-type="float" office:value="0.111300234">
                <text:p>0.111300234</text:p>
              </table:table-cell>
              <table:table-cell office:value-type="float" office:value="0.107170255">
                <text:p>0.107170255</text:p>
              </table:table-cell>
              <table:table-cell office:value-type="float" office:value="0.099297323">
                <text:p>0.099297323</text:p>
              </table:table-cell>
              <table:table-cell office:value-type="float" office:value="0.096031888">
                <text:p>0.096031888</text:p>
              </table:table-cell>
              <table:table-cell office:value-type="float" office:value="0.090087801">
                <text:p>0.09008780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400843162">
                <text:p>0.400843162</text:p>
              </table:table-cell>
              <table:table-cell office:value-type="float" office:value="0.211894715">
                <text:p>0.211894715</text:p>
              </table:table-cell>
              <table:table-cell office:value-type="float" office:value="0.163617496">
                <text:p>0.163617496</text:p>
              </table:table-cell>
              <table:table-cell office:value-type="float" office:value="0.130251747">
                <text:p>0.130251747</text:p>
              </table:table-cell>
              <table:table-cell office:value-type="float" office:value="0.118805854">
                <text:p>0.118805854</text:p>
              </table:table-cell>
              <table:table-cell office:value-type="float" office:value="0.109660781">
                <text:p>0.109660781</text:p>
              </table:table-cell>
              <table:table-cell office:value-type="float" office:value="0.106173608">
                <text:p>0.106173608</text:p>
              </table:table-cell>
              <table:table-cell office:value-type="float" office:value="0.100285074">
                <text:p>0.10028507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444412941">
                <text:p>0.444412941</text:p>
              </table:table-cell>
              <table:table-cell office:value-type="float" office:value="0.240501963">
                <text:p>0.240501963</text:p>
              </table:table-cell>
              <table:table-cell office:value-type="float" office:value="0.17986316">
                <text:p>0.17986316</text:p>
              </table:table-cell>
              <table:table-cell office:value-type="float" office:value="0.141080749">
                <text:p>0.141080749</text:p>
              </table:table-cell>
              <table:table-cell office:value-type="float" office:value="0.129430481">
                <text:p>0.129430481</text:p>
              </table:table-cell>
              <table:table-cell office:value-type="float" office:value="0.122141082">
                <text:p>0.122141082</text:p>
              </table:table-cell>
              <table:table-cell office:value-type="float" office:value="0.11953975">
                <text:p>0.11953975</text:p>
              </table:table-cell>
              <table:table-cell office:value-type="float" office:value="0.110415162">
                <text:p>0.11041516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483814978">
                <text:p>0.483814978</text:p>
              </table:table-cell>
              <table:table-cell office:value-type="float" office:value="0.26070881">
                <text:p>0.26070881</text:p>
              </table:table-cell>
              <table:table-cell office:value-type="float" office:value="0.198672606">
                <text:p>0.198672606</text:p>
              </table:table-cell>
              <table:table-cell office:value-type="float" office:value="0.152525188">
                <text:p>0.152525188</text:p>
              </table:table-cell>
              <table:table-cell office:value-type="float" office:value="0.141766663">
                <text:p>0.141766663</text:p>
              </table:table-cell>
              <table:table-cell office:value-type="float" office:value="0.135469463">
                <text:p>0.135469463</text:p>
              </table:table-cell>
              <table:table-cell office:value-type="float" office:value="0.129067446">
                <text:p>0.129067446</text:p>
              </table:table-cell>
              <table:table-cell office:value-type="float" office:value="0.120573903">
                <text:p>0.120573903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528797425">
                <text:p>0.528797425</text:p>
              </table:table-cell>
              <table:table-cell office:value-type="float" office:value="0.285984465">
                <text:p>0.285984465</text:p>
              </table:table-cell>
              <table:table-cell office:value-type="float" office:value="0.20800388">
                <text:p>0.20800388</text:p>
              </table:table-cell>
              <table:table-cell office:value-type="float" office:value="0.171899565">
                <text:p>0.171899565</text:p>
              </table:table-cell>
              <table:table-cell office:value-type="float" office:value="0.156771574">
                <text:p>0.156771574</text:p>
              </table:table-cell>
              <table:table-cell office:value-type="float" office:value="0.14312921">
                <text:p>0.14312921</text:p>
              </table:table-cell>
              <table:table-cell office:value-type="float" office:value="0.141902871">
                <text:p>0.141902871</text:p>
              </table:table-cell>
              <table:table-cell office:value-type="float" office:value="0.131699697">
                <text:p>0.1316996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8.981cm" xlink:href="." xlink:type="simple" chart:class="chart:line" chart:style-name="ch1">
        <chart:legend chart:legend-position="end" svg:x="13.045cm" svg:y="2.344cm" style:legend-expansion="high" chart:style-name="ch2"/>
        <chart:plot-area chart:style-name="ch3" chart:data-source-has-labels="both" svg:x="0.77cm" svg:y="0.851cm" svg:width="11.635cm" svg:height="7.531cm">
          <chartooo:coordinate-region svg:x="1.206cm" svg:y="1.063cm" svg:width="11.199cm" svg:height="6.646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series chart:style-name="ch10" chart:values-cell-range-address="local-table.$E$2:.$E$13" chart:label-cell-address="local-table.$E$1" chart:class="chart:line">
            <chart:data-point chart:repeated="12"/>
          </chart:series>
          <chart:series chart:style-name="ch11" chart:values-cell-range-address="local-table.$F$2:.$F$13" chart:label-cell-address="local-table.$F$1" chart:class="chart:line">
            <chart:data-point chart:repeated="12"/>
          </chart:series>
          <chart:series chart:style-name="ch12" chart:values-cell-range-address="local-table.$G$2:.$G$13" chart:label-cell-address="local-table.$G$1" chart:class="chart:line">
            <chart:data-point chart:repeated="12"/>
          </chart:series>
          <chart:series chart:style-name="ch13" chart:values-cell-range-address="local-table.$H$2:.$H$13" chart:label-cell-address="local-table.$H$1" chart:class="chart:line">
            <chart:data-point chart:repeated="12"/>
          </chart:series>
          <chart:series chart:style-name="ch14" chart:values-cell-range-address="local-table.$I$2:.$I$13" chart:label-cell-address="local-table.$I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float" office:value="365">
                <text:p>370</text:p>
              </table:table-cell>
              <table:table-cell office:value-type="float" office:value="0.528074092">
                <text:p>0.528074092</text:p>
              </table:table-cell>
              <table:table-cell office:value-type="float" office:value="0.288132014">
                <text:p>0.288132014</text:p>
              </table:table-cell>
              <table:table-cell office:value-type="float" office:value="0.209865969">
                <text:p>0.209865969</text:p>
              </table:table-cell>
              <table:table-cell office:value-type="float" office:value="0.16526345">
                <text:p>0.16526345</text:p>
              </table:table-cell>
              <table:table-cell office:value-type="float" office:value="0.156771831">
                <text:p>0.156771831</text:p>
              </table:table-cell>
              <table:table-cell office:value-type="float" office:value="0.145865936">
                <text:p>0.145865936</text:p>
              </table:table-cell>
              <table:table-cell office:value-type="float" office:value="0.139792015">
                <text:p>0.139792015</text:p>
              </table:table-cell>
              <table:table-cell office:value-type="float" office:value="0.132135989">
                <text:p>0.13213598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04619168">
                <text:p>1.04619168</text:p>
              </table:table-cell>
              <table:table-cell office:value-type="float" office:value="0.570402777">
                <text:p>0.570402777</text:p>
              </table:table-cell>
              <table:table-cell office:value-type="float" office:value="0.445313879">
                <text:p>0.445313879</text:p>
              </table:table-cell>
              <table:table-cell office:value-type="float" office:value="0.359680988">
                <text:p>0.359680988</text:p>
              </table:table-cell>
              <table:table-cell office:value-type="float" office:value="0.319230086">
                <text:p>0.319230086</text:p>
              </table:table-cell>
              <table:table-cell office:value-type="float" office:value="0.290014716">
                <text:p>0.290014716</text:p>
              </table:table-cell>
              <table:table-cell office:value-type="float" office:value="0.275427023">
                <text:p>0.275427023</text:p>
              </table:table-cell>
              <table:table-cell office:value-type="float" office:value="0.260159831">
                <text:p>0.260159831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1.56415279">
                <text:p>1.56415279</text:p>
              </table:table-cell>
              <table:table-cell office:value-type="float" office:value="0.860131906">
                <text:p>0.860131906</text:p>
              </table:table-cell>
              <table:table-cell office:value-type="float" office:value="0.677757949">
                <text:p>0.677757949</text:p>
              </table:table-cell>
              <table:table-cell office:value-type="float" office:value="0.545549687">
                <text:p>0.545549687</text:p>
              </table:table-cell>
              <table:table-cell office:value-type="float" office:value="0.483303847">
                <text:p>0.483303847</text:p>
              </table:table-cell>
              <table:table-cell office:value-type="float" office:value="0.428740932">
                <text:p>0.428740932</text:p>
              </table:table-cell>
              <table:table-cell office:value-type="float" office:value="0.418504059">
                <text:p>0.418504059</text:p>
              </table:table-cell>
              <table:table-cell office:value-type="float" office:value="0.388057773">
                <text:p>0.388057773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2.092938284">
                <text:p>2.092938284</text:p>
              </table:table-cell>
              <table:table-cell office:value-type="float" office:value="1.169099289">
                <text:p>1.169099289</text:p>
              </table:table-cell>
              <table:table-cell office:value-type="float" office:value="0.919392681">
                <text:p>0.919392681</text:p>
              </table:table-cell>
              <table:table-cell office:value-type="float" office:value="0.736332425">
                <text:p>0.736332425</text:p>
              </table:table-cell>
              <table:table-cell office:value-type="float" office:value="0.631142164">
                <text:p>0.631142164</text:p>
              </table:table-cell>
              <table:table-cell office:value-type="float" office:value="0.583788421">
                <text:p>0.583788421</text:p>
              </table:table-cell>
              <table:table-cell office:value-type="float" office:value="0.556159389">
                <text:p>0.556159389</text:p>
              </table:table-cell>
              <table:table-cell office:value-type="float" office:value="0.518368493">
                <text:p>0.518368493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2.650008361">
                <text:p>2.650008361</text:p>
              </table:table-cell>
              <table:table-cell office:value-type="float" office:value="1.446224524">
                <text:p>1.446224524</text:p>
              </table:table-cell>
              <table:table-cell office:value-type="float" office:value="1.150269614">
                <text:p>1.150269614</text:p>
              </table:table-cell>
              <table:table-cell office:value-type="float" office:value="0.924034476">
                <text:p>0.924034476</text:p>
              </table:table-cell>
              <table:table-cell office:value-type="float" office:value="0.794385635">
                <text:p>0.794385635</text:p>
              </table:table-cell>
              <table:table-cell office:value-type="float" office:value="0.725045278">
                <text:p>0.725045278</text:p>
              </table:table-cell>
              <table:table-cell office:value-type="float" office:value="0.699937434">
                <text:p>0.699937434</text:p>
              </table:table-cell>
              <table:table-cell office:value-type="float" office:value="0.650545066">
                <text:p>0.650545066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3.163438823">
                <text:p>3.163438823</text:p>
              </table:table-cell>
              <table:table-cell office:value-type="float" office:value="1.722589605">
                <text:p>1.722589605</text:p>
              </table:table-cell>
              <table:table-cell office:value-type="float" office:value="1.379450987">
                <text:p>1.379450987</text:p>
              </table:table-cell>
              <table:table-cell office:value-type="float" office:value="1.125702325">
                <text:p>1.125702325</text:p>
              </table:table-cell>
              <table:table-cell office:value-type="float" office:value="0.965612415">
                <text:p>0.965612415</text:p>
              </table:table-cell>
              <table:table-cell office:value-type="float" office:value="0.879226383">
                <text:p>0.879226383</text:p>
              </table:table-cell>
              <table:table-cell office:value-type="float" office:value="0.83807088">
                <text:p>0.83807088</text:p>
              </table:table-cell>
              <table:table-cell office:value-type="float" office:value="0.788031643">
                <text:p>0.788031643</text:p>
              </table:table-cell>
            </table:table-row>
            <table:table-row>
              <table:table-cell office:value-type="float" office:value="2557">
                <text:p>2560</text:p>
              </table:table-cell>
              <table:table-cell office:value-type="float" office:value="3.712095498">
                <text:p>3.712095498</text:p>
              </table:table-cell>
              <table:table-cell office:value-type="float" office:value="2.233091153">
                <text:p>2.233091153</text:p>
              </table:table-cell>
              <table:table-cell office:value-type="float" office:value="1.754540762">
                <text:p>1.754540762</text:p>
              </table:table-cell>
              <table:table-cell office:value-type="float" office:value="1.374148809">
                <text:p>1.374148809</text:p>
              </table:table-cell>
              <table:table-cell office:value-type="float" office:value="1.192122278">
                <text:p>1.192122278</text:p>
              </table:table-cell>
              <table:table-cell office:value-type="float" office:value="1.111228217">
                <text:p>1.111228217</text:p>
              </table:table-cell>
              <table:table-cell office:value-type="float" office:value="1.02646868">
                <text:p>1.02646868</text:p>
              </table:table-cell>
              <table:table-cell office:value-type="float" office:value="0.982542495">
                <text:p>0.982542495</text:p>
              </table:table-cell>
            </table:table-row>
            <table:table-row>
              <table:table-cell office:value-type="float" office:value="2922">
                <text:p>2920</text:p>
              </table:table-cell>
              <table:table-cell office:value-type="float" office:value="4.956108369">
                <text:p>4.956108369</text:p>
              </table:table-cell>
              <table:table-cell office:value-type="float" office:value="2.93400073">
                <text:p>2.93400073</text:p>
              </table:table-cell>
              <table:table-cell office:value-type="float" office:value="2.083447196">
                <text:p>2.083447196</text:p>
              </table:table-cell>
              <table:table-cell office:value-type="float" office:value="1.639778159">
                <text:p>1.639778159</text:p>
              </table:table-cell>
              <table:table-cell office:value-type="float" office:value="1.329312534">
                <text:p>1.329312534</text:p>
              </table:table-cell>
              <table:table-cell office:value-type="float" office:value="1.217432445">
                <text:p>1.217432445</text:p>
              </table:table-cell>
              <table:table-cell office:value-type="float" office:value="1.167469587">
                <text:p>1.167469587</text:p>
              </table:table-cell>
              <table:table-cell office:value-type="float" office:value="1.08948032">
                <text:p>1.08948032</text:p>
              </table:table-cell>
            </table:table-row>
            <table:table-row>
              <table:table-cell office:value-type="float" office:value="3287">
                <text:p>3290</text:p>
              </table:table-cell>
              <table:table-cell office:value-type="float" office:value="5.118267353">
                <text:p>5.118267353</text:p>
              </table:table-cell>
              <table:table-cell office:value-type="float" office:value="2.925219376">
                <text:p>2.925219376</text:p>
              </table:table-cell>
              <table:table-cell office:value-type="float" office:value="2.208729394">
                <text:p>2.208729394</text:p>
              </table:table-cell>
              <table:table-cell office:value-type="float" office:value="1.775589146">
                <text:p>1.775589146</text:p>
              </table:table-cell>
              <table:table-cell office:value-type="float" office:value="1.554237">
                <text:p>1.554237</text:p>
              </table:table-cell>
              <table:table-cell office:value-type="float" office:value="1.402450199">
                <text:p>1.402450199</text:p>
              </table:table-cell>
              <table:table-cell office:value-type="float" office:value="1.354475117">
                <text:p>1.354475117</text:p>
              </table:table-cell>
              <table:table-cell office:value-type="float" office:value="1.268066676">
                <text:p>1.268066676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5.821989051">
                <text:p>5.821989051</text:p>
              </table:table-cell>
              <table:table-cell office:value-type="float" office:value="3.408100187">
                <text:p>3.408100187</text:p>
              </table:table-cell>
              <table:table-cell office:value-type="float" office:value="2.556109567">
                <text:p>2.556109567</text:p>
              </table:table-cell>
              <table:table-cell office:value-type="float" office:value="2.050532408">
                <text:p>2.050532408</text:p>
              </table:table-cell>
              <table:table-cell office:value-type="float" office:value="1.75864799">
                <text:p>1.75864799</text:p>
              </table:table-cell>
              <table:table-cell office:value-type="float" office:value="1.600648366">
                <text:p>1.600648366</text:p>
              </table:table-cell>
              <table:table-cell office:value-type="float" office:value="1.545924183">
                <text:p>1.545924183</text:p>
              </table:table-cell>
              <table:table-cell office:value-type="float" office:value="1.433903225">
                <text:p>1.433903225</text:p>
              </table:table-cell>
            </table:table-row>
            <table:table-row>
              <table:table-cell office:value-type="float" office:value="4018">
                <text:p>4020</text:p>
              </table:table-cell>
              <table:table-cell office:value-type="float" office:value="6.65985701">
                <text:p>6.65985701</text:p>
              </table:table-cell>
              <table:table-cell office:value-type="float" office:value="3.796622477">
                <text:p>3.796622477</text:p>
              </table:table-cell>
              <table:table-cell office:value-type="float" office:value="2.866761349">
                <text:p>2.866761349</text:p>
              </table:table-cell>
              <table:table-cell office:value-type="float" office:value="2.314545697">
                <text:p>2.314545697</text:p>
              </table:table-cell>
              <table:table-cell office:value-type="float" office:value="2.009290134">
                <text:p>2.009290134</text:p>
              </table:table-cell>
              <table:table-cell office:value-type="float" office:value="1.810033652">
                <text:p>1.810033652</text:p>
              </table:table-cell>
              <table:table-cell office:value-type="float" office:value="1.728236429">
                <text:p>1.728236429</text:p>
              </table:table-cell>
              <table:table-cell office:value-type="float" office:value="1.627861762">
                <text:p>1.627861762</text:p>
              </table:table-cell>
            </table:table-row>
            <table:table-row>
              <table:table-cell office:value-type="float" office:value="4383">
                <text:p>4380</text:p>
              </table:table-cell>
              <table:table-cell office:value-type="float" office:value="7.388777043">
                <text:p>7.388777043</text:p>
              </table:table-cell>
              <table:table-cell office:value-type="float" office:value="4.179021195">
                <text:p>4.179021195</text:p>
              </table:table-cell>
              <table:table-cell office:value-type="float" office:value="3.211138966">
                <text:p>3.211138966</text:p>
              </table:table-cell>
              <table:table-cell office:value-type="float" office:value="2.563780561">
                <text:p>2.563780561</text:p>
              </table:table-cell>
              <table:table-cell office:value-type="float" office:value="2.230293614">
                <text:p>2.230293614</text:p>
              </table:table-cell>
              <table:table-cell office:value-type="float" office:value="2.024921558">
                <text:p>2.024921558</text:p>
              </table:table-cell>
              <table:table-cell office:value-type="float" office:value="1.938214016">
                <text:p>1.938214016</text:p>
              </table:table-cell>
              <table:table-cell office:value-type="float" office:value="1.797406708">
                <text:p>1.7974067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line" chart:style-name="ch1">
        <chart:legend chart:legend-position="end" svg:x="13.733cm" svg:y="4.191cm" style:legend-expansion="high" chart:style-name="ch2"/>
        <chart:plot-area chart:style-name="ch3" chart:data-source-has-labels="both" svg:x="0.77cm" svg:y="0.855cm" svg:width="12.323cm" svg:height="7.552cm">
          <chartooo:coordinate-region svg:x="1.577cm" svg:y="1.067cm" svg:width="10.707cm" svg:height="6.243cm"/>
          <chart:axis chart:dimension="x" chart:name="primary-x" chart:style-name="ch4" chartooo:axis-type="auto">
            <chartooo:date-scale/>
            <chart:categories table:cell-range-address="local-table.$B$1:.$I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I$2" chart:label-cell-address="local-table.$A$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string">
                <text:p>15340</text:p>
              </table:table-cell>
              <table:table-cell office:value-type="float" office:value="95.027947506">
                <text:p>95.027947506</text:p>
              </table:table-cell>
              <table:table-cell office:value-type="float" office:value="54.940180496">
                <text:p>54.940180496</text:p>
              </table:table-cell>
              <table:table-cell office:value-type="float" office:value="42.072008873">
                <text:p>42.072008873</text:p>
              </table:table-cell>
              <table:table-cell office:value-type="float" office:value="36.079418528">
                <text:p>36.079418528</text:p>
              </table:table-cell>
              <table:table-cell office:value-type="float" office:value="32.92398474">
                <text:p>32.92398474</text:p>
              </table:table-cell>
              <table:table-cell office:value-type="float" office:value="31.491638132">
                <text:p>31.491638132</text:p>
              </table:table-cell>
              <table:table-cell office:value-type="float" office:value="31.253169362">
                <text:p>31.253169362</text:p>
              </table:table-cell>
              <table:table-cell office:value-type="float" office:value="30.978400456">
                <text:p>30.9784004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045cm" svg:y="2.344cm" style:legend-expansion="high" chart:style-name="ch2"/>
        <chart:plot-area chart:style-name="ch3" table:cell-range-address="31_05_2014.A5:31_05_2014.I27" chart:data-source-has-labels="both" svg:x="0.77cm" svg:y="0.851cm" svg:width="11.635cm" svg:height="7.53cm">
          <chartooo:coordinate-region svg:x="1.682cm" svg:y="1.064cm" svg:width="10.536cm" svg:height="6.644cm"/>
          <chart:axis chart:dimension="x" chart:name="primary-x" chart:style-name="ch4" chartooo:axis-type="auto">
            <chartooo:date-scale/>
            <chart:categories table:cell-range-address="31_05_2014.A6:31_05_2014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1_05_2014.B6:31_05_2014.B27" chart:label-cell-address="31_05_2014.B5:31_05_2014.B5" chart:class="chart:line">
            <chart:data-point chart:repeated="22"/>
          </chart:series>
          <chart:series chart:style-name="ch7" chart:values-cell-range-address="31_05_2014.C6:31_05_2014.C27" chart:label-cell-address="31_05_2014.C5:31_05_2014.C5" chart:class="chart:line">
            <chart:data-point chart:repeated="22"/>
          </chart:series>
          <chart:series chart:style-name="ch8" chart:values-cell-range-address="31_05_2014.D6:31_05_2014.D27" chart:label-cell-address="31_05_2014.D5:31_05_2014.D5" chart:class="chart:line">
            <chart:data-point chart:repeated="22"/>
          </chart:series>
          <chart:series chart:style-name="ch9" chart:values-cell-range-address="31_05_2014.E6:31_05_2014.E27" chart:label-cell-address="31_05_2014.E5:31_05_2014.E5" chart:class="chart:line">
            <chart:data-point chart:repeated="22"/>
          </chart:series>
          <chart:series chart:style-name="ch10" chart:values-cell-range-address="31_05_2014.F6:31_05_2014.F27" chart:label-cell-address="31_05_2014.F5:31_05_2014.F5" chart:class="chart:line">
            <chart:data-point chart:repeated="22"/>
          </chart:series>
          <chart:series chart:style-name="ch11" chart:values-cell-range-address="31_05_2014.G6:31_05_2014.G27" chart:label-cell-address="31_05_2014.G5:31_05_2014.G5" chart:class="chart:line">
            <chart:data-point chart:repeated="22"/>
          </chart:series>
          <chart:series chart:style-name="ch12" chart:values-cell-range-address="31_05_2014.H6:31_05_2014.H27" chart:label-cell-address="31_05_2014.H5:31_05_2014.H5" chart:class="chart:line">
            <chart:data-point chart:repeated="22"/>
          </chart:series>
          <chart:series chart:style-name="ch13" chart:values-cell-range-address="31_05_2014.I6:31_05_2014.I27" chart:label-cell-address="31_05_2014.I5:31_05_2014.I5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31_05_2014.B5:31_05_2014.B5</svg:desc>
                </draw:g>
              </table:table-cell>
              <table:table-cell office:value-type="string">
                <text:p>Threads: 2</text:p>
                <draw:g>
                  <svg:desc>31_05_2014.C5:31_05_2014.C5</svg:desc>
                </draw:g>
              </table:table-cell>
              <table:table-cell office:value-type="string">
                <text:p>Threads: 3</text:p>
                <draw:g>
                  <svg:desc>31_05_2014.D5:31_05_2014.D5</svg:desc>
                </draw:g>
              </table:table-cell>
              <table:table-cell office:value-type="string">
                <text:p>Threads: 4</text:p>
                <draw:g>
                  <svg:desc>31_05_2014.E5:31_05_2014.E5</svg:desc>
                </draw:g>
              </table:table-cell>
              <table:table-cell office:value-type="string">
                <text:p>Threads: 5</text:p>
                <draw:g>
                  <svg:desc>31_05_2014.F5:31_05_2014.F5</svg:desc>
                </draw:g>
              </table:table-cell>
              <table:table-cell office:value-type="string">
                <text:p>Threads: 6</text:p>
                <draw:g>
                  <svg:desc>31_05_2014.G5:31_05_2014.G5</svg:desc>
                </draw:g>
              </table:table-cell>
              <table:table-cell office:value-type="string">
                <text:p>Threads: 7</text:p>
                <draw:g>
                  <svg:desc>31_05_2014.H5:31_05_2014.H5</svg:desc>
                </draw:g>
              </table:table-cell>
              <table:table-cell office:value-type="string">
                <text:p>Threads: 8</text:p>
                <draw:g>
                  <svg:desc>31_05_2014.I5:31_05_2014.I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31_05_2014.A6:31_05_2014.A27</svg:desc>
                </draw:g>
              </table:table-cell>
              <table:table-cell office:value-type="float" office:value="0.039775251">
                <text:p>0.039775251</text:p>
                <draw:g>
                  <svg:desc>31_05_2014.B6:31_05_2014.B27</svg:desc>
                </draw:g>
              </table:table-cell>
              <table:table-cell office:value-type="float" office:value="0.02108435">
                <text:p>0.02108435</text:p>
                <draw:g>
                  <svg:desc>31_05_2014.C6:31_05_2014.C27</svg:desc>
                </draw:g>
              </table:table-cell>
              <table:table-cell office:value-type="float" office:value="0.015542151">
                <text:p>0.015542151</text:p>
                <draw:g>
                  <svg:desc>31_05_2014.D6:31_05_2014.D27</svg:desc>
                </draw:g>
              </table:table-cell>
              <table:table-cell office:value-type="float" office:value="0.011897794">
                <text:p>0.011897794</text:p>
                <draw:g>
                  <svg:desc>31_05_2014.E6:31_05_2014.E27</svg:desc>
                </draw:g>
              </table:table-cell>
              <table:table-cell office:value-type="float" office:value="0.010930613">
                <text:p>0.010930613</text:p>
                <draw:g>
                  <svg:desc>31_05_2014.F6:31_05_2014.F27</svg:desc>
                </draw:g>
              </table:table-cell>
              <table:table-cell office:value-type="float" office:value="0.012967612">
                <text:p>0.012967612</text:p>
                <draw:g>
                  <svg:desc>31_05_2014.G6:31_05_2014.G27</svg:desc>
                </draw:g>
              </table:table-cell>
              <table:table-cell office:value-type="float" office:value="0.010735581">
                <text:p>0.010735581</text:p>
                <draw:g>
                  <svg:desc>31_05_2014.H6:31_05_2014.H27</svg:desc>
                </draw:g>
              </table:table-cell>
              <table:table-cell office:value-type="float" office:value="0.00989103">
                <text:p>0.00989103</text:p>
                <draw:g>
                  <svg:desc>31_05_2014.I6:31_05_2014.I2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823048">
                <text:p>0.03823048</text:p>
              </table:table-cell>
              <table:table-cell office:value-type="float" office:value="0.020264709">
                <text:p>0.020264709</text:p>
              </table:table-cell>
              <table:table-cell office:value-type="float" office:value="0.014742418">
                <text:p>0.014742418</text:p>
              </table:table-cell>
              <table:table-cell office:value-type="float" office:value="0.012692717">
                <text:p>0.012692717</text:p>
              </table:table-cell>
              <table:table-cell office:value-type="float" office:value="0.010760086">
                <text:p>0.010760086</text:p>
              </table:table-cell>
              <table:table-cell office:value-type="float" office:value="0.010546815">
                <text:p>0.010546815</text:p>
              </table:table-cell>
              <table:table-cell office:value-type="float" office:value="0.010475867">
                <text:p>0.010475867</text:p>
              </table:table-cell>
              <table:table-cell office:value-type="float" office:value="0.011432165">
                <text:p>0.0114321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7518074">
                <text:p>0.037518074</text:p>
              </table:table-cell>
              <table:table-cell office:value-type="float" office:value="0.021640471">
                <text:p>0.021640471</text:p>
              </table:table-cell>
              <table:table-cell office:value-type="float" office:value="0.014427216">
                <text:p>0.014427216</text:p>
              </table:table-cell>
              <table:table-cell office:value-type="float" office:value="0.011745485">
                <text:p>0.011745485</text:p>
              </table:table-cell>
              <table:table-cell office:value-type="float" office:value="0.011829669">
                <text:p>0.011829669</text:p>
              </table:table-cell>
              <table:table-cell office:value-type="float" office:value="0.012351171">
                <text:p>0.012351171</text:p>
              </table:table-cell>
              <table:table-cell office:value-type="float" office:value="0.010614192">
                <text:p>0.010614192</text:p>
              </table:table-cell>
              <table:table-cell office:value-type="float" office:value="0.010523187">
                <text:p>0.0105231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9017941">
                <text:p>0.039017941</text:p>
              </table:table-cell>
              <table:table-cell office:value-type="float" office:value="0.02247354">
                <text:p>0.02247354</text:p>
              </table:table-cell>
              <table:table-cell office:value-type="float" office:value="0.015646349">
                <text:p>0.015646349</text:p>
              </table:table-cell>
              <table:table-cell office:value-type="float" office:value="0.011811472">
                <text:p>0.011811472</text:p>
              </table:table-cell>
              <table:table-cell office:value-type="float" office:value="0.011795884">
                <text:p>0.011795884</text:p>
              </table:table-cell>
              <table:table-cell office:value-type="float" office:value="0.011704644">
                <text:p>0.011704644</text:p>
              </table:table-cell>
              <table:table-cell office:value-type="float" office:value="0.011345159">
                <text:p>0.011345159</text:p>
              </table:table-cell>
              <table:table-cell office:value-type="float" office:value="0.011290847">
                <text:p>0.0112908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0155328">
                <text:p>0.040155328</text:p>
              </table:table-cell>
              <table:table-cell office:value-type="float" office:value="0.022365728">
                <text:p>0.022365728</text:p>
              </table:table-cell>
              <table:table-cell office:value-type="float" office:value="0.016729703">
                <text:p>0.016729703</text:p>
              </table:table-cell>
              <table:table-cell office:value-type="float" office:value="0.012438306">
                <text:p>0.012438306</text:p>
              </table:table-cell>
              <table:table-cell office:value-type="float" office:value="0.012398085">
                <text:p>0.012398085</text:p>
              </table:table-cell>
              <table:table-cell office:value-type="float" office:value="0.012236646">
                <text:p>0.012236646</text:p>
              </table:table-cell>
              <table:table-cell office:value-type="float" office:value="0.011648771">
                <text:p>0.011648771</text:p>
              </table:table-cell>
              <table:table-cell office:value-type="float" office:value="0.012011914">
                <text:p>0.0120119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1784261">
                <text:p>0.041784261</text:p>
              </table:table-cell>
              <table:table-cell office:value-type="float" office:value="0.02449322">
                <text:p>0.02449322</text:p>
              </table:table-cell>
              <table:table-cell office:value-type="float" office:value="0.016604208">
                <text:p>0.016604208</text:p>
              </table:table-cell>
              <table:table-cell office:value-type="float" office:value="0.012868568">
                <text:p>0.012868568</text:p>
              </table:table-cell>
              <table:table-cell office:value-type="float" office:value="0.013376514">
                <text:p>0.013376514</text:p>
              </table:table-cell>
              <table:table-cell office:value-type="float" office:value="0.012767962">
                <text:p>0.012767962</text:p>
              </table:table-cell>
              <table:table-cell office:value-type="float" office:value="0.012429475">
                <text:p>0.012429475</text:p>
              </table:table-cell>
              <table:table-cell office:value-type="float" office:value="0.011911137">
                <text:p>0.0119111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3978295">
                <text:p>0.043978295</text:p>
              </table:table-cell>
              <table:table-cell office:value-type="float" office:value="0.02367159">
                <text:p>0.02367159</text:p>
              </table:table-cell>
              <table:table-cell office:value-type="float" office:value="0.017351917">
                <text:p>0.017351917</text:p>
              </table:table-cell>
              <table:table-cell office:value-type="float" office:value="0.013676171">
                <text:p>0.013676171</text:p>
              </table:table-cell>
              <table:table-cell office:value-type="float" office:value="0.013981216">
                <text:p>0.013981216</text:p>
              </table:table-cell>
              <table:table-cell office:value-type="float" office:value="0.013192387">
                <text:p>0.013192387</text:p>
              </table:table-cell>
              <table:table-cell office:value-type="float" office:value="0.013029879">
                <text:p>0.013029879</text:p>
              </table:table-cell>
              <table:table-cell office:value-type="float" office:value="0.012165056">
                <text:p>0.0121650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44503261">
                <text:p>0.044503261</text:p>
              </table:table-cell>
              <table:table-cell office:value-type="float" office:value="0.024575671">
                <text:p>0.024575671</text:p>
              </table:table-cell>
              <table:table-cell office:value-type="float" office:value="0.017700006">
                <text:p>0.017700006</text:p>
              </table:table-cell>
              <table:table-cell office:value-type="float" office:value="0.013500747">
                <text:p>0.013500747</text:p>
              </table:table-cell>
              <table:table-cell office:value-type="float" office:value="0.013742371">
                <text:p>0.013742371</text:p>
              </table:table-cell>
              <table:table-cell office:value-type="float" office:value="0.013272765">
                <text:p>0.013272765</text:p>
              </table:table-cell>
              <table:table-cell office:value-type="float" office:value="0.012810151">
                <text:p>0.012810151</text:p>
              </table:table-cell>
              <table:table-cell office:value-type="float" office:value="0.012655105">
                <text:p>0.0126551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4975626">
                <text:p>0.044975626</text:p>
              </table:table-cell>
              <table:table-cell office:value-type="float" office:value="0.024613775">
                <text:p>0.024613775</text:p>
              </table:table-cell>
              <table:table-cell office:value-type="float" office:value="0.01805297">
                <text:p>0.01805297</text:p>
              </table:table-cell>
              <table:table-cell office:value-type="float" office:value="0.014032491">
                <text:p>0.014032491</text:p>
              </table:table-cell>
              <table:table-cell office:value-type="float" office:value="0.013878322">
                <text:p>0.013878322</text:p>
              </table:table-cell>
              <table:table-cell office:value-type="float" office:value="0.013398303">
                <text:p>0.013398303</text:p>
              </table:table-cell>
              <table:table-cell office:value-type="float" office:value="0.013213727">
                <text:p>0.013213727</text:p>
              </table:table-cell>
              <table:table-cell office:value-type="float" office:value="0.012535062">
                <text:p>0.0125350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6245265">
                <text:p>0.046245265</text:p>
              </table:table-cell>
              <table:table-cell office:value-type="float" office:value="0.025682182">
                <text:p>0.025682182</text:p>
              </table:table-cell>
              <table:table-cell office:value-type="float" office:value="0.018459156">
                <text:p>0.018459156</text:p>
              </table:table-cell>
              <table:table-cell office:value-type="float" office:value="0.013984958">
                <text:p>0.013984958</text:p>
              </table:table-cell>
              <table:table-cell office:value-type="float" office:value="0.01408815">
                <text:p>0.01408815</text:p>
              </table:table-cell>
              <table:table-cell office:value-type="float" office:value="0.013829976">
                <text:p>0.013829976</text:p>
              </table:table-cell>
              <table:table-cell office:value-type="float" office:value="0.013311018">
                <text:p>0.013311018</text:p>
              </table:table-cell>
              <table:table-cell office:value-type="float" office:value="0.012954569">
                <text:p>0.012954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531904">
                <text:p>0.047531904</text:p>
              </table:table-cell>
              <table:table-cell office:value-type="float" office:value="0.026481082">
                <text:p>0.026481082</text:p>
              </table:table-cell>
              <table:table-cell office:value-type="float" office:value="0.018915505">
                <text:p>0.018915505</text:p>
              </table:table-cell>
              <table:table-cell office:value-type="float" office:value="0.014352975">
                <text:p>0.014352975</text:p>
              </table:table-cell>
              <table:table-cell office:value-type="float" office:value="0.014342476">
                <text:p>0.014342476</text:p>
              </table:table-cell>
              <table:table-cell office:value-type="float" office:value="0.014414921">
                <text:p>0.014414921</text:p>
              </table:table-cell>
              <table:table-cell office:value-type="float" office:value="0.01377158">
                <text:p>0.01377158</text:p>
              </table:table-cell>
              <table:table-cell office:value-type="float" office:value="0.013266543">
                <text:p>0.01326654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50007185">
                <text:p>0.050007185</text:p>
              </table:table-cell>
              <table:table-cell office:value-type="float" office:value="0.027439112">
                <text:p>0.027439112</text:p>
              </table:table-cell>
              <table:table-cell office:value-type="float" office:value="0.019547705">
                <text:p>0.019547705</text:p>
              </table:table-cell>
              <table:table-cell office:value-type="float" office:value="0.015410306">
                <text:p>0.015410306</text:p>
              </table:table-cell>
              <table:table-cell office:value-type="float" office:value="0.015029908">
                <text:p>0.015029908</text:p>
              </table:table-cell>
              <table:table-cell office:value-type="float" office:value="0.014931077">
                <text:p>0.014931077</text:p>
              </table:table-cell>
              <table:table-cell office:value-type="float" office:value="0.01462894">
                <text:p>0.01462894</text:p>
              </table:table-cell>
              <table:table-cell office:value-type="float" office:value="0.013751673">
                <text:p>0.01375167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51688612">
                <text:p>0.051688612</text:p>
              </table:table-cell>
              <table:table-cell office:value-type="float" office:value="0.028428873">
                <text:p>0.028428873</text:p>
              </table:table-cell>
              <table:table-cell office:value-type="float" office:value="0.020598407">
                <text:p>0.020598407</text:p>
              </table:table-cell>
              <table:table-cell office:value-type="float" office:value="0.016434836">
                <text:p>0.016434836</text:p>
              </table:table-cell>
              <table:table-cell office:value-type="float" office:value="0.015641474">
                <text:p>0.015641474</text:p>
              </table:table-cell>
              <table:table-cell office:value-type="float" office:value="0.015167356">
                <text:p>0.015167356</text:p>
              </table:table-cell>
              <table:table-cell office:value-type="float" office:value="0.014963793">
                <text:p>0.014963793</text:p>
              </table:table-cell>
              <table:table-cell office:value-type="float" office:value="0.014159269">
                <text:p>0.01415926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301158">
                <text:p>0.05301158</text:p>
              </table:table-cell>
              <table:table-cell office:value-type="float" office:value="0.029845754">
                <text:p>0.029845754</text:p>
              </table:table-cell>
              <table:table-cell office:value-type="float" office:value="0.020648999">
                <text:p>0.020648999</text:p>
              </table:table-cell>
              <table:table-cell office:value-type="float" office:value="0.01652274">
                <text:p>0.01652274</text:p>
              </table:table-cell>
              <table:table-cell office:value-type="float" office:value="0.016051402">
                <text:p>0.016051402</text:p>
              </table:table-cell>
              <table:table-cell office:value-type="float" office:value="0.015670512">
                <text:p>0.015670512</text:p>
              </table:table-cell>
              <table:table-cell office:value-type="float" office:value="0.015251005">
                <text:p>0.015251005</text:p>
              </table:table-cell>
              <table:table-cell office:value-type="float" office:value="0.014545954">
                <text:p>0.0145459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3922375">
                <text:p>0.053922375</text:p>
              </table:table-cell>
              <table:table-cell office:value-type="float" office:value="0.030213151">
                <text:p>0.030213151</text:p>
              </table:table-cell>
              <table:table-cell office:value-type="float" office:value="0.021835032">
                <text:p>0.021835032</text:p>
              </table:table-cell>
              <table:table-cell office:value-type="float" office:value="0.016861527">
                <text:p>0.016861527</text:p>
              </table:table-cell>
              <table:table-cell office:value-type="float" office:value="0.016249341">
                <text:p>0.016249341</text:p>
              </table:table-cell>
              <table:table-cell office:value-type="float" office:value="0.01563585">
                <text:p>0.01563585</text:p>
              </table:table-cell>
              <table:table-cell office:value-type="float" office:value="0.015535138">
                <text:p>0.015535138</text:p>
              </table:table-cell>
              <table:table-cell office:value-type="float" office:value="0.014697813">
                <text:p>0.0146978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54226223">
                <text:p>0.054226223</text:p>
              </table:table-cell>
              <table:table-cell office:value-type="float" office:value="0.030005076">
                <text:p>0.030005076</text:p>
              </table:table-cell>
              <table:table-cell office:value-type="float" office:value="0.021663778">
                <text:p>0.021663778</text:p>
              </table:table-cell>
              <table:table-cell office:value-type="float" office:value="0.016893879">
                <text:p>0.016893879</text:p>
              </table:table-cell>
              <table:table-cell office:value-type="float" office:value="0.016515769">
                <text:p>0.016515769</text:p>
              </table:table-cell>
              <table:table-cell office:value-type="float" office:value="0.0159957">
                <text:p>0.0159957</text:p>
              </table:table-cell>
              <table:table-cell office:value-type="float" office:value="0.015816962">
                <text:p>0.015816962</text:p>
              </table:table-cell>
              <table:table-cell office:value-type="float" office:value="0.015020457">
                <text:p>0.01502045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56469694">
                <text:p>0.056469694</text:p>
              </table:table-cell>
              <table:table-cell office:value-type="float" office:value="0.031275764">
                <text:p>0.031275764</text:p>
              </table:table-cell>
              <table:table-cell office:value-type="float" office:value="0.02210332">
                <text:p>0.02210332</text:p>
              </table:table-cell>
              <table:table-cell office:value-type="float" office:value="0.017368104">
                <text:p>0.017368104</text:p>
              </table:table-cell>
              <table:table-cell office:value-type="float" office:value="0.017023266">
                <text:p>0.017023266</text:p>
              </table:table-cell>
              <table:table-cell office:value-type="float" office:value="0.01645748">
                <text:p>0.01645748</text:p>
              </table:table-cell>
              <table:table-cell office:value-type="float" office:value="0.016233368">
                <text:p>0.016233368</text:p>
              </table:table-cell>
              <table:table-cell office:value-type="float" office:value="0.015372223">
                <text:p>0.0153722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7729326">
                <text:p>0.057729326</text:p>
              </table:table-cell>
              <table:table-cell office:value-type="float" office:value="0.032023601">
                <text:p>0.032023601</text:p>
              </table:table-cell>
              <table:table-cell office:value-type="float" office:value="0.022453098">
                <text:p>0.022453098</text:p>
              </table:table-cell>
              <table:table-cell office:value-type="float" office:value="0.018006933">
                <text:p>0.018006933</text:p>
              </table:table-cell>
              <table:table-cell office:value-type="float" office:value="0.017348389">
                <text:p>0.017348389</text:p>
              </table:table-cell>
              <table:table-cell office:value-type="float" office:value="0.01710653">
                <text:p>0.01710653</text:p>
              </table:table-cell>
              <table:table-cell office:value-type="float" office:value="0.016431543">
                <text:p>0.016431543</text:p>
              </table:table-cell>
              <table:table-cell office:value-type="float" office:value="0.015670341">
                <text:p>0.0156703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59677417">
                <text:p>0.059677417</text:p>
              </table:table-cell>
              <table:table-cell office:value-type="float" office:value="0.033211366">
                <text:p>0.033211366</text:p>
              </table:table-cell>
              <table:table-cell office:value-type="float" office:value="0.023324592">
                <text:p>0.023324592</text:p>
              </table:table-cell>
              <table:table-cell office:value-type="float" office:value="0.018693766">
                <text:p>0.018693766</text:p>
              </table:table-cell>
              <table:table-cell office:value-type="float" office:value="0.018057503">
                <text:p>0.018057503</text:p>
              </table:table-cell>
              <table:table-cell office:value-type="float" office:value="0.017457676">
                <text:p>0.017457676</text:p>
              </table:table-cell>
              <table:table-cell office:value-type="float" office:value="0.016880558">
                <text:p>0.016880558</text:p>
              </table:table-cell>
              <table:table-cell office:value-type="float" office:value="0.016553916">
                <text:p>0.0165539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61176963">
                <text:p>0.061176963</text:p>
              </table:table-cell>
              <table:table-cell office:value-type="float" office:value="0.034006845">
                <text:p>0.034006845</text:p>
              </table:table-cell>
              <table:table-cell office:value-type="float" office:value="0.024031931">
                <text:p>0.024031931</text:p>
              </table:table-cell>
              <table:table-cell office:value-type="float" office:value="0.019141349">
                <text:p>0.019141349</text:p>
              </table:table-cell>
              <table:table-cell office:value-type="float" office:value="0.018719254">
                <text:p>0.018719254</text:p>
              </table:table-cell>
              <table:table-cell office:value-type="float" office:value="0.017892172">
                <text:p>0.017892172</text:p>
              </table:table-cell>
              <table:table-cell office:value-type="float" office:value="0.017578381">
                <text:p>0.017578381</text:p>
              </table:table-cell>
              <table:table-cell office:value-type="float" office:value="0.01671281">
                <text:p>0.016712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3038838">
                <text:p>0.063038838</text:p>
              </table:table-cell>
              <table:table-cell office:value-type="float" office:value="0.035110598">
                <text:p>0.035110598</text:p>
              </table:table-cell>
              <table:table-cell office:value-type="float" office:value="0.025195042">
                <text:p>0.025195042</text:p>
              </table:table-cell>
              <table:table-cell office:value-type="float" office:value="0.019723706">
                <text:p>0.019723706</text:p>
              </table:table-cell>
              <table:table-cell office:value-type="float" office:value="0.01890197">
                <text:p>0.01890197</text:p>
              </table:table-cell>
              <table:table-cell office:value-type="float" office:value="0.01888187">
                <text:p>0.01888187</text:p>
              </table:table-cell>
              <table:table-cell office:value-type="float" office:value="0.017930982">
                <text:p>0.017930982</text:p>
              </table:table-cell>
              <table:table-cell office:value-type="float" office:value="0.017420299">
                <text:p>0.0174202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3543662">
                <text:p>0.063543662</text:p>
              </table:table-cell>
              <table:table-cell office:value-type="float" office:value="0.035121225">
                <text:p>0.035121225</text:p>
              </table:table-cell>
              <table:table-cell office:value-type="float" office:value="0.025623765">
                <text:p>0.025623765</text:p>
              </table:table-cell>
              <table:table-cell office:value-type="float" office:value="0.019520977">
                <text:p>0.019520977</text:p>
              </table:table-cell>
              <table:table-cell office:value-type="float" office:value="0.019242446">
                <text:p>0.019242446</text:p>
              </table:table-cell>
              <table:table-cell office:value-type="float" office:value="0.018587109">
                <text:p>0.018587109</text:p>
              </table:table-cell>
              <table:table-cell office:value-type="float" office:value="0.018265322">
                <text:p>0.018265322</text:p>
              </table:table-cell>
              <table:table-cell office:value-type="float" office:value="0.017544982">
                <text:p>0.0175449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